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1AA000000D6365DEF2214A51F47.png" manifest:media-type="image/png"/>
  <manifest:file-entry manifest:full-path="Pictures/10000001000001F30000008A99651BD8685798DA.png" manifest:media-type="image/png"/>
  <manifest:file-entry manifest:full-path="Pictures/100000010000020000000082A77E86F62F7FD385.png" manifest:media-type="image/png"/>
  <manifest:file-entry manifest:full-path="Pictures/1000000100000304000001D8BFF0CE9A623D64EE.png" manifest:media-type="image/png"/>
  <manifest:file-entry manifest:full-path="Pictures/10000001000002980000022AE37A7DE192E687E4.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100000102000000F0B3ABF34A633C2E91.png" manifest:media-type="image/png"/>
  <manifest:file-entry manifest:full-path="Pictures/10000001000000C300000084B2AEB966A012C74B.png" manifest:media-type="image/png"/>
  <manifest:file-entry manifest:full-path="Pictures/10000001000001F400000089AB59666A9F8C29F3.png" manifest:media-type="image/png"/>
  <manifest:file-entry manifest:full-path="Pictures/10000001000001F40000006F59E3569DB9BF6D31.png" manifest:media-type="image/png"/>
  <manifest:file-entry manifest:full-path="Pictures/10000001000002960000022739D8C1AF869E5325.png" manifest:media-type="image/png"/>
  <manifest:file-entry manifest:full-path="Pictures/10000001000000AB0000007F1AF62BF0CCCBF87F.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97000002260D9D836A5E49FD13.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20F00000067304BF742AF0A00AC.png" manifest:media-type="image/png"/>
  <manifest:file-entry manifest:full-path="Pictures/10000001000001F40000006AF979475373817D81.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2950000022300742F5974E73FF4.png" manifest:media-type="image/png"/>
  <manifest:file-entry manifest:full-path="Pictures/10000001000001F5000000AC1A944C055C15FC11.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10000012E00000102482FAEFC6C7B1816.png" manifest:media-type="image/png"/>
  <manifest:file-entry manifest:full-path="Pictures/10000000000000C4000000675B3CDDD6910EAB44.jpg" manifest:media-type="image/jpeg"/>
  <manifest:file-entry manifest:full-path="Pictures/1000000100000044000000413E79FE4FBC23BAFE.png" manifest:media-type="image/pn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700000066B5211E158357CD5A.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29A0000022B5A84247CD0444B6D.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1F40000009661A199BE1962BC3D.png" manifest:media-type="image/png"/>
  <manifest:file-entry manifest:full-path="Pictures/10000001000001F40000003B623A569C572DA254.png" manifest:media-type="image/png"/>
  <manifest:file-entry manifest:full-path="Pictures/10000001000001F500000069E31BFC31F0D7B8C2.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1F4000000518FE44DBA32520153.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F400000051F5522244898461B8.png" manifest:media-type="image/png"/>
  <manifest:file-entry manifest:full-path="Pictures/1000000100000183000001579A718614804A59B3.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970000022837091514A3CE1B18.png" manifest:media-type="image/png"/>
  <manifest:file-entry manifest:full-path="Pictures/10000001000002A10000022E5633E1E7E9EE78D1.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1F40000009CC1A139D1CC8F380B.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F1000000598B4E921E3169A7C6.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0950000003D1BBCB09087FCE37A.png" manifest:media-type="image/png"/>
  <manifest:file-entry manifest:full-path="Pictures/10000001000002960000022F91EBC2A140AFF293.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A600000090EDCED4D491A484C7.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1F400000051CCF565F406636E69.png" manifest:media-type="image/png"/>
  <manifest:file-entry manifest:full-path="Pictures/10000001000001F40000003EFD265A433BC3E65A.png" manifest:media-type="image/png"/>
  <manifest:file-entry manifest:full-path="Pictures/10000001000001F50000007AFD81ED7A339296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rsid="006bef90" officeooo:paragraph-rsid="006bef90"/>
    </style:style>
    <style:style style:name="P27" style:family="paragraph" style:parent-style-name="Standard">
      <style:text-properties style:font-name="Liberation Serif" officeooo:paragraph-rsid="006bef90"/>
    </style:style>
    <style:style style:name="P28" style:family="paragraph" style:parent-style-name="Text_20_body">
      <style:text-properties style:font-name="Liberation Serif" officeooo:paragraph-rsid="006bef90"/>
    </style:style>
    <style:style style:name="P29" style:family="paragraph" style:parent-style-name="Standard">
      <style:text-properties style:font-name="Liberation Serif" officeooo:rsid="006d1700" officeooo:paragraph-rsid="006d1700"/>
    </style:style>
    <style:style style:name="P30" style:family="paragraph" style:parent-style-name="Standard">
      <style:text-properties style:font-name="Liberation Serif" officeooo:paragraph-rsid="006d6e16"/>
    </style:style>
    <style:style style:name="P31" style:family="paragraph" style:parent-style-name="Standard">
      <style:text-properties style:font-name="Liberation Serif" officeooo:paragraph-rsid="0071797d"/>
    </style:style>
    <style:style style:name="P32" style:family="paragraph" style:parent-style-name="Standard">
      <style:text-properties style:font-name="Liberation Serif" officeooo:rsid="003cd0b8" officeooo:paragraph-rsid="0072d558"/>
    </style:style>
    <style:style style:name="P33" style:family="paragraph" style:parent-style-name="Text_20_body">
      <style:text-properties style:font-name="Liberation Serif" officeooo:rsid="003cd0b8" officeooo:paragraph-rsid="0072d558"/>
    </style:style>
    <style:style style:name="P34" style:family="paragraph" style:parent-style-name="Standard">
      <style:text-properties style:font-name="Liberation Serif" officeooo:paragraph-rsid="00736ae8"/>
    </style:style>
    <style:style style:name="P35" style:family="paragraph" style:parent-style-name="Standard">
      <style:text-properties style:font-name="Liberation Serif" officeooo:rsid="00736ae8" officeooo:paragraph-rsid="00736ae8"/>
    </style:style>
    <style:style style:name="P36" style:family="paragraph" style:parent-style-name="Text_20_body">
      <style:text-properties style:font-name="Liberation Serif" officeooo:rsid="00736ae8" officeooo:paragraph-rsid="00736ae8"/>
    </style:style>
    <style:style style:name="P37" style:family="paragraph" style:parent-style-name="Standard">
      <style:text-properties style:font-name="Liberation Serif" officeooo:rsid="00736ae8" officeooo:paragraph-rsid="007e0aef"/>
    </style:style>
    <style:style style:name="P38" style:family="paragraph" style:parent-style-name="Text_20_body">
      <style:text-properties style:font-name="Liberation Serif" officeooo:rsid="00380d1a" officeooo:paragraph-rsid="00665c36"/>
    </style:style>
    <style:style style:name="P39" style:family="paragraph" style:parent-style-name="Text_20_body">
      <style:text-properties style:font-name="Liberation Serif" officeooo:rsid="0038da3f" officeooo:paragraph-rsid="006703c8"/>
    </style:style>
    <style:style style:name="P40" style:family="paragraph" style:parent-style-name="Text_20_body">
      <style:paragraph-properties fo:text-align="justify" style:justify-single-word="false"/>
      <style:text-properties style:font-name="Liberation Serif" officeooo:rsid="00316eca" officeooo:paragraph-rsid="0071797d"/>
    </style:style>
    <style:style style:name="P41" style:family="paragraph" style:parent-style-name="Standard">
      <style:text-properties officeooo:paragraph-rsid="0069fd02"/>
    </style:style>
    <style:style style:name="P42" style:family="paragraph" style:parent-style-name="Text_20_body">
      <style:text-properties officeooo:paragraph-rsid="0069fd02"/>
    </style:style>
    <style:style style:name="P43" style:family="paragraph" style:parent-style-name="Standard">
      <style:text-properties officeooo:paragraph-rsid="00736ae8"/>
    </style:style>
    <style:style style:name="P44" style:family="paragraph" style:parent-style-name="Text_20_body">
      <style:text-properties officeooo:paragraph-rsid="00736ae8"/>
    </style:style>
    <style:style style:name="P45" style:family="paragraph" style:parent-style-name="Standard">
      <style:text-properties officeooo:paragraph-rsid="00918d6c"/>
    </style:style>
    <style:style style:name="P46" style:family="paragraph" style:parent-style-name="Text_20_body">
      <style:paragraph-properties fo:margin-top="0cm" fo:margin-bottom="0cm" style:contextual-spacing="false"/>
      <style:text-properties officeooo:paragraph-rsid="00918d6c"/>
    </style:style>
    <style:style style:name="P47" style:family="paragraph" style:parent-style-name="Text_20_body">
      <style:paragraph-properties fo:margin-top="0cm" fo:margin-bottom="0cm" style:contextual-spacing="false"/>
      <style:text-properties officeooo:rsid="004f95e2" officeooo:paragraph-rsid="004f95e2"/>
    </style:style>
    <style:style style:name="P48" style:family="paragraph" style:parent-style-name="Text_20_body">
      <style:text-properties officeooo:rsid="004f95e2" officeooo:paragraph-rsid="004f95e2"/>
    </style:style>
    <style:style style:name="P49" style:family="paragraph" style:parent-style-name="Text_20_body">
      <style:paragraph-properties fo:margin-top="0cm" fo:margin-bottom="0cm" style:contextual-spacing="false"/>
      <style:text-properties officeooo:rsid="004f95e2" officeooo:paragraph-rsid="0056ef43"/>
    </style:style>
    <style:style style:name="P50" style:family="paragraph" style:parent-style-name="Standard">
      <style:paragraph-properties fo:margin-top="0cm" fo:margin-bottom="0cm" style:contextual-spacing="false"/>
      <style:text-properties officeooo:rsid="004f95e2" officeooo:paragraph-rsid="0056ef43"/>
    </style:style>
    <style:style style:name="P51" style:family="paragraph" style:parent-style-name="Standard">
      <style:paragraph-properties fo:margin-top="0cm" fo:margin-bottom="0cm" style:contextual-spacing="false"/>
      <style:text-properties officeooo:rsid="004f95e2" officeooo:paragraph-rsid="005223c0"/>
    </style:style>
    <style:style style:name="P52" style:family="paragraph" style:parent-style-name="Text_20_body">
      <style:paragraph-properties fo:margin-top="0cm" fo:margin-bottom="0cm" style:contextual-spacing="false"/>
      <style:text-properties officeooo:rsid="005223c0" officeooo:paragraph-rsid="005223c0"/>
    </style:style>
    <style:style style:name="P53" style:family="paragraph" style:parent-style-name="Text_20_body">
      <style:paragraph-properties fo:margin-top="0cm" fo:margin-bottom="0cm" style:contextual-spacing="false"/>
      <style:text-properties officeooo:rsid="0056ef43" officeooo:paragraph-rsid="0056ef43"/>
    </style:style>
    <style:style style:name="P54" style:family="paragraph" style:parent-style-name="Text_20_body">
      <style:text-properties officeooo:rsid="0056ef43" officeooo:paragraph-rsid="0056ef43"/>
    </style:style>
    <style:style style:name="P55" style:family="paragraph" style:parent-style-name="Text_20_body">
      <style:paragraph-properties fo:margin-top="0cm" fo:margin-bottom="0cm" style:contextual-spacing="false"/>
      <style:text-properties officeooo:paragraph-rsid="006dbe34"/>
    </style:style>
    <style:style style:name="P56" style:family="paragraph" style:parent-style-name="Text_20_body">
      <style:text-properties officeooo:paragraph-rsid="006dbe34"/>
    </style:style>
    <style:style style:name="P57" style:family="paragraph" style:parent-style-name="Text_20_body">
      <style:paragraph-properties fo:margin-top="0cm" fo:margin-bottom="0cm" style:contextual-spacing="false"/>
      <style:text-properties officeooo:rsid="003af0e3" officeooo:paragraph-rsid="004f95e2"/>
    </style:style>
    <style:style style:name="P58" style:family="paragraph" style:parent-style-name="Text_20_body">
      <style:text-properties officeooo:rsid="003af0e3" officeooo:paragraph-rsid="004f95e2"/>
    </style:style>
    <style:style style:name="P59" style:family="paragraph" style:parent-style-name="Text_20_body">
      <style:text-properties officeooo:paragraph-rsid="0021cc42"/>
    </style:style>
    <style:style style:name="P60" style:family="paragraph" style:parent-style-name="Text_20_body">
      <style:text-properties officeooo:rsid="002c62ef" officeooo:paragraph-rsid="0061ab28"/>
    </style:style>
    <style:style style:name="P61" style:family="paragraph" style:parent-style-name="Text_20_body">
      <style:text-properties officeooo:rsid="002c62ef" officeooo:paragraph-rsid="00665c36"/>
    </style:style>
    <style:style style:name="P62" style:family="paragraph" style:parent-style-name="Text_20_body">
      <style:text-properties officeooo:rsid="00316eca" officeooo:paragraph-rsid="006dbe34"/>
    </style:style>
    <style:style style:name="P63" style:family="paragraph" style:parent-style-name="Text_20_body">
      <style:text-properties officeooo:rsid="0034894f" officeooo:paragraph-rsid="0069fd02"/>
    </style:style>
    <style:style style:name="P64" style:family="paragraph" style:parent-style-name="Text_20_body">
      <style:text-properties officeooo:rsid="0034894f" officeooo:paragraph-rsid="006d1700"/>
    </style:style>
    <style:style style:name="P65" style:family="paragraph" style:parent-style-name="Text_20_body">
      <style:text-properties officeooo:rsid="00361e94" officeooo:paragraph-rsid="006bef90"/>
    </style:style>
    <style:style style:name="P66" style:family="paragraph" style:parent-style-name="Text_20_body">
      <style:text-properties officeooo:rsid="00361e94" officeooo:paragraph-rsid="006d1700"/>
    </style:style>
    <style:style style:name="P67" style:family="paragraph" style:parent-style-name="Text_20_body">
      <style:text-properties officeooo:rsid="00361e94" officeooo:paragraph-rsid="0071786d"/>
    </style:style>
    <style:style style:name="P68" style:family="paragraph" style:parent-style-name="Text_20_body">
      <style:text-properties style:text-position="sub 58%" officeooo:paragraph-rsid="0071786d"/>
    </style:style>
    <style:style style:name="P69" style:family="paragraph" style:parent-style-name="Text_20_body">
      <style:text-properties officeooo:rsid="00380d1a" officeooo:paragraph-rsid="00665c36"/>
    </style:style>
    <style:style style:name="P70" style:family="paragraph" style:parent-style-name="Text_20_body">
      <style:text-properties officeooo:rsid="00380d1a" officeooo:paragraph-rsid="0071786d"/>
    </style:style>
    <style:style style:name="P71" style:family="paragraph" style:parent-style-name="Text_20_body">
      <style:text-properties officeooo:rsid="0038da3f" officeooo:paragraph-rsid="006703c8"/>
    </style:style>
    <style:style style:name="P72" style:family="paragraph" style:parent-style-name="Text_20_body">
      <style:text-properties officeooo:rsid="0038da3f" officeooo:paragraph-rsid="0068354c"/>
    </style:style>
    <style:style style:name="P73" style:family="paragraph" style:parent-style-name="Text_20_body">
      <style:text-properties officeooo:rsid="003c51b3" officeooo:paragraph-rsid="0072d558"/>
    </style:style>
    <style:style style:name="P74" style:family="paragraph" style:parent-style-name="Text_20_body">
      <style:text-properties officeooo:rsid="003c6ec5" officeooo:paragraph-rsid="0072d558"/>
    </style:style>
    <style:style style:name="P75" style:family="paragraph" style:parent-style-name="Text_20_body">
      <style:text-properties officeooo:rsid="003d5f1a" officeooo:paragraph-rsid="004c3a5d"/>
    </style:style>
    <style:style style:name="P76" style:family="paragraph" style:parent-style-name="Text_20_body">
      <style:text-properties officeooo:rsid="003d5f1a" officeooo:paragraph-rsid="004f91fc"/>
    </style:style>
    <style:style style:name="P77" style:family="paragraph" style:parent-style-name="Text_20_body">
      <style:text-properties officeooo:rsid="003d5f1a" officeooo:paragraph-rsid="0056ef43"/>
    </style:style>
    <style:style style:name="P78" style:family="paragraph" style:parent-style-name="Text_20_body">
      <style:text-properties officeooo:rsid="01e9183b" officeooo:paragraph-rsid="005d55dc"/>
    </style:style>
    <style:style style:name="P79" style:family="paragraph" style:parent-style-name="Text_20_body">
      <style:text-properties fo:font-weight="bold" officeooo:rsid="0060b8db" officeooo:paragraph-rsid="0060b8db" style:font-weight-asian="bold" style:font-weight-complex="bold"/>
    </style:style>
    <style:style style:name="P80" style:family="paragraph" style:parent-style-name="Text_20_body">
      <style:text-properties officeooo:rsid="003e1985" officeooo:paragraph-rsid="004c3a5d"/>
    </style:style>
    <style:style style:name="P81" style:family="paragraph" style:parent-style-name="Text_20_body">
      <style:text-properties fo:font-weight="normal" officeooo:rsid="0060b8db" officeooo:paragraph-rsid="0060b8db" style:font-weight-asian="normal" style:font-weight-complex="normal"/>
    </style:style>
    <style:style style:name="P82" style:family="paragraph" style:parent-style-name="Text_20_body">
      <style:text-properties officeooo:rsid="003f8495" officeooo:paragraph-rsid="004c3a5d"/>
    </style:style>
    <style:style style:name="P83" style:family="paragraph" style:parent-style-name="Text_20_body">
      <style:text-properties officeooo:rsid="004b9e75" officeooo:paragraph-rsid="004b9e75"/>
    </style:style>
    <style:style style:name="P84" style:family="paragraph" style:parent-style-name="Text_20_body">
      <style:text-properties officeooo:rsid="00231755" officeooo:paragraph-rsid="004b9e75"/>
    </style:style>
    <style:style style:name="P85" style:family="paragraph" style:parent-style-name="Text_20_body">
      <style:text-properties officeooo:rsid="00231755" officeooo:paragraph-rsid="005223c0"/>
    </style:style>
    <style:style style:name="P86" style:family="paragraph" style:parent-style-name="Text_20_body">
      <style:text-properties officeooo:paragraph-rsid="004b9e75"/>
    </style:style>
    <style:style style:name="P87" style:family="paragraph" style:parent-style-name="Text_20_body">
      <style:text-properties officeooo:paragraph-rsid="0025584c"/>
    </style:style>
    <style:style style:name="P88" style:family="paragraph" style:parent-style-name="Text_20_body">
      <style:text-properties officeooo:rsid="004c3a5d" officeooo:paragraph-rsid="004c3a5d"/>
    </style:style>
    <style:style style:name="P89" style:family="paragraph" style:parent-style-name="Text_20_body">
      <style:text-properties officeooo:rsid="004de4d3" officeooo:paragraph-rsid="004de4d3"/>
    </style:style>
    <style:style style:name="P90" style:family="paragraph" style:parent-style-name="Text_20_body">
      <style:text-properties officeooo:rsid="004f91fc" officeooo:paragraph-rsid="004f91fc"/>
    </style:style>
    <style:style style:name="P91" style:family="paragraph" style:parent-style-name="Text_20_body">
      <style:text-properties officeooo:paragraph-rsid="004f95e2"/>
    </style:style>
    <style:style style:name="P92" style:family="paragraph" style:parent-style-name="Text_20_body">
      <style:text-properties officeooo:rsid="003991a6" officeooo:paragraph-rsid="004f95e2"/>
    </style:style>
    <style:style style:name="P93" style:family="paragraph" style:parent-style-name="Text_20_body">
      <style:text-properties officeooo:rsid="00541049" officeooo:paragraph-rsid="00541049"/>
    </style:style>
    <style:style style:name="P94" style:family="paragraph" style:parent-style-name="Text_20_body">
      <style:text-properties officeooo:rsid="0055f9e4" officeooo:paragraph-rsid="0055f9e4"/>
    </style:style>
    <style:style style:name="P95" style:family="paragraph" style:parent-style-name="Text_20_body">
      <style:text-properties officeooo:paragraph-rsid="0055f9e4"/>
    </style:style>
    <style:style style:name="P96" style:family="paragraph" style:parent-style-name="Text_20_body">
      <style:text-properties officeooo:paragraph-rsid="0056ef43"/>
    </style:style>
    <style:style style:name="P97" style:family="paragraph" style:parent-style-name="Text_20_body">
      <style:text-properties officeooo:rsid="00584067" officeooo:paragraph-rsid="00584067"/>
    </style:style>
    <style:style style:name="P98" style:family="paragraph" style:parent-style-name="Text_20_body">
      <style:text-properties officeooo:rsid="005a4b7a" officeooo:paragraph-rsid="005a4b7a"/>
    </style:style>
    <style:style style:name="P99" style:family="paragraph" style:parent-style-name="Text_20_body">
      <style:text-properties officeooo:rsid="005b74d5" officeooo:paragraph-rsid="005b74d5"/>
    </style:style>
    <style:style style:name="P100" style:family="paragraph" style:parent-style-name="Text_20_body">
      <style:text-properties officeooo:rsid="005b9045" officeooo:paragraph-rsid="005b9045"/>
    </style:style>
    <style:style style:name="P101" style:family="paragraph" style:parent-style-name="Text_20_body">
      <style:text-properties officeooo:paragraph-rsid="005b9045"/>
    </style:style>
    <style:style style:name="P102" style:family="paragraph" style:parent-style-name="Text_20_body">
      <style:text-properties officeooo:rsid="005d55dc" officeooo:paragraph-rsid="005d55dc"/>
    </style:style>
    <style:style style:name="P103" style:family="paragraph" style:parent-style-name="Text_20_body">
      <style:text-properties officeooo:paragraph-rsid="005d55dc"/>
    </style:style>
    <style:style style:name="P104" style:family="paragraph" style:parent-style-name="Text_20_body">
      <style:text-properties officeooo:rsid="009ec9f2" officeooo:paragraph-rsid="005d55dc"/>
    </style:style>
    <style:style style:name="P105" style:family="paragraph" style:parent-style-name="Text_20_body">
      <style:text-properties officeooo:rsid="009fcde6" officeooo:paragraph-rsid="005d55dc"/>
    </style:style>
    <style:style style:name="P106" style:family="paragraph" style:parent-style-name="Text_20_body">
      <style:text-properties officeooo:rsid="00a0d249" officeooo:paragraph-rsid="005d55dc"/>
    </style:style>
    <style:style style:name="P107" style:family="paragraph" style:parent-style-name="Text_20_body">
      <style:text-properties officeooo:rsid="0060b8db" officeooo:paragraph-rsid="0060b8db"/>
    </style:style>
    <style:style style:name="P108" style:family="paragraph" style:parent-style-name="Text_20_body">
      <style:text-properties officeooo:paragraph-rsid="00611e08"/>
    </style:style>
    <style:style style:name="P109" style:family="paragraph" style:parent-style-name="Text_20_body">
      <style:text-properties officeooo:paragraph-rsid="0061ab28"/>
    </style:style>
    <style:style style:name="P110" style:family="paragraph" style:parent-style-name="Text_20_body">
      <style:text-properties officeooo:rsid="002d89bf"/>
    </style:style>
    <style:style style:name="P111" style:family="paragraph" style:parent-style-name="Text_20_body">
      <style:text-properties officeooo:rsid="0061ab28" officeooo:paragraph-rsid="0061ab28"/>
    </style:style>
    <style:style style:name="P112" style:family="paragraph" style:parent-style-name="Text_20_body">
      <style:text-properties officeooo:rsid="0025584c" officeooo:paragraph-rsid="006495c1"/>
    </style:style>
    <style:style style:name="P113" style:family="paragraph" style:parent-style-name="Text_20_body">
      <style:text-properties officeooo:rsid="00665c36" officeooo:paragraph-rsid="00665c36"/>
    </style:style>
    <style:style style:name="P114" style:family="paragraph" style:parent-style-name="Text_20_body">
      <style:text-properties officeooo:paragraph-rsid="00665c36"/>
    </style:style>
    <style:style style:name="P115" style:family="paragraph" style:parent-style-name="Text_20_body">
      <style:text-properties officeooo:rsid="006703c8" officeooo:paragraph-rsid="006703c8"/>
    </style:style>
    <style:style style:name="P116" style:family="paragraph" style:parent-style-name="Text_20_body">
      <style:text-properties officeooo:rsid="0069fd02" officeooo:paragraph-rsid="0069fd02"/>
    </style:style>
    <style:style style:name="P117" style:family="paragraph" style:parent-style-name="Text_20_body">
      <style:text-properties officeooo:rsid="006bef90" officeooo:paragraph-rsid="006bef90"/>
    </style:style>
    <style:style style:name="P118" style:family="paragraph" style:parent-style-name="Text_20_body">
      <style:text-properties officeooo:rsid="006d1700" officeooo:paragraph-rsid="006d1700"/>
    </style:style>
    <style:style style:name="P119" style:family="paragraph" style:parent-style-name="Text_20_body">
      <style:text-properties officeooo:rsid="006d1700" officeooo:paragraph-rsid="00904063"/>
    </style:style>
    <style:style style:name="P120" style:family="paragraph" style:parent-style-name="Text_20_body">
      <style:text-properties officeooo:rsid="002396cd" officeooo:paragraph-rsid="006d1700"/>
    </style:style>
    <style:style style:name="P121" style:family="paragraph" style:parent-style-name="Text_20_body">
      <style:text-properties officeooo:paragraph-rsid="006d1700"/>
    </style:style>
    <style:style style:name="P122" style:family="paragraph" style:parent-style-name="Text_20_body">
      <style:text-properties officeooo:rsid="006dbe34" officeooo:paragraph-rsid="006dbe34"/>
    </style:style>
    <style:style style:name="P123" style:family="paragraph" style:parent-style-name="Text_20_body">
      <style:text-properties officeooo:rsid="004846a2" officeooo:paragraph-rsid="004846a2"/>
    </style:style>
    <style:style style:name="P124" style:family="paragraph" style:parent-style-name="Text_20_body">
      <style:text-properties officeooo:rsid="00703e0a" officeooo:paragraph-rsid="00703e0a"/>
    </style:style>
    <style:style style:name="P125" style:family="paragraph" style:parent-style-name="Text_20_body">
      <style:text-properties officeooo:rsid="0071786d" officeooo:paragraph-rsid="0071786d"/>
    </style:style>
    <style:style style:name="P126" style:family="paragraph" style:parent-style-name="Text_20_body">
      <style:text-properties officeooo:paragraph-rsid="0071786d"/>
    </style:style>
    <style:style style:name="P127" style:family="paragraph" style:parent-style-name="Horizontal_20_Line">
      <style:text-properties officeooo:paragraph-rsid="0071786d"/>
    </style:style>
    <style:style style:name="P128" style:family="paragraph" style:parent-style-name="Text_20_body">
      <style:text-properties officeooo:paragraph-rsid="0071797d"/>
    </style:style>
    <style:style style:name="P129" style:family="paragraph" style:parent-style-name="Text_20_body">
      <style:text-properties officeooo:rsid="0071797d" officeooo:paragraph-rsid="0071797d"/>
    </style:style>
    <style:style style:name="P130" style:family="paragraph" style:parent-style-name="Text_20_body">
      <style:text-properties officeooo:paragraph-rsid="0072d558"/>
    </style:style>
    <style:style style:name="P131" style:family="paragraph" style:parent-style-name="Horizontal_20_Line">
      <style:text-properties officeooo:paragraph-rsid="0072d558"/>
    </style:style>
    <style:style style:name="P132" style:family="paragraph" style:parent-style-name="Text_20_body">
      <style:text-properties officeooo:rsid="0072d558" officeooo:paragraph-rsid="0072d558"/>
    </style:style>
    <style:style style:name="P133" style:family="paragraph" style:parent-style-name="Text_20_body">
      <style:text-properties officeooo:rsid="007aa7bc"/>
    </style:style>
    <style:style style:name="P134" style:family="paragraph" style:parent-style-name="Text_20_body">
      <style:text-properties officeooo:rsid="008416e6" officeooo:paragraph-rsid="008416e6"/>
    </style:style>
    <style:style style:name="P135" style:family="paragraph" style:parent-style-name="Text_20_body">
      <style:text-properties officeooo:rsid="0085b645" officeooo:paragraph-rsid="0085b645"/>
    </style:style>
    <style:style style:name="P136" style:family="paragraph" style:parent-style-name="Text_20_body">
      <style:text-properties officeooo:rsid="0085b645" officeooo:paragraph-rsid="008e91cb"/>
    </style:style>
    <style:style style:name="P137" style:family="paragraph" style:parent-style-name="Text_20_body">
      <style:text-properties officeooo:rsid="0086f476" officeooo:paragraph-rsid="0086f476"/>
    </style:style>
    <style:style style:name="P138" style:family="paragraph" style:parent-style-name="Text_20_body">
      <style:text-properties officeooo:rsid="0089edf5" officeooo:paragraph-rsid="0089edf5"/>
    </style:style>
    <style:style style:name="P139" style:family="paragraph" style:parent-style-name="Text_20_body">
      <style:text-properties officeooo:rsid="00904063" officeooo:paragraph-rsid="00904063"/>
    </style:style>
    <style:style style:name="P140" style:family="paragraph" style:parent-style-name="Text_20_body">
      <style:text-properties officeooo:rsid="00937c83" officeooo:paragraph-rsid="00937c83"/>
    </style:style>
    <style:style style:name="P141" style:family="paragraph" style:parent-style-name="Text_20_body">
      <style:text-properties officeooo:paragraph-rsid="00957104"/>
    </style:style>
    <style:style style:name="P142" style:family="paragraph" style:parent-style-name="Text_20_body">
      <style:text-properties officeooo:rsid="0098381a" officeooo:paragraph-rsid="0098381a"/>
    </style:style>
    <style:style style:name="P143" style:family="paragraph" style:parent-style-name="Text_20_body">
      <style:text-properties officeooo:rsid="009dbc6e" officeooo:paragraph-rsid="009dbc6e"/>
    </style:style>
    <style:style style:name="P144" style:family="paragraph" style:parent-style-name="Horizontal_20_Line">
      <style:text-properties officeooo:paragraph-rsid="004f91fc"/>
    </style:style>
    <style:style style:name="P145" style:family="paragraph" style:parent-style-name="Contents_20_3">
      <style:paragraph-properties>
        <style:tab-stops>
          <style:tab-stop style:position="19.001cm" style:type="right" style:leader-style="dotted" style:leader-text="."/>
        </style:tab-stops>
      </style:paragraph-properties>
    </style:style>
    <style:style style:name="P146" style:family="paragraph" style:parent-style-name="Contents_20_4">
      <style:paragraph-properties>
        <style:tab-stops>
          <style:tab-stop style:position="19.001cm" style:type="right" style:leader-style="dotted" style:leader-text="."/>
        </style:tab-stops>
      </style:paragraph-properties>
    </style:style>
    <style:style style:name="P147" style:family="paragraph" style:parent-style-name="Contents_20_2">
      <style:paragraph-properties>
        <style:tab-stops>
          <style:tab-stop style:position="19.001cm" style:type="right" style:leader-style="dotted" style:leader-text="."/>
        </style:tab-stops>
      </style:paragraph-properties>
    </style:style>
    <style:style style:name="P148" style:family="paragraph" style:parent-style-name="Contents_20_1">
      <style:paragraph-properties>
        <style:tab-stops>
          <style:tab-stop style:position="19.001cm" style:type="right" style:leader-style="dotted" style:leader-text="."/>
        </style:tab-stops>
      </style:paragraph-properties>
    </style:style>
    <style:style style:name="P149" style:family="paragraph" style:parent-style-name="Contents_20_5">
      <style:paragraph-properties>
        <style:tab-stops>
          <style:tab-stop style:position="19.001cm" style:type="right" style:leader-style="dotted" style:leader-text="."/>
        </style:tab-stops>
      </style:paragraph-properties>
    </style:style>
    <style:style style:name="P150" style:family="paragraph" style:parent-style-name="Contents_20_6">
      <style:paragraph-properties>
        <style:tab-stops>
          <style:tab-stop style:position="19.001cm" style:type="right" style:leader-style="dotted" style:leader-text="."/>
        </style:tab-stops>
      </style:paragraph-properties>
    </style:style>
    <style:style style:name="P151" style:family="paragraph" style:parent-style-name="Text_20_body">
      <style:text-properties officeooo:rsid="00a519ee" officeooo:paragraph-rsid="00a519ee"/>
    </style:style>
    <style:style style:name="P152" style:family="paragraph" style:parent-style-name="Text_20_body">
      <style:text-properties officeooo:rsid="00a391e2" officeooo:paragraph-rsid="00a391e2"/>
    </style:style>
    <style:style style:name="P153" style:family="paragraph" style:parent-style-name="Text_20_body">
      <style:text-properties officeooo:paragraph-rsid="00a519ee"/>
    </style:style>
    <style:style style:name="P154" style:family="paragraph" style:parent-style-name="Heading_20_1">
      <style:paragraph-properties fo:margin-top="0cm" fo:margin-bottom="0cm" style:contextual-spacing="false"/>
      <style:text-properties officeooo:paragraph-rsid="004403be"/>
    </style:style>
    <style:style style:name="P155"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56"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57"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58"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59"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60"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61"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62"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67"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68"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69"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70" style:family="paragraph" style:parent-style-name="Heading_20_2">
      <style:text-properties officeooo:paragraph-rsid="004b9e75"/>
    </style:style>
    <style:style style:name="P171" style:family="paragraph" style:parent-style-name="Heading_20_2">
      <style:text-properties officeooo:paragraph-rsid="004f91fc"/>
    </style:style>
    <style:style style:name="P172" style:family="paragraph" style:parent-style-name="Heading_20_2">
      <style:text-properties officeooo:paragraph-rsid="004f95e2"/>
    </style:style>
    <style:style style:name="P173" style:family="paragraph" style:parent-style-name="Heading_20_2">
      <style:text-properties officeooo:rsid="00775380" officeooo:paragraph-rsid="00775380"/>
    </style:style>
    <style:style style:name="P174" style:family="paragraph" style:parent-style-name="Heading_20_2">
      <style:text-properties officeooo:paragraph-rsid="006703c8"/>
    </style:style>
    <style:style style:name="P175" style:family="paragraph" style:parent-style-name="Heading_20_2">
      <style:text-properties officeooo:paragraph-rsid="006dbe34"/>
    </style:style>
    <style:style style:name="P176" style:family="paragraph" style:parent-style-name="Heading_20_3">
      <style:text-properties officeooo:rsid="00703e0a" officeooo:paragraph-rsid="00703e0a"/>
    </style:style>
    <style:style style:name="P177" style:family="paragraph" style:parent-style-name="Heading_20_3">
      <style:text-properties officeooo:paragraph-rsid="004b9e75"/>
    </style:style>
    <style:style style:name="P178" style:family="paragraph" style:parent-style-name="Heading_20_3">
      <style:text-properties officeooo:paragraph-rsid="0055f9e4"/>
    </style:style>
    <style:style style:name="P179" style:family="paragraph" style:parent-style-name="Heading_20_3">
      <style:text-properties officeooo:paragraph-rsid="0061ab28"/>
    </style:style>
    <style:style style:name="P180" style:family="paragraph" style:parent-style-name="Heading_20_3">
      <style:text-properties officeooo:paragraph-rsid="00665c36"/>
    </style:style>
    <style:style style:name="P181" style:family="paragraph" style:parent-style-name="Heading_20_3">
      <style:text-properties officeooo:paragraph-rsid="0069fd02"/>
    </style:style>
    <style:style style:name="P182" style:family="paragraph" style:parent-style-name="Heading_20_3">
      <style:text-properties officeooo:paragraph-rsid="006d1700"/>
    </style:style>
    <style:style style:name="P183" style:family="paragraph" style:parent-style-name="Heading_20_3">
      <style:text-properties officeooo:rsid="006dbe34" officeooo:paragraph-rsid="006dbe34"/>
    </style:style>
    <style:style style:name="P184" style:family="paragraph" style:parent-style-name="Heading_20_3">
      <style:text-properties officeooo:rsid="0071786d" officeooo:paragraph-rsid="0071786d"/>
    </style:style>
    <style:style style:name="P185" style:family="paragraph" style:parent-style-name="Heading_20_3">
      <style:text-properties officeooo:paragraph-rsid="006dbe34"/>
    </style:style>
    <style:style style:name="P186" style:family="paragraph" style:parent-style-name="Heading_20_3">
      <style:text-properties officeooo:paragraph-rsid="0071786d"/>
    </style:style>
    <style:style style:name="P187" style:family="paragraph" style:parent-style-name="Heading_20_3">
      <style:text-properties officeooo:paragraph-rsid="0071797d"/>
    </style:style>
    <style:style style:name="P188" style:family="paragraph" style:parent-style-name="Heading_20_3">
      <style:text-properties officeooo:paragraph-rsid="0072d558"/>
    </style:style>
    <style:style style:name="P189" style:family="paragraph" style:parent-style-name="Heading_20_3">
      <style:text-properties officeooo:rsid="00a519ee" officeooo:paragraph-rsid="00a519ee"/>
    </style:style>
    <style:style style:name="P190" style:family="paragraph" style:parent-style-name="Heading_20_3">
      <style:text-properties officeooo:paragraph-rsid="00736ae8"/>
    </style:style>
    <style:style style:name="P191" style:family="paragraph" style:parent-style-name="Heading_20_4">
      <style:text-properties officeooo:rsid="00770413" officeooo:paragraph-rsid="00770413"/>
    </style:style>
    <style:style style:name="P192" style:family="paragraph" style:parent-style-name="Heading_20_4">
      <style:text-properties officeooo:paragraph-rsid="005d55dc"/>
    </style:style>
    <style:style style:name="P193" style:family="paragraph" style:parent-style-name="Heading_20_4">
      <style:text-properties officeooo:rsid="00a0d249" officeooo:paragraph-rsid="005d55dc"/>
    </style:style>
    <style:style style:name="P194" style:family="paragraph" style:parent-style-name="Heading_20_4">
      <style:text-properties officeooo:paragraph-rsid="00665c36"/>
    </style:style>
    <style:style style:name="P195"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196" style:family="paragraph" style:parent-style-name="Heading_20_4">
      <style:text-properties officeooo:paragraph-rsid="0069fd02"/>
    </style:style>
    <style:style style:name="P197" style:family="paragraph" style:parent-style-name="Heading_20_4">
      <style:text-properties officeooo:paragraph-rsid="006bef90"/>
    </style:style>
    <style:style style:name="P198" style:family="paragraph" style:parent-style-name="Heading_20_4">
      <style:text-properties officeooo:rsid="006bef90" officeooo:paragraph-rsid="006bef90"/>
    </style:style>
    <style:style style:name="P199" style:family="paragraph" style:parent-style-name="Heading_20_4">
      <style:text-properties officeooo:paragraph-rsid="006d1700"/>
    </style:style>
    <style:style style:name="P200" style:family="paragraph" style:parent-style-name="Heading_20_4">
      <style:text-properties officeooo:paragraph-rsid="00904063"/>
    </style:style>
    <style:style style:name="P201" style:family="paragraph" style:parent-style-name="Heading_20_4">
      <style:text-properties officeooo:paragraph-rsid="0071786d"/>
    </style:style>
    <style:style style:name="P202" style:family="paragraph" style:parent-style-name="Heading_20_4">
      <style:text-properties officeooo:paragraph-rsid="0071797d"/>
    </style:style>
    <style:style style:name="P203" style:family="paragraph" style:parent-style-name="Heading_20_4">
      <style:text-properties officeooo:paragraph-rsid="0072d558"/>
    </style:style>
    <style:style style:name="P204" style:family="paragraph" style:parent-style-name="Heading_20_4">
      <style:text-properties officeooo:rsid="0072d558" officeooo:paragraph-rsid="0072d558"/>
    </style:style>
    <style:style style:name="P205" style:family="paragraph" style:parent-style-name="Heading_20_4">
      <style:text-properties officeooo:rsid="00a646c6" officeooo:paragraph-rsid="00a646c6"/>
    </style:style>
    <style:style style:name="P206" style:family="paragraph" style:parent-style-name="Heading_20_6">
      <style:text-properties officeooo:paragraph-rsid="008e91cb"/>
    </style:style>
    <style:style style:name="P207" style:family="paragraph" style:parent-style-name="Text_20_body">
      <style:text-properties officeooo:rsid="005b9045" officeooo:paragraph-rsid="005b9045"/>
    </style:style>
    <style:style style:name="P208" style:family="paragraph" style:parent-style-name="Text_20_body">
      <style:text-properties officeooo:rsid="003c51b3" officeooo:paragraph-rsid="0072d558"/>
    </style:style>
    <style:style style:name="P209" style:family="paragraph" style:parent-style-name="Text_20_body" style:list-style-name="L1">
      <style:paragraph-properties fo:margin-top="0cm" fo:margin-bottom="0cm" style:contextual-spacing="false"/>
      <style:text-properties officeooo:paragraph-rsid="00736ae8"/>
    </style:style>
    <style:style style:name="P210" style:family="paragraph" style:parent-style-name="Text_20_body" style:list-style-name="L1">
      <style:text-properties officeooo:paragraph-rsid="00736ae8"/>
    </style:style>
    <style:style style:name="P211" style:family="paragraph" style:parent-style-name="Text_20_body">
      <style:text-properties officeooo:paragraph-rsid="0071797d"/>
    </style:style>
    <style:style style:name="P212" style:family="paragraph" style:parent-style-name="Text_20_body">
      <style:text-properties officeooo:paragraph-rsid="00a646c6"/>
    </style:style>
    <style:style style:name="T1" style:family="text">
      <style:text-properties officeooo:rsid="00a391e2"/>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officeooo:rsid="0089edf5"/>
    </style:style>
    <style:style style:name="T61" style:family="text">
      <style:text-properties officeooo:rsid="008e91cb"/>
    </style:style>
    <style:style style:name="T62" style:family="text">
      <style:text-properties officeooo:rsid="00957104"/>
    </style:style>
    <style:style style:name="T63" style:family="text">
      <style:text-properties officeooo:rsid="00a1adb6"/>
    </style:style>
    <style:style style:name="T64" style:family="text">
      <style:text-properties officeooo:rsid="00a519ee"/>
    </style:style>
    <style:style style:name="T65" style:family="text">
      <style:text-properties officeooo:rsid="00a61c6d"/>
    </style:style>
    <style:style style:name="T66" style:family="text">
      <style:text-properties officeooo:rsid="00a646c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able:table table:name="Tabelle10" table:style-name="Tabelle10">
        <table:table-column table:style-name="Tabelle10.A"/>
        <table:table-column table:style-name="Tabelle10.B"/>
        <table:table-row table:style-name="Tabelle10.1">
          <table:table-cell table:style-name="Tabelle10.A1" office:value-type="string">
            <text:p text:style-name="P46"><draw:frame draw:style-name="fr14" draw:name="Bild51" text:anchor-type="char" svg:width="0.831cm" svg:height="0.831cm" draw:z-index="137"><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8"><text:a xlink:type="simple" xlink:href="#__RefHeading___Toc65243_3716474372" text:style-name="Index_20_Link" text:visited-style-name="Index_20_Link">Detailed Table of content<text:tab/>2</text:a></text:p>
          <text:p text:style-name="P148"><text:a xlink:type="simple" xlink:href="#__RefHeading___Toc2082_2906453973" text:style-name="Index_20_Link" text:visited-style-name="Index_20_Link">Preferences<text:tab/>8</text:a></text:p>
          <text:p text:style-name="P147"><text:a xlink:type="simple" xlink:href="#__RefHeading___Toc9885_304919506" text:style-name="Index_20_Link" text:visited-style-name="Index_20_Link">Navigation Sidebar<text:tab/>8</text:a></text:p>
          <text:p text:style-name="P148"><text:a xlink:type="simple" xlink:href="#__RefHeading___Toc2084_2906453973" text:style-name="Index_20_Link" text:visited-style-name="Index_20_Link">Interface Tab<text:tab/>9</text:a></text:p>
          <text:p text:style-name="P147"><text:a xlink:type="simple" xlink:href="#__RefHeading___Toc9887_304919506" text:style-name="Index_20_Link" text:visited-style-name="Index_20_Link">Display Panel<text:tab/>9</text:a></text:p>
          <text:p text:style-name="P147"><text:a xlink:type="simple" xlink:href="#__RefHeading___Toc9889_304919506" text:style-name="Index_20_Link" text:visited-style-name="Index_20_Link">Editors Panel<text:tab/>10</text:a></text:p>
          <text:p text:style-name="P147"><text:a xlink:type="simple" xlink:href="#__RefHeading___Toc9891_304919506" text:style-name="Index_20_Link" text:visited-style-name="Index_20_Link">Translation Panel<text:tab/>11</text:a></text:p>
          <text:p text:style-name="P147"><text:a xlink:type="simple" xlink:href="#__RefHeading___Toc9893_304919506" text:style-name="Index_20_Link" text:visited-style-name="Index_20_Link">Text Rendering Panel<text:tab/>12</text:a></text:p>
          <text:p text:style-name="P147"><text:a xlink:type="simple" xlink:href="#__RefHeading___Toc9646_4219285801" text:style-name="Index_20_Link" text:visited-style-name="Index_20_Link">Interface Font<text:tab/>12</text:a></text:p>
          <text:p text:style-name="P147"><text:a xlink:type="simple" xlink:href="#__RefHeading___Toc36592_9687543391" text:style-name="Index_20_Link" text:visited-style-name="Index_20_Link">Monospace Font<text:tab/>13</text:a></text:p>
          <text:p text:style-name="P147"><text:a xlink:type="simple" xlink:href="#__RefHeading___Toc9895_304919506" text:style-name="Index_20_Link" text:visited-style-name="Index_20_Link">Menus Panel<text:tab/>13</text:a></text:p>
          <text:p text:style-name="P147"><text:a xlink:type="simple" xlink:href="#__RefHeading___Toc4463_3954242542" text:style-name="Index_20_Link" text:visited-style-name="Index_20_Link">Pie Menus<text:tab/>13</text:a></text:p>
          <text:p text:style-name="P148"><text:a xlink:type="simple" xlink:href="#__RefHeading___Toc9648_4219285801" text:style-name="Index_20_Link" text:visited-style-name="Index_20_Link">Themes<text:tab/>14</text:a></text:p>
          <text:p text:style-name="P147"><text:a xlink:type="simple" xlink:href="#__RefHeading___Toc9650_4219285801" text:style-name="Index_20_Link" text:visited-style-name="Index_20_Link">Presets<text:tab/>14</text:a></text:p>
          <text:p text:style-name="P147"><text:a xlink:type="simple" xlink:href="#__RefHeading___Toc9652_4219285801" text:style-name="Index_20_Link" text:visited-style-name="Index_20_Link">Install<text:tab/>14</text:a></text:p>
          <text:p text:style-name="P147"><text:a xlink:type="simple" xlink:href="#__RefHeading___Toc9654_4219285801" text:style-name="Index_20_Link" text:visited-style-name="Index_20_Link">Reset<text:tab/>14</text:a></text:p>
          <text:p text:style-name="P147"><text:a xlink:type="simple" xlink:href="#__RefHeading___Toc9656_4219285801" text:style-name="Index_20_Link" text:visited-style-name="Index_20_Link">List of Editors<text:tab/>15</text:a></text:p>
          <text:p text:style-name="P148"><text:a xlink:type="simple" xlink:href="#__RefHeading___Toc9735_3562564537" text:style-name="Index_20_Link" text:visited-style-name="Index_20_Link">Viewport<text:tab/>15</text:a></text:p>
          <text:p text:style-name="P147"><text:a xlink:type="simple" xlink:href="#__RefHeading___Toc9737_3562564537" text:style-name="Index_20_Link" text:visited-style-name="Index_20_Link">Display<text:tab/>15</text:a></text:p>
          <text:p text:style-name="P147"><text:a xlink:type="simple" xlink:href="#__RefHeading___Toc9739_3562564537" text:style-name="Index_20_Link" text:visited-style-name="Index_20_Link">Quality<text:tab/>16</text:a></text:p>
          <text:p text:style-name="P147"><text:a xlink:type="simple" xlink:href="#__RefHeading___Toc9741_3562564537" text:style-name="Index_20_Link" text:visited-style-name="Index_20_Link">Textures<text:tab/>17</text:a></text:p>
          <text:p text:style-name="P147"><text:a xlink:type="simple" xlink:href="#__RefHeading___Toc9743_3562564537" text:style-name="Index_20_Link" text:visited-style-name="Index_20_Link">Selection<text:tab/>17</text:a></text:p>
          <text:p text:style-name="P148"><text:a xlink:type="simple" xlink:href="#__RefHeading___Toc9943_531186970" text:style-name="Index_20_Link" text:visited-style-name="Index_20_Link">Lights<text:tab/>18</text:a></text:p>
          <text:p text:style-name="P147"><text:a xlink:type="simple" xlink:href="#__RefHeading___Toc9945_531186970" text:style-name="Index_20_Link" text:visited-style-name="Index_20_Link">Studio Lights<text:tab/>18</text:a></text:p>
          <text:p text:style-name="P147"><text:a xlink:type="simple" xlink:href="#__RefHeading___Toc9947_531186970" text:style-name="Index_20_Link" text:visited-style-name="Index_20_Link">MatCaps<text:tab/>19</text:a></text:p>
          <text:p text:style-name="P147"><text:a xlink:type="simple" xlink:href="#__RefHeading___Toc9949_531186970" text:style-name="Index_20_Link" text:visited-style-name="Index_20_Link">LookDevHDRI's<text:tab/>19</text:a></text:p>
          <text:p text:style-name="P148"><text:a xlink:type="simple" xlink:href="#__RefHeading___Toc413_1378830291" text:style-name="Index_20_Link" text:visited-style-name="Index_20_Link">Editing<text:tab/>20</text:a></text:p>
          <text:p text:style-name="P147"><text:a xlink:type="simple" xlink:href="#__RefHeading___Toc10075_3071204033" text:style-name="Index_20_Link" text:visited-style-name="Index_20_Link">Objects<text:tab/>20</text:a></text:p>
          <text:p text:style-name="P147"><text:a xlink:type="simple" xlink:href="#__RefHeading___Toc10085_3071204033" text:style-name="Index_20_Link" text:visited-style-name="Index_20_Link">3D Cursor<text:tab/>21</text:a></text:p>
          <text:p text:style-name="P147"><text:a xlink:type="simple" xlink:href="#__RefHeading___Toc10087_3071204033" text:style-name="Index_20_Link" text:visited-style-name="Index_20_Link">Annotations<text:tab/>21</text:a></text:p>
          <text:p text:style-name="P147"><text:a xlink:type="simple" xlink:href="#__RefHeading___Toc10089_3071204033" text:style-name="Index_20_Link" text:visited-style-name="Index_20_Link">Weight Paint<text:tab/>22</text:a></text:p>
          <text:p text:style-name="P147"><text:a xlink:type="simple" xlink:href="#__RefHeading___Toc10091_3071204033" text:style-name="Index_20_Link" text:visited-style-name="Index_20_Link">Grease Pencil<text:tab/>23</text:a></text:p>
          <text:p text:style-name="P147"><text:a xlink:type="simple" xlink:href="#__RefHeading___Toc10093_3071204033" text:style-name="Index_20_Link" text:visited-style-name="Index_20_Link">Miscellaneous<text:tab/>23</text:a></text:p>
          <text:p text:style-name="P148"><text:a xlink:type="simple" xlink:href="#__RefHeading___Toc5407_2794962620" text:style-name="Index_20_Link" text:visited-style-name="Index_20_Link">Animation<text:tab/>24</text:a></text:p>
          <text:p text:style-name="P147"><text:a xlink:type="simple" xlink:href="#__RefHeading___Toc5409_2794962620" text:style-name="Index_20_Link" text:visited-style-name="Index_20_Link">Timeline<text:tab/>25</text:a></text:p>
          <text:p text:style-name="P148"><text:a xlink:type="simple" xlink:href="#__RefHeading___Toc10752_2400921360" text:style-name="Index_20_Link" text:visited-style-name="Index_20_Link">Addons<text:tab/>27</text:a></text:p>
          <text:p text:style-name="P147"><text:a xlink:type="simple" xlink:href="#__RefHeading___Toc10754_2400921360" text:style-name="Index_20_Link" text:visited-style-name="Index_20_Link">Header<text:tab/>27</text:a></text:p>
          <text:p text:style-name="P148"><text:a xlink:type="simple" xlink:href="#__RefHeading___Toc10756_2400921360" text:style-name="Index_20_Link" text:visited-style-name="Index_20_Link">Input<text:tab/>28</text:a></text:p>
          <text:p text:style-name="P147"><text:a xlink:type="simple" xlink:href="#__RefHeading___Toc10758_2400921360" text:style-name="Index_20_Link" text:visited-style-name="Index_20_Link">Keyboard<text:tab/>28</text:a></text:p>
          <text:p text:style-name="P147"><text:a xlink:type="simple" xlink:href="#__RefHeading___Toc10760_2400921360" text:style-name="Index_20_Link" text:visited-style-name="Index_20_Link">Mouse<text:tab/>28</text:a></text:p>
          <text:p text:style-name="P147"><text:a xlink:type="simple" xlink:href="#__RefHeading___Toc10762_2400921360" text:style-name="Index_20_Link" text:visited-style-name="Index_20_Link">Tablet<text:tab/>29</text:a></text:p>
          <text:p text:style-name="P147"><text:a xlink:type="simple" xlink:href="#__RefHeading___Toc10764_2400921360" text:style-name="Index_20_Link" text:visited-style-name="Index_20_Link">NDOF<text:tab/>29</text:a></text:p>
          <text:p text:style-name="P148"><text:a xlink:type="simple" xlink:href="#__RefHeading___Toc6123_316654319" text:style-name="Index_20_Link" text:visited-style-name="Index_20_Link">Navigation<text:tab/>30</text:a></text:p>
          <text:p text:style-name="P147"><text:a xlink:type="simple" xlink:href="#__RefHeading___Toc6125_316654319" text:style-name="Index_20_Link" text:visited-style-name="Index_20_Link">Orbit &amp; Pan<text:tab/>30</text:a></text:p>
          <text:p text:style-name="P147"><text:a xlink:type="simple" xlink:href="#__RefHeading___Toc6127_316654319" text:style-name="Index_20_Link" text:visited-style-name="Index_20_Link">Zoom<text:tab/>30</text:a></text:p>
          <text:p text:style-name="P147"><text:a xlink:type="simple" xlink:href="#__RefHeading___Toc6129_316654319" text:style-name="Index_20_Link" text:visited-style-name="Index_20_Link">Fly &amp; Walk<text:tab/>31</text:a></text:p>
          <text:p text:style-name="P148"><text:a xlink:type="simple" xlink:href="#__RefHeading___Toc6131_316654319" text:style-name="Index_20_Link" text:visited-style-name="Index_20_Link">Keymap<text:tab/>33</text:a></text:p>
          <text:p text:style-name="P147"><text:soft-page-break/><text:a xlink:type="simple" xlink:href="#__RefHeading___Toc6133_316654319" text:style-name="Index_20_Link" text:visited-style-name="Index_20_Link">Header<text:tab/>33</text:a></text:p>
          <text:p text:style-name="P147"><text:a xlink:type="simple" xlink:href="#__RefHeading___Toc6475_3219697335" text:style-name="Index_20_Link" text:visited-style-name="Index_20_Link">Key map Editor<text:tab/>33</text:a></text:p>
          <text:p text:style-name="P148"><text:a xlink:type="simple" xlink:href="#__RefHeading___Toc6477_3219697335" text:style-name="Index_20_Link" text:visited-style-name="Index_20_Link">System<text:tab/>35</text:a></text:p>
          <text:p text:style-name="P147"><text:a xlink:type="simple" xlink:href="#__RefHeading___Toc6479_3219697335" text:style-name="Index_20_Link" text:visited-style-name="Index_20_Link">Cycles Render Devices<text:tab/>35</text:a></text:p>
          <text:p text:style-name="P147"><text:a xlink:type="simple" xlink:href="#__RefHeading___Toc5847_2279138431" text:style-name="Index_20_Link" text:visited-style-name="Index_20_Link">Operating System Settings<text:tab/>36</text:a></text:p>
          <text:p text:style-name="P147"><text:a xlink:type="simple" xlink:href="#__RefHeading___Toc6481_3219697335" text:style-name="Index_20_Link" text:visited-style-name="Index_20_Link">Memory and Limits<text:tab/>36</text:a></text:p>
          <text:p text:style-name="P147"><text:a xlink:type="simple" xlink:href="#__RefHeading___Toc4883_3559627330" text:style-name="Index_20_Link" text:visited-style-name="Index_20_Link">Video Sequencer<text:tab/>37</text:a></text:p>
          <text:p text:style-name="P147"><text:a xlink:type="simple" xlink:href="#__RefHeading___Toc6483_3219697335" text:style-name="Index_20_Link" text:visited-style-name="Index_20_Link">Sound<text:tab/>38</text:a></text:p>
          <text:p text:style-name="P148"><text:a xlink:type="simple" xlink:href="#__RefHeading___Toc6865_159003938" text:style-name="Index_20_Link" text:visited-style-name="Index_20_Link">Save &amp; Load<text:tab/>39</text:a></text:p>
          <text:p text:style-name="P147"><text:a xlink:type="simple" xlink:href="#__RefHeading___Toc6867_159003938" text:style-name="Index_20_Link" text:visited-style-name="Index_20_Link">Blend Files<text:tab/>39</text:a></text:p>
          <text:p text:style-name="P147"><text:a xlink:type="simple" xlink:href="#__RefHeading___Toc6869_159003938" text:style-name="Index_20_Link" text:visited-style-name="Index_20_Link">File Browser<text:tab/>41</text:a></text:p>
          <text:p text:style-name="P148"><text:a xlink:type="simple" xlink:href="#__RefHeading___Toc4671_3954242542" text:style-name="Index_20_Link" text:visited-style-name="Index_20_Link">File Paths<text:tab/>42</text:a></text:p>
          <text:p text:style-name="P147"><text:a xlink:type="simple" xlink:href="#__RefHeading___Toc4673_3954242542" text:style-name="Index_20_Link" text:visited-style-name="Index_20_Link">Data<text:tab/>42</text:a></text:p>
          <text:p text:style-name="P147"><text:a xlink:type="simple" xlink:href="#__RefHeading___Toc4681_3954242542" text:style-name="Index_20_Link" text:visited-style-name="Index_20_Link">Render<text:tab/>43</text:a></text:p>
          <text:p text:style-name="P147"><text:a xlink:type="simple" xlink:href="#__RefHeading___Toc4687_3954242542" text:style-name="Index_20_Link" text:visited-style-name="Index_20_Link">Applications<text:tab/>43</text:a></text:p>
          <text:p text:style-name="P147"><text:a xlink:type="simple" xlink:href="#__RefHeading___Toc4691_3954242542" text:style-name="Index_20_Link" text:visited-style-name="Index_20_Link">Development<text:tab/>43</text:a></text:p>
          <text:p text:style-name="P147"><text:a xlink:type="simple" xlink:href="#__RefHeading___Toc4838_2204379237" text:style-name="Index_20_Link" text:visited-style-name="Index_20_Link">Asset Libraries<text:tab/>43</text:a></text:p>
          <text:p text:style-name="P148"><text:a xlink:type="simple" xlink:href="#__RefHeading___Toc4645_1296128914" text:style-name="Index_20_Link" text:visited-style-name="Index_20_Link">Experimental<text:tab/>44</text:a></text:p>
        </text:index-body>
      </text:table-of-content>
      <text:p text:style-name="P45"/>
      <table:table table:name="Tabelle12" table:style-name="Tabelle12">
        <table:table-column table:style-name="Tabelle12.A"/>
        <table:table-row table:style-name="TableLine2154879207696">
          <table:table-cell table:style-name="Tabelle12.A1" office:value-type="string">
            <text:h text:style-name="P154"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148"><text:a xlink:type="simple" xlink:href="#__RefHeading___Toc65243_3716474372" text:style-name="Index_20_Link" text:visited-style-name="Index_20_Link">Detailed Table of content<text:tab/>2</text:a></text:p>
          <text:p text:style-name="P148"><text:a xlink:type="simple" xlink:href="#__RefHeading___Toc2082_2906453973" text:style-name="Index_20_Link" text:visited-style-name="Index_20_Link">Preferences<text:tab/>8</text:a></text:p>
          <text:p text:style-name="P147"><text:a xlink:type="simple" xlink:href="#__RefHeading___Toc9885_304919506" text:style-name="Index_20_Link" text:visited-style-name="Index_20_Link">Navigation Sidebar<text:tab/>8</text:a></text:p>
          <text:p text:style-name="P145"><text:a xlink:type="simple" xlink:href="#__RefHeading___Toc4411_3954242542" text:style-name="Index_20_Link" text:visited-style-name="Index_20_Link">Save Preferences menu<text:tab/>8</text:a></text:p>
          <text:p text:style-name="P146"><text:a xlink:type="simple" xlink:href="#__RefHeading___Toc4413_3954242542" text:style-name="Index_20_Link" text:visited-style-name="Index_20_Link">Auto Save preferences<text:tab/>8</text:a></text:p>
          <text:p text:style-name="P146"><text:a xlink:type="simple" xlink:href="#__RefHeading___Toc4415_3954242542" text:style-name="Index_20_Link" text:visited-style-name="Index_20_Link">Save current State<text:tab/>8</text:a></text:p>
          <text:p text:style-name="P146"><text:a xlink:type="simple" xlink:href="#__RefHeading___Toc4417_3954242542" text:style-name="Index_20_Link" text:visited-style-name="Index_20_Link">Revert to Saved<text:tab/>8</text:a></text:p>
          <text:p text:style-name="P146"><text:a xlink:type="simple" xlink:href="#__RefHeading___Toc4419_3954242542" text:style-name="Index_20_Link" text:visited-style-name="Index_20_Link">Load Factory Settings<text:tab/>8</text:a></text:p>
          <text:p text:style-name="P148"><text:a xlink:type="simple" xlink:href="#__RefHeading___Toc2084_2906453973" text:style-name="Index_20_Link" text:visited-style-name="Index_20_Link">Interface Tab<text:tab/>9</text:a></text:p>
          <text:p text:style-name="P147"><text:a xlink:type="simple" xlink:href="#__RefHeading___Toc9887_304919506" text:style-name="Index_20_Link" text:visited-style-name="Index_20_Link">Display Panel<text:tab/>9</text:a></text:p>
          <text:p text:style-name="P145"><text:a xlink:type="simple" xlink:href="#__RefHeading___Toc4421_3954242542" text:style-name="Index_20_Link" text:visited-style-name="Index_20_Link">Resolution Scale<text:tab/>9</text:a></text:p>
          <text:p text:style-name="P145"><text:a xlink:type="simple" xlink:href="#__RefHeading___Toc4423_3954242542" text:style-name="Index_20_Link" text:visited-style-name="Index_20_Link">Line Width<text:tab/>9</text:a></text:p>
          <text:p text:style-name="P145"><text:a xlink:type="simple" xlink:href="#__RefHeading___Toc4425_3954242542" text:style-name="Index_20_Link" text:visited-style-name="Index_20_Link">Splash Screen<text:tab/>9</text:a></text:p>
          <text:p text:style-name="P145"><text:a xlink:type="simple" xlink:href="#__RefHeading___Toc4427_3954242542" text:style-name="Index_20_Link" text:visited-style-name="Index_20_Link">Tool tips<text:tab/>9</text:a></text:p>
          <text:p text:style-name="P145"><text:a xlink:type="simple" xlink:href="#__RefHeading___Toc4429_3954242542" text:style-name="Index_20_Link" text:visited-style-name="Index_20_Link">Python Tool tips<text:tab/>9</text:a></text:p>
          <text:p text:style-name="P145"><text:a xlink:type="simple" xlink:href="#__RefHeading___Toc4431_3954242542" text:style-name="Index_20_Link" text:visited-style-name="Index_20_Link">Developer Extras<text:tab/>10</text:a></text:p>
          <text:p text:style-name="P147"><text:a xlink:type="simple" xlink:href="#__RefHeading___Toc9889_304919506" text:style-name="Index_20_Link" text:visited-style-name="Index_20_Link">Editors Panel<text:tab/>10</text:a></text:p>
          <text:p text:style-name="P145"><text:a xlink:type="simple" xlink:href="#__RefHeading___Toc4435_3954242542" text:style-name="Index_20_Link" text:visited-style-name="Index_20_Link">Region Overlap<text:tab/>10</text:a></text:p>
          <text:p text:style-name="P145"><text:a xlink:type="simple" xlink:href="#__RefHeading___Toc4439_3954242542" text:style-name="Index_20_Link" text:visited-style-name="Index_20_Link">Color Picker Type<text:tab/>10</text:a></text:p>
          <text:p text:style-name="P145"><text:a xlink:type="simple" xlink:href="#__RefHeading___Toc4441_3954242542" text:style-name="Index_20_Link" text:visited-style-name="Index_20_Link">Header Position<text:tab/>10</text:a></text:p>
          <text:p text:style-name="P145"><text:a xlink:type="simple" xlink:href="#__RefHeading___Toc4443_3954242542" text:style-name="Index_20_Link" text:visited-style-name="Index_20_Link">Factor Display Type<text:tab/>10</text:a></text:p>
          <text:p text:style-name="P145"><text:a xlink:type="simple" xlink:href="#__RefHeading___Toc4958_2509128217" text:style-name="Index_20_Link" text:visited-style-name="Index_20_Link">Temporary Editors subpanel<text:tab/>10</text:a></text:p>
          <text:p text:style-name="P146"><text:a xlink:type="simple" xlink:href="#__RefHeading___Toc4960_2509128217" text:style-name="Index_20_Link" text:visited-style-name="Index_20_Link">Render in<text:tab/>10</text:a></text:p>
          <text:p text:style-name="P146"><text:a xlink:type="simple" xlink:href="#__RefHeading___Toc4962_2509128217" text:style-name="Index_20_Link" text:visited-style-name="Index_20_Link">File browser<text:tab/>11</text:a></text:p>
          <text:p text:style-name="P145"><text:a xlink:type="simple" xlink:href="#__RefHeading___Toc4964_2509128217" text:style-name="Index_20_Link" text:visited-style-name="Index_20_Link">Status Bar subpanel<text:tab/>11</text:a></text:p>
          <text:p text:style-name="P147"><text:a xlink:type="simple" xlink:href="#__RefHeading___Toc9891_304919506" text:style-name="Index_20_Link" text:visited-style-name="Index_20_Link">Translation Panel<text:tab/>11</text:a></text:p>
          <text:p text:style-name="P145"><text:a xlink:type="simple" xlink:href="#__RefHeading___Toc4445_3954242542" text:style-name="Index_20_Link" text:visited-style-name="Index_20_Link">Language<text:tab/>11</text:a></text:p>
          <text:p text:style-name="P145"><text:a xlink:type="simple" xlink:href="#__RefHeading___Toc4447_3954242542" text:style-name="Index_20_Link" text:visited-style-name="Index_20_Link">Tool tips<text:tab/>11</text:a></text:p>
          <text:p text:style-name="P145"><text:soft-page-break/><text:a xlink:type="simple" xlink:href="#__RefHeading___Toc4449_3954242542" text:style-name="Index_20_Link" text:visited-style-name="Index_20_Link">Interface<text:tab/>11</text:a></text:p>
          <text:p text:style-name="P145"><text:a xlink:type="simple" xlink:href="#__RefHeading___Toc4451_3954242542" text:style-name="Index_20_Link" text:visited-style-name="Index_20_Link">New Data<text:tab/>11</text:a></text:p>
          <text:p text:style-name="P147"><text:a xlink:type="simple" xlink:href="#__RefHeading___Toc9893_304919506" text:style-name="Index_20_Link" text:visited-style-name="Index_20_Link">Text Rendering Panel<text:tab/>12</text:a></text:p>
          <text:p text:style-name="P145"><text:a xlink:type="simple" xlink:href="#__RefHeading___Toc4453_3954242542" text:style-name="Index_20_Link" text:visited-style-name="Index_20_Link">Anti Aliasing<text:tab/>12</text:a></text:p>
          <text:p text:style-name="P145"><text:a xlink:type="simple" xlink:href="#__RefHeading___Toc4455_3954242542" text:style-name="Index_20_Link" text:visited-style-name="Index_20_Link">Hinting<text:tab/>12</text:a></text:p>
          <text:p text:style-name="P147"><text:a xlink:type="simple" xlink:href="#__RefHeading___Toc9646_4219285801" text:style-name="Index_20_Link" text:visited-style-name="Index_20_Link">Interface Font<text:tab/>12</text:a></text:p>
          <text:p text:style-name="P147"><text:a xlink:type="simple" xlink:href="#__RefHeading___Toc36592_9687543391" text:style-name="Index_20_Link" text:visited-style-name="Index_20_Link">Monospace Font<text:tab/>13</text:a></text:p>
          <text:p text:style-name="P147"><text:a xlink:type="simple" xlink:href="#__RefHeading___Toc9895_304919506" text:style-name="Index_20_Link" text:visited-style-name="Index_20_Link">Menus Panel<text:tab/>13</text:a></text:p>
          <text:p text:style-name="P145"><text:a xlink:type="simple" xlink:href="#__RefHeading___Toc4457_3954242542" text:style-name="Index_20_Link" text:visited-style-name="Index_20_Link">Open on Mouse Over<text:tab/>13</text:a></text:p>
          <text:p text:style-name="P146"><text:a xlink:type="simple" xlink:href="#__RefHeading___Toc4459_3954242542" text:style-name="Index_20_Link" text:visited-style-name="Index_20_Link">Top Level<text:tab/>13</text:a></text:p>
          <text:p text:style-name="P146"><text:a xlink:type="simple" xlink:href="#__RefHeading___Toc4461_3954242542" text:style-name="Index_20_Link" text:visited-style-name="Index_20_Link">Sub Level<text:tab/>13</text:a></text:p>
          <text:p text:style-name="P147"><text:a xlink:type="simple" xlink:href="#__RefHeading___Toc4463_3954242542" text:style-name="Index_20_Link" text:visited-style-name="Index_20_Link">Pie Menus<text:tab/>13</text:a></text:p>
          <text:p text:style-name="P146"><text:a xlink:type="simple" xlink:href="#__RefHeading___Toc4465_3954242542" text:style-name="Index_20_Link" text:visited-style-name="Index_20_Link">Animation Timeout<text:tab/>13</text:a></text:p>
          <text:p text:style-name="P146"><text:a xlink:type="simple" xlink:href="#__RefHeading___Toc4467_3954242542" text:style-name="Index_20_Link" text:visited-style-name="Index_20_Link">Top Key Timeout<text:tab/>13</text:a></text:p>
          <text:p text:style-name="P146"><text:a xlink:type="simple" xlink:href="#__RefHeading___Toc4469_3954242542" text:style-name="Index_20_Link" text:visited-style-name="Index_20_Link">Recenter Timeout<text:tab/>13</text:a></text:p>
          <text:p text:style-name="P146"><text:a xlink:type="simple" xlink:href="#__RefHeading___Toc4471_3954242542" text:style-name="Index_20_Link" text:visited-style-name="Index_20_Link">Radius<text:tab/>13</text:a></text:p>
          <text:p text:style-name="P146"><text:a xlink:type="simple" xlink:href="#__RefHeading___Toc4473_3954242542" text:style-name="Index_20_Link" text:visited-style-name="Index_20_Link">Threshold<text:tab/>13</text:a></text:p>
          <text:p text:style-name="P146"><text:a xlink:type="simple" xlink:href="#__RefHeading___Toc4475_3954242542" text:style-name="Index_20_Link" text:visited-style-name="Index_20_Link">Confirm Threshold<text:tab/>13</text:a></text:p>
          <text:p text:style-name="P148"><text:a xlink:type="simple" xlink:href="#__RefHeading___Toc9648_4219285801" text:style-name="Index_20_Link" text:visited-style-name="Index_20_Link">Themes<text:tab/>14</text:a></text:p>
          <text:p text:style-name="P147"><text:a xlink:type="simple" xlink:href="#__RefHeading___Toc9650_4219285801" text:style-name="Index_20_Link" text:visited-style-name="Index_20_Link">Presets<text:tab/>14</text:a></text:p>
          <text:p text:style-name="P145"><text:a xlink:type="simple" xlink:href="#__RefHeading___Toc4477_3954242542" text:style-name="Index_20_Link" text:visited-style-name="Index_20_Link">Create new Theme<text:tab/>14</text:a></text:p>
          <text:p text:style-name="P147"><text:a xlink:type="simple" xlink:href="#__RefHeading___Toc9652_4219285801" text:style-name="Index_20_Link" text:visited-style-name="Index_20_Link">Install<text:tab/>14</text:a></text:p>
          <text:p text:style-name="P147"><text:a xlink:type="simple" xlink:href="#__RefHeading___Toc9654_4219285801" text:style-name="Index_20_Link" text:visited-style-name="Index_20_Link">Reset<text:tab/>14</text:a></text:p>
          <text:p text:style-name="P147"><text:a xlink:type="simple" xlink:href="#__RefHeading___Toc9656_4219285801" text:style-name="Index_20_Link" text:visited-style-name="Index_20_Link">List of Editors<text:tab/>15</text:a></text:p>
          <text:p text:style-name="P148"><text:a xlink:type="simple" xlink:href="#__RefHeading___Toc9735_3562564537" text:style-name="Index_20_Link" text:visited-style-name="Index_20_Link">Viewport<text:tab/>15</text:a></text:p>
          <text:p text:style-name="P147"><text:a xlink:type="simple" xlink:href="#__RefHeading___Toc9737_3562564537" text:style-name="Index_20_Link" text:visited-style-name="Index_20_Link">Display<text:tab/>15</text:a></text:p>
          <text:p text:style-name="P145"><text:a xlink:type="simple" xlink:href="#__RefHeading___Toc5010_2296534717" text:style-name="Index_20_Link" text:visited-style-name="Index_20_Link">Text Info Overlay<text:tab/>15</text:a></text:p>
          <text:p text:style-name="P146"><text:a xlink:type="simple" xlink:href="#__RefHeading___Toc4479_3954242542" text:style-name="Index_20_Link" text:visited-style-name="Index_20_Link">Object Info<text:tab/>15</text:a></text:p>
          <text:p text:style-name="P146"><text:a xlink:type="simple" xlink:href="#__RefHeading___Toc4481_3954242542" text:style-name="Index_20_Link" text:visited-style-name="Index_20_Link">View Name<text:tab/>15</text:a></text:p>
          <text:p text:style-name="P146"><text:a xlink:type="simple" xlink:href="#__RefHeading___Toc4483_3954242542" text:style-name="Index_20_Link" text:visited-style-name="Index_20_Link">Playback FPS<text:tab/>15</text:a></text:p>
          <text:p text:style-name="P146"><text:a xlink:type="simple" xlink:href="#__RefHeading___Toc4485_3954242542" text:style-name="Index_20_Link" text:visited-style-name="Index_20_Link">Gizmo Size<text:tab/>16</text:a></text:p>
          <text:p text:style-name="P146"><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6</text:a></text:p>
          <text:p text:style-name="P146"><text:a xlink:type="simple" xlink:href="#__RefHeading___Toc11518_260093420" text:style-name="Index_20_Link" text:visited-style-name="Index_20_Link">3D Viewport Axis<text:tab/>16</text:a></text:p>
          <text:p text:style-name="P149"><text:a xlink:type="simple" xlink:href="#__RefHeading___Toc11520_260093420" text:style-name="Index_20_Link" text:visited-style-name="Index_20_Link">Off<text:tab/>16</text:a></text:p>
          <text:p text:style-name="P149"><text:a xlink:type="simple" xlink:href="#__RefHeading___Toc11522_260093420" text:style-name="Index_20_Link" text:visited-style-name="Index_20_Link">Simple Axis<text:tab/>16</text:a></text:p>
          <text:p text:style-name="P150"><text:a xlink:type="simple" xlink:href="#__RefHeading___Toc11524_260093420" text:style-name="Index_20_Link" text:visited-style-name="Index_20_Link">Size<text:tab/>16</text:a></text:p>
          <text:p text:style-name="P150"><text:a xlink:type="simple" xlink:href="#__RefHeading___Toc11526_260093420" text:style-name="Index_20_Link" text:visited-style-name="Index_20_Link">Brightness<text:tab/>16</text:a></text:p>
          <text:p text:style-name="P149"><text:a xlink:type="simple" xlink:href="#__RefHeading___Toc11528_260093420" text:style-name="Index_20_Link" text:visited-style-name="Index_20_Link">Interactive Navigation<text:tab/>16</text:a></text:p>
          <text:p text:style-name="P150"><text:a xlink:type="simple" xlink:href="#__RefHeading___Toc4841_922134893" text:style-name="Index_20_Link" text:visited-style-name="Index_20_Link">Size<text:tab/>16</text:a></text:p>
          <text:p text:style-name="P147"><text:a xlink:type="simple" xlink:href="#__RefHeading___Toc9739_3562564537" text:style-name="Index_20_Link" text:visited-style-name="Index_20_Link">Quality<text:tab/>16</text:a></text:p>
          <text:p text:style-name="P145"><text:a xlink:type="simple" xlink:href="#__RefHeading___Toc4489_3954242542" text:style-name="Index_20_Link" text:visited-style-name="Index_20_Link">Viewport Anti-Aliasing<text:tab/>16</text:a></text:p>
          <text:p text:style-name="P145"><text:a xlink:type="simple" xlink:href="#__RefHeading___Toc4491_3954242542" text:style-name="Index_20_Link" text:visited-style-name="Index_20_Link">Multi sampling<text:tab/>17</text:a></text:p>
          <text:p text:style-name="P145"><text:a xlink:type="simple" xlink:href="#__RefHeading___Toc4493_3954242542" text:style-name="Index_20_Link" text:visited-style-name="Index_20_Link">Grease Pencil Multi sampling<text:tab/>17</text:a></text:p>
          <text:p text:style-name="P145"><text:a xlink:type="simple" xlink:href="#__RefHeading___Toc4495_3954242542" text:style-name="Index_20_Link" text:visited-style-name="Index_20_Link">Edit Mode Smooth Wires<text:tab/>17</text:a></text:p>
          <text:p text:style-name="P147"><text:a xlink:type="simple" xlink:href="#__RefHeading___Toc9741_3562564537" text:style-name="Index_20_Link" text:visited-style-name="Index_20_Link">Textures<text:tab/>17</text:a></text:p>
          <text:p text:style-name="P145"><text:a xlink:type="simple" xlink:href="#__RefHeading___Toc4497_3954242542" text:style-name="Index_20_Link" text:visited-style-name="Index_20_Link">Limit Size<text:tab/>17</text:a></text:p>
          <text:p text:style-name="P145"><text:a xlink:type="simple" xlink:href="#__RefHeading___Toc4499_3954242542" text:style-name="Index_20_Link" text:visited-style-name="Index_20_Link">Anisotropic Filtering<text:tab/>17</text:a></text:p>
          <text:p text:style-name="P145"><text:a xlink:type="simple" xlink:href="#__RefHeading___Toc4501_3954242542" text:style-name="Index_20_Link" text:visited-style-name="Index_20_Link">Clip Alpha<text:tab/>17</text:a></text:p>
          <text:p text:style-name="P145"><text:a xlink:type="simple" xlink:href="#__RefHeading___Toc4503_3954242542" text:style-name="Index_20_Link" text:visited-style-name="Index_20_Link">Image Display Method<text:tab/>17</text:a></text:p>
          <text:p text:style-name="P147"><text:a xlink:type="simple" xlink:href="#__RefHeading___Toc9743_3562564537" text:style-name="Index_20_Link" text:visited-style-name="Index_20_Link">Selection<text:tab/>17</text:a></text:p>
          <text:p text:style-name="P148"><text:a xlink:type="simple" xlink:href="#__RefHeading___Toc9943_531186970" text:style-name="Index_20_Link" text:visited-style-name="Index_20_Link">Lights<text:tab/>18</text:a></text:p>
          <text:p text:style-name="P147"><text:a xlink:type="simple" xlink:href="#__RefHeading___Toc9945_531186970" text:style-name="Index_20_Link" text:visited-style-name="Index_20_Link">Studio Lights<text:tab/>18</text:a></text:p>
          <text:p text:style-name="P145"><text:a xlink:type="simple" xlink:href="#__RefHeading___Toc4505_3954242542" text:style-name="Index_20_Link" text:visited-style-name="Index_20_Link">Install<text:tab/>18</text:a></text:p>
          <text:p text:style-name="P145"><text:soft-page-break/><text:a xlink:type="simple" xlink:href="#__RefHeading___Toc4507_3954242542" text:style-name="Index_20_Link" text:visited-style-name="Index_20_Link">Preview Window<text:tab/>18</text:a></text:p>
          <text:p text:style-name="P146"><text:a xlink:type="simple" xlink:href="#__RefHeading___Toc4509_3954242542" text:style-name="Index_20_Link" text:visited-style-name="Index_20_Link">Delete Studio Light<text:tab/>18</text:a></text:p>
          <text:p text:style-name="P146"><text:a xlink:type="simple" xlink:href="#__RefHeading___Toc4511_3954242542" text:style-name="Index_20_Link" text:visited-style-name="Index_20_Link">Copy Studio Light settings to the Studio Light Editor<text:tab/>18</text:a></text:p>
          <text:p text:style-name="P145"><text:a xlink:type="simple" xlink:href="#__RefHeading___Toc4513_3954242542" text:style-name="Index_20_Link" text:visited-style-name="Index_20_Link">Edit Studio Light<text:tab/>19</text:a></text:p>
          <text:p text:style-name="P145"><text:a xlink:type="simple" xlink:href="#__RefHeading___Toc4515_3954242542" text:style-name="Index_20_Link" text:visited-style-name="Index_20_Link">Save as Studio Light<text:tab/>19</text:a></text:p>
          <text:p text:style-name="P145"><text:a xlink:type="simple" xlink:href="#__RefHeading___Toc4517_3954242542" text:style-name="Index_20_Link" text:visited-style-name="Index_20_Link">Use Light<text:tab/>19</text:a></text:p>
          <text:p text:style-name="P145"><text:a xlink:type="simple" xlink:href="#__RefHeading___Toc4519_3954242542" text:style-name="Index_20_Link" text:visited-style-name="Index_20_Link">Diffuse<text:tab/>19</text:a></text:p>
          <text:p text:style-name="P145"><text:a xlink:type="simple" xlink:href="#__RefHeading___Toc4521_3954242542" text:style-name="Index_20_Link" text:visited-style-name="Index_20_Link">Specular<text:tab/>19</text:a></text:p>
          <text:p text:style-name="P145"><text:a xlink:type="simple" xlink:href="#__RefHeading___Toc4523_3954242542" text:style-name="Index_20_Link" text:visited-style-name="Index_20_Link">Smooth<text:tab/>19</text:a></text:p>
          <text:p text:style-name="P145"><text:a xlink:type="simple" xlink:href="#__RefHeading___Toc4525_3954242542" text:style-name="Index_20_Link" text:visited-style-name="Index_20_Link">Direction<text:tab/>19</text:a></text:p>
          <text:p text:style-name="P147"><text:a xlink:type="simple" xlink:href="#__RefHeading___Toc9947_531186970" text:style-name="Index_20_Link" text:visited-style-name="Index_20_Link">MatCaps<text:tab/>19</text:a></text:p>
          <text:p text:style-name="P147"><text:a xlink:type="simple" xlink:href="#__RefHeading___Toc9949_531186970" text:style-name="Index_20_Link" text:visited-style-name="Index_20_Link">LookDevHDRI's<text:tab/>19</text:a></text:p>
          <text:p text:style-name="P148"><text:a xlink:type="simple" xlink:href="#__RefHeading___Toc413_1378830291" text:style-name="Index_20_Link" text:visited-style-name="Index_20_Link">Editing<text:tab/>20</text:a></text:p>
          <text:p text:style-name="P147"><text:a xlink:type="simple" xlink:href="#__RefHeading___Toc10075_3071204033" text:style-name="Index_20_Link" text:visited-style-name="Index_20_Link">Objects<text:tab/>20</text:a></text:p>
          <text:p text:style-name="P145"><text:a xlink:type="simple" xlink:href="#__RefHeading___Toc4611_3871393058" text:style-name="Index_20_Link" text:visited-style-name="Index_20_Link">New Objects<text:tab/>20</text:a></text:p>
          <text:p text:style-name="P146"><text:a xlink:type="simple" xlink:href="#__RefHeading___Toc10077_3071204033" text:style-name="Index_20_Link" text:visited-style-name="Index_20_Link">Link Materials To<text:tab/>20</text:a></text:p>
          <text:p text:style-name="P149"><text:a xlink:type="simple" xlink:href="#__RefHeading___Toc2439_586671276" text:style-name="Index_20_Link" text:visited-style-name="Index_20_Link">ObData<text:tab/>20</text:a></text:p>
          <text:p text:style-name="P149"><text:a xlink:type="simple" xlink:href="#__RefHeading___Toc2441_586671276" text:style-name="Index_20_Link" text:visited-style-name="Index_20_Link">Object<text:tab/>20</text:a></text:p>
          <text:p text:style-name="P146"><text:a xlink:type="simple" xlink:href="#__RefHeading___Toc10079_3071204033" text:style-name="Index_20_Link" text:visited-style-name="Index_20_Link">Align To<text:tab/>21</text:a></text:p>
          <text:p text:style-name="P149"><text:a xlink:type="simple" xlink:href="#__RefHeading___Toc2447_586671276" text:style-name="Index_20_Link" text:visited-style-name="Index_20_Link">World<text:tab/>21</text:a></text:p>
          <text:p text:style-name="P149"><text:a xlink:type="simple" xlink:href="#__RefHeading___Toc2449_586671276" text:style-name="Index_20_Link" text:visited-style-name="Index_20_Link">View<text:tab/>21</text:a></text:p>
          <text:p text:style-name="P146"><text:a xlink:type="simple" xlink:href="#__RefHeading___Toc10081_3071204033" text:style-name="Index_20_Link" text:visited-style-name="Index_20_Link">Enter Edit Mode<text:tab/>21</text:a></text:p>
          <text:p text:style-name="P146"><text:a xlink:type="simple" xlink:href="#__RefHeading___Toc4623_1528236393" text:style-name="Index_20_Link" text:visited-style-name="Index_20_Link">Instance Empty Size<text:tab/>21</text:a></text:p>
          <text:p text:style-name="P145"><text:a xlink:type="simple" xlink:href="#__RefHeading___Toc10083_3071204033" text:style-name="Index_20_Link" text:visited-style-name="Index_20_Link">Duplicate Data<text:tab/>21</text:a></text:p>
          <text:p text:style-name="P147"><text:a xlink:type="simple" xlink:href="#__RefHeading___Toc10085_3071204033" text:style-name="Index_20_Link" text:visited-style-name="Index_20_Link">3D Cursor<text:tab/>21</text:a></text:p>
          <text:p text:style-name="P145"><text:a xlink:type="simple" xlink:href="#__RefHeading___Toc4527_3954242542" text:style-name="Index_20_Link" text:visited-style-name="Index_20_Link">Cursor Surface Project<text:tab/>21</text:a></text:p>
          <text:p text:style-name="P145"><text:a xlink:type="simple" xlink:href="#__RefHeading___Toc4529_3954242542" text:style-name="Index_20_Link" text:visited-style-name="Index_20_Link">Cursor Lock Adjust<text:tab/>21</text:a></text:p>
          <text:p text:style-name="P147"><text:a xlink:type="simple" xlink:href="#__RefHeading___Toc10087_3071204033" text:style-name="Index_20_Link" text:visited-style-name="Index_20_Link">Annotations<text:tab/>21</text:a></text:p>
          <text:p text:style-name="P145"><text:a xlink:type="simple" xlink:href="#__RefHeading___Toc4531_3954242542" text:style-name="Index_20_Link" text:visited-style-name="Index_20_Link">Default Color<text:tab/>21</text:a></text:p>
          <text:p text:style-name="P145"><text:a xlink:type="simple" xlink:href="#__RefHeading___Toc4533_3954242542" text:style-name="Index_20_Link" text:visited-style-name="Index_20_Link">Eraser radius<text:tab/>21</text:a></text:p>
          <text:p text:style-name="P145"><text:a xlink:type="simple" xlink:href="#__RefHeading___Toc4535_3954242542" text:style-name="Index_20_Link" text:visited-style-name="Index_20_Link">Simplify Stroke<text:tab/>21</text:a></text:p>
          <text:p text:style-name="P147"><text:a xlink:type="simple" xlink:href="#__RefHeading___Toc10089_3071204033" text:style-name="Index_20_Link" text:visited-style-name="Index_20_Link">Weight Paint<text:tab/>22</text:a></text:p>
          <text:p text:style-name="P145"><text:a xlink:type="simple" xlink:href="#__RefHeading___Toc4537_3954242542" text:style-name="Index_20_Link" text:visited-style-name="Index_20_Link">Use Custom Colors<text:tab/>22</text:a></text:p>
          <text:p text:style-name="P146"><text:a xlink:type="simple" xlink:href="#__RefHeading___Toc4539_3954242542" text:style-name="Index_20_Link" text:visited-style-name="Index_20_Link">Tools Menu<text:tab/>22</text:a></text:p>
          <text:p text:style-name="P146"><text:a xlink:type="simple" xlink:href="#__RefHeading___Toc4541_3954242542" text:style-name="Index_20_Link" text:visited-style-name="Index_20_Link">Background Color<text:tab/>23</text:a></text:p>
          <text:p text:style-name="P146"><text:a xlink:type="simple" xlink:href="#__RefHeading___Toc4543_3954242542" text:style-name="Index_20_Link" text:visited-style-name="Index_20_Link">Gradient Stroke Mode<text:tab/>23</text:a></text:p>
          <text:p text:style-name="P147"><text:a xlink:type="simple" xlink:href="#__RefHeading___Toc10091_3071204033" text:style-name="Index_20_Link" text:visited-style-name="Index_20_Link">Grease Pencil<text:tab/>23</text:a></text:p>
          <text:p text:style-name="P145"><text:a xlink:type="simple" xlink:href="#__RefHeading___Toc4545_3954242542" text:style-name="Index_20_Link" text:visited-style-name="Index_20_Link">Manhattan Distance<text:tab/>23</text:a></text:p>
          <text:p text:style-name="P145"><text:a xlink:type="simple" xlink:href="#__RefHeading___Toc2461_5866712761" text:style-name="Index_20_Link" text:visited-style-name="Index_20_Link">Euclidean Distance<text:tab/>23</text:a></text:p>
          <text:p text:style-name="P147"><text:a xlink:type="simple" xlink:href="#__RefHeading___Toc10093_3071204033" text:style-name="Index_20_Link" text:visited-style-name="Index_20_Link">Miscellaneous<text:tab/>23</text:a></text:p>
          <text:p text:style-name="P145"><text:a xlink:type="simple" xlink:href="#__RefHeading___Toc2709_36165146711" text:style-name="Index_20_Link" text:visited-style-name="Index_20_Link">Sculpt Overlay Color<text:tab/>24</text:a></text:p>
          <text:p text:style-name="P145"><text:a xlink:type="simple" xlink:href="#__RefHeading___Toc4547_3954242542" text:style-name="Index_20_Link" text:visited-style-name="Index_20_Link">Node Auto Offset Margin<text:tab/>24</text:a></text:p>
          <text:p text:style-name="P148"><text:a xlink:type="simple" xlink:href="#__RefHeading___Toc5407_2794962620" text:style-name="Index_20_Link" text:visited-style-name="Index_20_Link">Animation<text:tab/>24</text:a></text:p>
          <text:p text:style-name="P147"><text:a xlink:type="simple" xlink:href="#__RefHeading___Toc5409_2794962620" text:style-name="Index_20_Link" text:visited-style-name="Index_20_Link">Timeline<text:tab/>25</text:a></text:p>
          <text:p text:style-name="P145"><text:a xlink:type="simple" xlink:href="#__RefHeading___Toc4549_3954242542" text:style-name="Index_20_Link" text:visited-style-name="Index_20_Link">Allow negative Frames<text:tab/>25</text:a></text:p>
          <text:p text:style-name="P145"><text:a xlink:type="simple" xlink:href="#__RefHeading___Toc4551_3954242542" text:style-name="Index_20_Link" text:visited-style-name="Index_20_Link">Minimum Grid Spacing<text:tab/>25</text:a></text:p>
          <text:p text:style-name="P145"><text:a xlink:type="simple" xlink:href="#__RefHeading___Toc2426_2252937503" text:style-name="Index_20_Link" text:visited-style-name="Index_20_Link">Time Code Style<text:tab/>25</text:a></text:p>
          <text:p text:style-name="P145"><text:a xlink:type="simple" xlink:href="#__RefHeading___Toc2428_2252937503" text:style-name="Index_20_Link" text:visited-style-name="Index_20_Link">Zoom To Frame Type<text:tab/>25</text:a></text:p>
          <text:p text:style-name="P145"><text:a xlink:type="simple" xlink:href="#__RefHeading___Toc4553_3954242542" text:style-name="Index_20_Link" text:visited-style-name="Index_20_Link">Keyframes<text:tab/>25</text:a></text:p>
          <text:p text:style-name="P146"><text:a xlink:type="simple" xlink:href="#__RefHeading___Toc4555_3954242542" text:style-name="Index_20_Link" text:visited-style-name="Index_20_Link">Visual Keying<text:tab/>25</text:a></text:p>
          <text:p text:style-name="P146"><text:a xlink:type="simple" xlink:href="#__RefHeading___Toc2693_36165146711" text:style-name="Index_20_Link" text:visited-style-name="Index_20_Link">Only Insert Needed<text:tab/>25</text:a></text:p>
          <text:p text:style-name="P149"><text:a xlink:type="simple" xlink:href="#__RefHeading___Toc4557_3954242542" text:style-name="Index_20_Link" text:visited-style-name="Index_20_Link">Auto Keyframing<text:tab/>25</text:a></text:p>
          <text:p text:style-name="P150"><text:a xlink:type="simple" xlink:href="#__RefHeading___Toc4559_3954242542" text:style-name="Index_20_Link" text:visited-style-name="Index_20_Link">Show Warning<text:tab/>25</text:a></text:p>
          <text:p text:style-name="P150"><text:soft-page-break/><text:a xlink:type="simple" xlink:href="#__RefHeading___Toc2699_36165146711" text:style-name="Index_20_Link" text:visited-style-name="Index_20_Link">Only Insert Available<text:tab/>26</text:a></text:p>
          <text:p text:style-name="P150"><text:a xlink:type="simple" xlink:href="#__RefHeading___Toc4561_3954242542" text:style-name="Index_20_Link" text:visited-style-name="Index_20_Link">Enable in new scenes<text:tab/>26</text:a></text:p>
          <text:p text:style-name="P145"><text:a xlink:type="simple" xlink:href="#__RefHeading___Toc4563_3954242542" text:style-name="Index_20_Link" text:visited-style-name="Index_20_Link">F-Curves<text:tab/>26</text:a></text:p>
          <text:p text:style-name="P146"><text:a xlink:type="simple" xlink:href="#__RefHeading___Toc4565_3954242542" text:style-name="Index_20_Link" text:visited-style-name="Index_20_Link">Unselected Opacity<text:tab/>26</text:a></text:p>
          <text:p text:style-name="P146"><text:a xlink:type="simple" xlink:href="#__RefHeading___Toc6198_824677353" text:style-name="Index_20_Link" text:visited-style-name="Index_20_Link">Default Smoothing Mode<text:tab/>26</text:a></text:p>
          <text:p text:style-name="P146"><text:a xlink:type="simple" xlink:href="#__RefHeading___Toc4567_3954242542" text:style-name="Index_20_Link" text:visited-style-name="Index_20_Link">Default Interpolation<text:tab/>26</text:a></text:p>
          <text:p text:style-name="P146"><text:a xlink:type="simple" xlink:href="#__RefHeading___Toc2703_36165146711" text:style-name="Index_20_Link" text:visited-style-name="Index_20_Link">Default Handles<text:tab/>26</text:a></text:p>
          <text:p text:style-name="P146"><text:a xlink:type="simple" xlink:href="#__RefHeading___Toc2705_36165146711" text:style-name="Index_20_Link" text:visited-style-name="Index_20_Link">XYZ to RGB<text:tab/>26</text:a></text:p>
          <text:p text:style-name="P146"><text:a xlink:type="simple" xlink:href="#__RefHeading___Toc6200_824677353" text:style-name="Index_20_Link" text:visited-style-name="Index_20_Link">Channel Group Colors<text:tab/>26</text:a></text:p>
          <text:p text:style-name="P148"><text:a xlink:type="simple" xlink:href="#__RefHeading___Toc10752_2400921360" text:style-name="Index_20_Link" text:visited-style-name="Index_20_Link">Addons<text:tab/>27</text:a></text:p>
          <text:p text:style-name="P147"><text:a xlink:type="simple" xlink:href="#__RefHeading___Toc10754_2400921360" text:style-name="Index_20_Link" text:visited-style-name="Index_20_Link">Header<text:tab/>27</text:a></text:p>
          <text:p text:style-name="P146"><text:a xlink:type="simple" xlink:href="#__RefHeading___Toc4569_3954242542" text:style-name="Index_20_Link" text:visited-style-name="Index_20_Link">Official / Community / Testing<text:tab/>27</text:a></text:p>
          <text:p text:style-name="P146"><text:a xlink:type="simple" xlink:href="#__RefHeading___Toc2633_39510115311" text:style-name="Index_20_Link" text:visited-style-name="Index_20_Link">Install Add-on<text:tab/>27</text:a></text:p>
          <text:p text:style-name="P146"><text:a xlink:type="simple" xlink:href="#__RefHeading___Toc2635_39510115311" text:style-name="Index_20_Link" text:visited-style-name="Index_20_Link">Refresh<text:tab/>27</text:a></text:p>
          <text:p text:style-name="P146"><text:a xlink:type="simple" xlink:href="#__RefHeading___Toc4571_3954242542" text:style-name="Index_20_Link" text:visited-style-name="Index_20_Link">Category<text:tab/>27</text:a></text:p>
          <text:p text:style-name="P145"><text:a xlink:type="simple" xlink:href="#__RefHeading___Toc4573_3954242542" text:style-name="Index_20_Link" text:visited-style-name="Index_20_Link">Search<text:tab/>27</text:a></text:p>
          <text:p text:style-name="P146"><text:a xlink:type="simple" xlink:href="#__RefHeading___Toc4575_3954242542" text:style-name="Index_20_Link" text:visited-style-name="Index_20_Link">List of Addons<text:tab/>28</text:a></text:p>
          <text:p text:style-name="P148"><text:a xlink:type="simple" xlink:href="#__RefHeading___Toc10756_2400921360" text:style-name="Index_20_Link" text:visited-style-name="Index_20_Link">Input<text:tab/>28</text:a></text:p>
          <text:p text:style-name="P147"><text:a xlink:type="simple" xlink:href="#__RefHeading___Toc10758_2400921360" text:style-name="Index_20_Link" text:visited-style-name="Index_20_Link">Keyboard<text:tab/>28</text:a></text:p>
          <text:p text:style-name="P145"><text:a xlink:type="simple" xlink:href="#__RefHeading___Toc4577_3954242542" text:style-name="Index_20_Link" text:visited-style-name="Index_20_Link">Emulate Numpad<text:tab/>28</text:a></text:p>
          <text:p text:style-name="P145"><text:a xlink:type="simple" xlink:href="#__RefHeading___Toc4579_3954242542" text:style-name="Index_20_Link" text:visited-style-name="Index_20_Link">Default to advanced numeric input<text:tab/>28</text:a></text:p>
          <text:p text:style-name="P147"><text:a xlink:type="simple" xlink:href="#__RefHeading___Toc10760_2400921360" text:style-name="Index_20_Link" text:visited-style-name="Index_20_Link">Mouse<text:tab/>28</text:a></text:p>
          <text:p text:style-name="P146"><text:a xlink:type="simple" xlink:href="#__RefHeading___Toc4581_3954242542" text:style-name="Index_20_Link" text:visited-style-name="Index_20_Link">Emulate 3 Button Mouse<text:tab/>28</text:a></text:p>
          <text:p text:style-name="P147"><text:a xlink:type="simple" xlink:href="#__RefHeading___Toc10762_2400921360" text:style-name="Index_20_Link" text:visited-style-name="Index_20_Link">Tablet<text:tab/>29</text:a></text:p>
          <text:p text:style-name="P145"><text:a xlink:type="simple" xlink:href="#__RefHeading___Toc4583_3954242542" text:style-name="Index_20_Link" text:visited-style-name="Index_20_Link">Tablet API<text:tab/>29</text:a></text:p>
          <text:p text:style-name="P145"><text:a xlink:type="simple" xlink:href="#__RefHeading___Toc4585_3954242542" text:style-name="Index_20_Link" text:visited-style-name="Index_20_Link">Max Threshold<text:tab/>29</text:a></text:p>
          <text:p text:style-name="P145"><text:a xlink:type="simple" xlink:href="#__RefHeading___Toc4587_3954242542" text:style-name="Index_20_Link" text:visited-style-name="Index_20_Link">Softness<text:tab/>29</text:a></text:p>
          <text:p text:style-name="P147"><text:a xlink:type="simple" xlink:href="#__RefHeading___Toc10764_2400921360" text:style-name="Index_20_Link" text:visited-style-name="Index_20_Link">NDOF<text:tab/>29</text:a></text:p>
          <text:p text:style-name="P146"><text:a xlink:type="simple" xlink:href="#__RefHeading___Toc4589_3954242542" text:style-name="Index_20_Link" text:visited-style-name="Index_20_Link">Pan Sensitivity<text:tab/>29</text:a></text:p>
          <text:p text:style-name="P146"><text:a xlink:type="simple" xlink:href="#__RefHeading___Toc2601_39510115311" text:style-name="Index_20_Link" text:visited-style-name="Index_20_Link">Orbit Sensitivity<text:tab/>29</text:a></text:p>
          <text:p text:style-name="P146"><text:a xlink:type="simple" xlink:href="#__RefHeading___Toc2603_39510115311" text:style-name="Index_20_Link" text:visited-style-name="Index_20_Link">Deadzone<text:tab/>29</text:a></text:p>
          <text:p text:style-name="P146"><text:a xlink:type="simple" xlink:href="#__RefHeading___Toc2605_39510115311" text:style-name="Index_20_Link" text:visited-style-name="Index_20_Link">Ndof View Navigate<text:tab/>29</text:a></text:p>
          <text:p text:style-name="P146"><text:a xlink:type="simple" xlink:href="#__RefHeading___Toc2607_39510115311" text:style-name="Index_20_Link" text:visited-style-name="Index_20_Link">Ndof View Rotation<text:tab/>29</text:a></text:p>
          <text:p text:style-name="P148"><text:a xlink:type="simple" xlink:href="#__RefHeading___Toc6123_316654319" text:style-name="Index_20_Link" text:visited-style-name="Index_20_Link">Navigation<text:tab/>30</text:a></text:p>
          <text:p text:style-name="P147"><text:a xlink:type="simple" xlink:href="#__RefHeading___Toc6125_316654319" text:style-name="Index_20_Link" text:visited-style-name="Index_20_Link">Orbit &amp; Pan<text:tab/>30</text:a></text:p>
          <text:p text:style-name="P145"><text:a xlink:type="simple" xlink:href="#__RefHeading___Toc4591_3954242542" text:style-name="Index_20_Link" text:visited-style-name="Index_20_Link">Orbit Method<text:tab/>30</text:a></text:p>
          <text:p text:style-name="P145"><text:a xlink:type="simple" xlink:href="#__RefHeading___Toc4593_3954242542" text:style-name="Index_20_Link" text:visited-style-name="Index_20_Link">Orbit around selection<text:tab/>30</text:a></text:p>
          <text:p text:style-name="P146"><text:a xlink:type="simple" xlink:href="#__RefHeading___Toc4595_3954242542" text:style-name="Index_20_Link" text:visited-style-name="Index_20_Link">Auto Perspective<text:tab/>30</text:a></text:p>
          <text:p text:style-name="P146"><text:a xlink:type="simple" xlink:href="#__RefHeading___Toc4597_3954242542" text:style-name="Index_20_Link" text:visited-style-name="Index_20_Link">Auto Depth<text:tab/>30</text:a></text:p>
          <text:p text:style-name="P146"><text:a xlink:type="simple" xlink:href="#__RefHeading___Toc4599_3954242542" text:style-name="Index_20_Link" text:visited-style-name="Index_20_Link">Smooth View<text:tab/>30</text:a></text:p>
          <text:p text:style-name="P146"><text:a xlink:type="simple" xlink:href="#__RefHeading___Toc2420_2252937503" text:style-name="Index_20_Link" text:visited-style-name="Index_20_Link">Rotation Angle<text:tab/>30</text:a></text:p>
          <text:p text:style-name="P147"><text:a xlink:type="simple" xlink:href="#__RefHeading___Toc6127_316654319" text:style-name="Index_20_Link" text:visited-style-name="Index_20_Link">Zoom<text:tab/>30</text:a></text:p>
          <text:p text:style-name="P145"><text:a xlink:type="simple" xlink:href="#__RefHeading___Toc4601_3954242542" text:style-name="Index_20_Link" text:visited-style-name="Index_20_Link">Zoom Method<text:tab/>31</text:a></text:p>
          <text:p text:style-name="P146"><text:a xlink:type="simple" xlink:href="#__RefHeading___Toc4859_3380975463" text:style-name="Index_20_Link" text:visited-style-name="Index_20_Link">Continue<text:tab/>31</text:a></text:p>
          <text:p text:style-name="P146"><text:a xlink:type="simple" xlink:href="#__RefHeading___Toc4861_3380975463" text:style-name="Index_20_Link" text:visited-style-name="Index_20_Link">Dolly<text:tab/>31</text:a></text:p>
          <text:p text:style-name="P146"><text:a xlink:type="simple" xlink:href="#__RefHeading___Toc2565_39510115311" text:style-name="Index_20_Link" text:visited-style-name="Index_20_Link">Scale<text:tab/>31</text:a></text:p>
          <text:p text:style-name="P145"><text:a xlink:type="simple" xlink:href="#__RefHeading___Toc4603_3954242542" text:style-name="Index_20_Link" text:visited-style-name="Index_20_Link">Zoom Axis<text:tab/>31</text:a></text:p>
          <text:p text:style-name="P145"><text:a xlink:type="simple" xlink:href="#__RefHeading___Toc4605_3954242542" text:style-name="Index_20_Link" text:visited-style-name="Index_20_Link">Invert Mouse Zoom Direction<text:tab/>31</text:a></text:p>
          <text:p text:style-name="P145"><text:a xlink:type="simple" xlink:href="#__RefHeading___Toc2575_39510115311" text:style-name="Index_20_Link" text:visited-style-name="Index_20_Link">Invert Wheel Zoom Direction<text:tab/>31</text:a></text:p>
          <text:p text:style-name="P146"><text:a xlink:type="simple" xlink:href="#__RefHeading___Toc4607_3954242542" text:style-name="Index_20_Link" text:visited-style-name="Index_20_Link">Zoom to Mouse Position<text:tab/>31</text:a></text:p>
          <text:p text:style-name="P147"><text:a xlink:type="simple" xlink:href="#__RefHeading___Toc6129_316654319" text:style-name="Index_20_Link" text:visited-style-name="Index_20_Link">Fly &amp; Walk<text:tab/>31</text:a></text:p>
          <text:p text:style-name="P145"><text:a xlink:type="simple" xlink:href="#__RefHeading___Toc4609_3954242542" text:style-name="Index_20_Link" text:visited-style-name="Index_20_Link">View Navigation<text:tab/>31</text:a></text:p>
          <text:p text:style-name="P145"><text:a xlink:type="simple" xlink:href="#__RefHeading___Toc4613_3954242542" text:style-name="Index_20_Link" text:visited-style-name="Index_20_Link">Walk<text:tab/>32</text:a></text:p>
          <text:p text:style-name="P146"><text:soft-page-break/><text:a xlink:type="simple" xlink:href="#__RefHeading___Toc4615_3954242542" text:style-name="Index_20_Link" text:visited-style-name="Index_20_Link">Reverse Mouse<text:tab/>32</text:a></text:p>
          <text:p text:style-name="P146"><text:a xlink:type="simple" xlink:href="#__RefHeading___Toc2583_39510115311" text:style-name="Index_20_Link" text:visited-style-name="Index_20_Link">Mouse Sensitivity<text:tab/>32</text:a></text:p>
          <text:p text:style-name="P146"><text:a xlink:type="simple" xlink:href="#__RefHeading___Toc2585_39510115311" text:style-name="Index_20_Link" text:visited-style-name="Index_20_Link">Teleport Duration<text:tab/>32</text:a></text:p>
          <text:p text:style-name="P146"><text:a xlink:type="simple" xlink:href="#__RefHeading___Toc2587_39510115311" text:style-name="Index_20_Link" text:visited-style-name="Index_20_Link">Walk Speed<text:tab/>32</text:a></text:p>
          <text:p text:style-name="P146"><text:a xlink:type="simple" xlink:href="#__RefHeading___Toc2589_39510115311" text:style-name="Index_20_Link" text:visited-style-name="Index_20_Link">Speed Factor<text:tab/>32</text:a></text:p>
          <text:p text:style-name="P145"><text:a xlink:type="simple" xlink:href="#__RefHeading___Toc4617_3954242542" text:style-name="Index_20_Link" text:visited-style-name="Index_20_Link">Gravity<text:tab/>32</text:a></text:p>
          <text:p text:style-name="P146"><text:a xlink:type="simple" xlink:href="#__RefHeading___Toc2593_39510115311" text:style-name="Index_20_Link" text:visited-style-name="Index_20_Link">View Height<text:tab/>32</text:a></text:p>
          <text:p text:style-name="P146"><text:a xlink:type="simple" xlink:href="#__RefHeading___Toc2595_39510115311" text:style-name="Index_20_Link" text:visited-style-name="Index_20_Link">Jump Height<text:tab/>32</text:a></text:p>
          <text:p text:style-name="P145"><text:a xlink:type="simple" xlink:href="#__RefHeading___Toc4863_3380975463" text:style-name="Index_20_Link" text:visited-style-name="Index_20_Link">Fly<text:tab/>32</text:a></text:p>
          <text:p text:style-name="P148"><text:a xlink:type="simple" xlink:href="#__RefHeading___Toc6131_316654319" text:style-name="Index_20_Link" text:visited-style-name="Index_20_Link">Keymap<text:tab/>33</text:a></text:p>
          <text:p text:style-name="P147"><text:a xlink:type="simple" xlink:href="#__RefHeading___Toc6133_316654319" text:style-name="Index_20_Link" text:visited-style-name="Index_20_Link">Header<text:tab/>33</text:a></text:p>
          <text:p text:style-name="P145"><text:a xlink:type="simple" xlink:href="#__RefHeading___Toc2269_330777333811" text:style-name="Index_20_Link" text:visited-style-name="Index_20_Link">Key Configs<text:tab/>33</text:a></text:p>
          <text:p text:style-name="P145"><text:a xlink:type="simple" xlink:href="#__RefHeading___Toc2271_330777333811" text:style-name="Index_20_Link" text:visited-style-name="Index_20_Link">Import<text:tab/>33</text:a></text:p>
          <text:p text:style-name="P145"><text:a xlink:type="simple" xlink:href="#__RefHeading___Toc2729_36165146711" text:style-name="Index_20_Link" text:visited-style-name="Index_20_Link">Export<text:tab/>33</text:a></text:p>
          <text:p text:style-name="P145"><text:a xlink:type="simple" xlink:href="#__RefHeading___Toc4619_3954242542" text:style-name="Index_20_Link" text:visited-style-name="Index_20_Link">Filter Type<text:tab/>33</text:a></text:p>
          <text:p text:style-name="P145"><text:a xlink:type="simple" xlink:href="#__RefHeading___Toc4621_3954242542" text:style-name="Index_20_Link" text:visited-style-name="Index_20_Link">Search Field<text:tab/>33</text:a></text:p>
          <text:p text:style-name="P147"><text:a xlink:type="simple" xlink:href="#__RefHeading___Toc6475_3219697335" text:style-name="Index_20_Link" text:visited-style-name="Index_20_Link">Key map Editor<text:tab/>33</text:a></text:p>
          <text:p text:style-name="P146"><text:a xlink:type="simple" xlink:href="#__RefHeading___Toc4623_3954242542" text:style-name="Index_20_Link" text:visited-style-name="Index_20_Link">Map Type<text:tab/>34</text:a></text:p>
          <text:p text:style-name="P146"><text:a xlink:type="simple" xlink:href="#__RefHeading___Toc2615_39510115311" text:style-name="Index_20_Link" text:visited-style-name="Index_20_Link">Type of Event<text:tab/>34</text:a></text:p>
          <text:p text:style-name="P146"><text:a xlink:type="simple" xlink:href="#__RefHeading___Toc2617_39510115311" text:style-name="Index_20_Link" text:visited-style-name="Index_20_Link">Operator<text:tab/>34</text:a></text:p>
          <text:p text:style-name="P146"><text:a xlink:type="simple" xlink:href="#__RefHeading___Toc2619_39510115311" text:style-name="Index_20_Link" text:visited-style-name="Index_20_Link">Type of Event<text:tab/>34</text:a></text:p>
          <text:p text:style-name="P146"><text:a xlink:type="simple" xlink:href="#__RefHeading___Toc2621_39510115311" text:style-name="Index_20_Link" text:visited-style-name="Index_20_Link">Value<text:tab/>34</text:a></text:p>
          <text:p text:style-name="P146"><text:a xlink:type="simple" xlink:href="#__RefHeading___Toc4625_3954242542" text:style-name="Index_20_Link" text:visited-style-name="Index_20_Link">Secondary hotkeys<text:tab/>34</text:a></text:p>
          <text:p text:style-name="P146"><text:a xlink:type="simple" xlink:href="#__RefHeading___Toc2625_39510115311" text:style-name="Index_20_Link" text:visited-style-name="Index_20_Link">Specific settings<text:tab/>35</text:a></text:p>
          <text:p text:style-name="P145"><text:a xlink:type="simple" xlink:href="#__RefHeading___Toc2627_39510115311" text:style-name="Index_20_Link" text:visited-style-name="Index_20_Link">Restore<text:tab/>35</text:a></text:p>
          <text:p text:style-name="P148"><text:a xlink:type="simple" xlink:href="#__RefHeading___Toc6477_3219697335" text:style-name="Index_20_Link" text:visited-style-name="Index_20_Link">System<text:tab/>35</text:a></text:p>
          <text:p text:style-name="P147"><text:a xlink:type="simple" xlink:href="#__RefHeading___Toc6479_3219697335" text:style-name="Index_20_Link" text:visited-style-name="Index_20_Link">Cycles Render Devices<text:tab/>35</text:a></text:p>
          <text:p text:style-name="P146"><text:a xlink:type="simple" xlink:href="#__RefHeading___Toc3917_10875922041" text:style-name="Index_20_Link" text:visited-style-name="Index_20_Link">None<text:tab/>35</text:a></text:p>
          <text:p text:style-name="P146"><text:a xlink:type="simple" xlink:href="#__RefHeading___Toc3919_10875922041" text:style-name="Index_20_Link" text:visited-style-name="Index_20_Link">CUDA<text:tab/>36</text:a></text:p>
          <text:p text:style-name="P146"><text:a xlink:type="simple" xlink:href="#__RefHeading___Toc4840_2204379237" text:style-name="Index_20_Link" text:visited-style-name="Index_20_Link">OptiX<text:tab/>36</text:a></text:p>
          <text:p text:style-name="P146"><text:a xlink:type="simple" xlink:href="#__RefHeading___Toc3921_10875922041" text:style-name="Index_20_Link" text:visited-style-name="Index_20_Link">OpenCL<text:tab/>36</text:a></text:p>
          <text:p text:style-name="P147"><text:a xlink:type="simple" xlink:href="#__RefHeading___Toc5847_2279138431" text:style-name="Index_20_Link" text:visited-style-name="Index_20_Link">Operating System Settings<text:tab/>36</text:a></text:p>
          <text:p text:style-name="P145"><text:a xlink:type="simple" xlink:href="#__RefHeading___Toc5849_2279138431" text:style-name="Index_20_Link" text:visited-style-name="Index_20_Link">Make default<text:tab/>36</text:a></text:p>
          <text:p text:style-name="P147"><text:a xlink:type="simple" xlink:href="#__RefHeading___Toc6481_3219697335" text:style-name="Index_20_Link" text:visited-style-name="Index_20_Link">Memory and Limits<text:tab/>36</text:a></text:p>
          <text:p text:style-name="P145"><text:a xlink:type="simple" xlink:href="#__RefHeading___Toc4627_3954242542" text:style-name="Index_20_Link" text:visited-style-name="Index_20_Link">Undo Steps<text:tab/>36</text:a></text:p>
          <text:p text:style-name="P145"><text:a xlink:type="simple" xlink:href="#__RefHeading___Toc2455_5866712761" text:style-name="Index_20_Link" text:visited-style-name="Index_20_Link">Undo Memory Limit<text:tab/>36</text:a></text:p>
          <text:p text:style-name="P145"><text:a xlink:type="simple" xlink:href="#__RefHeading___Toc4629_3954242542" text:style-name="Index_20_Link" text:visited-style-name="Index_20_Link">Global Undo<text:tab/>36</text:a></text:p>
          <text:p text:style-name="P145"><text:a xlink:type="simple" xlink:href="#__RefHeading___Toc4633_3954242542" text:style-name="Index_20_Link" text:visited-style-name="Index_20_Link">Console Scrollback Lines<text:tab/>36</text:a></text:p>
          <text:p text:style-name="P145"><text:a xlink:type="simple" xlink:href="#__RefHeading___Toc4635_3954242542" text:style-name="Index_20_Link" text:visited-style-name="Index_20_Link">Texture Time Out<text:tab/>36</text:a></text:p>
          <text:p text:style-name="P145"><text:a xlink:type="simple" xlink:href="#__RefHeading___Toc4637_3954242542" text:style-name="Index_20_Link" text:visited-style-name="Index_20_Link">Garbage Collection Rate<text:tab/>36</text:a></text:p>
          <text:p text:style-name="P145"><text:a xlink:type="simple" xlink:href="#__RefHeading___Toc4639_3954242542" text:style-name="Index_20_Link" text:visited-style-name="Index_20_Link">VBO Time Out<text:tab/>37</text:a></text:p>
          <text:p text:style-name="P145"><text:a xlink:type="simple" xlink:href="#__RefHeading___Toc4641_3954242542" text:style-name="Index_20_Link" text:visited-style-name="Index_20_Link">Garbage Collection Rate<text:tab/>37</text:a></text:p>
          <text:p text:style-name="P147"><text:a xlink:type="simple" xlink:href="#__RefHeading___Toc4883_3559627330" text:style-name="Index_20_Link" text:visited-style-name="Index_20_Link">Video Sequencer<text:tab/>37</text:a></text:p>
          <text:p text:style-name="P145"><text:a xlink:type="simple" xlink:href="#__RefHeading___Toc4885_3559627330" text:style-name="Index_20_Link" text:visited-style-name="Index_20_Link">Memory Cache Limit<text:tab/>37</text:a></text:p>
          <text:p text:style-name="P145"><text:a xlink:type="simple" xlink:href="#__RefHeading___Toc4887_3559627330" text:style-name="Index_20_Link" text:visited-style-name="Index_20_Link">Use Disk Cache<text:tab/>37</text:a></text:p>
          <text:p text:style-name="P146"><text:a xlink:type="simple" xlink:href="#__RefHeading___Toc4889_3559627330" text:style-name="Index_20_Link" text:visited-style-name="Index_20_Link">Directory<text:tab/>37</text:a></text:p>
          <text:p text:style-name="P146"><text:a xlink:type="simple" xlink:href="#__RefHeading___Toc4891_3559627330" text:style-name="Index_20_Link" text:visited-style-name="Index_20_Link">Cache Limit<text:tab/>37</text:a></text:p>
          <text:p text:style-name="P146"><text:a xlink:type="simple" xlink:href="#__RefHeading___Toc4893_3559627330" text:style-name="Index_20_Link" text:visited-style-name="Index_20_Link">Compression<text:tab/>37</text:a></text:p>
          <text:p text:style-name="P145"><text:a xlink:type="simple" xlink:href="#__RefHeading___Toc5026_2466362359" text:style-name="Index_20_Link" text:visited-style-name="Index_20_Link">Proxy Setup<text:tab/>37</text:a></text:p>
          <text:p text:style-name="P145"><text:a xlink:type="simple" xlink:href="#__RefHeading___Toc5028_2466362359" text:style-name="Index_20_Link" text:visited-style-name="Index_20_Link">Automatic<text:tab/>37</text:a></text:p>
          <text:p text:style-name="P145"><text:a xlink:type="simple" xlink:href="#__RefHeading___Toc5030_2466362359" text:style-name="Index_20_Link" text:visited-style-name="Index_20_Link">Manual<text:tab/>37</text:a></text:p>
          <text:p text:style-name="P147"><text:a xlink:type="simple" xlink:href="#__RefHeading___Toc6483_3219697335" text:style-name="Index_20_Link" text:visited-style-name="Index_20_Link">Sound<text:tab/>38</text:a></text:p>
          <text:p text:style-name="P145"><text:a xlink:type="simple" xlink:href="#__RefHeading___Toc4643_3954242542" text:style-name="Index_20_Link" text:visited-style-name="Index_20_Link">Audio Device<text:tab/>38</text:a></text:p>
          <text:p text:style-name="P146"><text:soft-page-break/><text:a xlink:type="simple" xlink:href="#__RefHeading___Toc4645_3954242542" text:style-name="Index_20_Link" text:visited-style-name="Index_20_Link">OpenAL<text:tab/>38</text:a></text:p>
          <text:p text:style-name="P146"><text:a xlink:type="simple" xlink:href="#__RefHeading___Toc4647_3954242542" text:style-name="Index_20_Link" text:visited-style-name="Index_20_Link">OpenAL - OpenAL Soft<text:tab/>38</text:a></text:p>
          <text:p text:style-name="P146"><text:a xlink:type="simple" xlink:href="#__RefHeading___Toc3899_10875922041" text:style-name="Index_20_Link" text:visited-style-name="Index_20_Link">SDL<text:tab/>38</text:a></text:p>
          <text:p text:style-name="P146"><text:a xlink:type="simple" xlink:href="#__RefHeading___Toc4649_3954242542" text:style-name="Index_20_Link" text:visited-style-name="Index_20_Link">Null<text:tab/>38</text:a></text:p>
          <text:p text:style-name="P145"><text:a xlink:type="simple" xlink:href="#__RefHeading___Toc3905_10875922041" text:style-name="Index_20_Link" text:visited-style-name="Index_20_Link">Channels<text:tab/>38</text:a></text:p>
          <text:p text:style-name="P145"><text:a xlink:type="simple" xlink:href="#__RefHeading___Toc3907_10875922041" text:style-name="Index_20_Link" text:visited-style-name="Index_20_Link">Mixing Buffer<text:tab/>38</text:a></text:p>
          <text:p text:style-name="P145"><text:a xlink:type="simple" xlink:href="#__RefHeading___Toc3909_10875922041" text:style-name="Index_20_Link" text:visited-style-name="Index_20_Link">Sample Rate<text:tab/>38</text:a></text:p>
          <text:p text:style-name="P145"><text:a xlink:type="simple" xlink:href="#__RefHeading___Toc3911_10875922041" text:style-name="Index_20_Link" text:visited-style-name="Index_20_Link">Sample Format<text:tab/>39</text:a></text:p>
          <text:p text:style-name="P148"><text:a xlink:type="simple" xlink:href="#__RefHeading___Toc6865_159003938" text:style-name="Index_20_Link" text:visited-style-name="Index_20_Link">Save &amp; Load<text:tab/>39</text:a></text:p>
          <text:p text:style-name="P147"><text:a xlink:type="simple" xlink:href="#__RefHeading___Toc6867_159003938" text:style-name="Index_20_Link" text:visited-style-name="Index_20_Link">Blend Files<text:tab/>39</text:a></text:p>
          <text:p text:style-name="P145"><text:a xlink:type="simple" xlink:href="#__RefHeading___Toc4651_3954242542" text:style-name="Index_20_Link" text:visited-style-name="Index_20_Link">Relative Paths<text:tab/>39</text:a></text:p>
          <text:p text:style-name="P145"><text:a xlink:type="simple" xlink:href="#__RefHeading___Toc3837_10875922041" text:style-name="Index_20_Link" text:visited-style-name="Index_20_Link">Compress File<text:tab/>39</text:a></text:p>
          <text:p text:style-name="P145"><text:a xlink:type="simple" xlink:href="#__RefHeading___Toc3867_10875922041" text:style-name="Index_20_Link" text:visited-style-name="Index_20_Link">Load UI<text:tab/>39</text:a></text:p>
          <text:p text:style-name="P145"><text:a xlink:type="simple" xlink:href="#__RefHeading___Toc4653_3954242542" text:style-name="Index_20_Link" text:visited-style-name="Index_20_Link">File Preview<text:tab/>39</text:a></text:p>
          <text:p text:style-name="P146"><text:a xlink:type="simple" xlink:href="#__RefHeading___Toc5032_2466362359" text:style-name="Index_20_Link" text:visited-style-name="Index_20_Link">None<text:tab/>39</text:a></text:p>
          <text:p text:style-name="P146"><text:a xlink:type="simple" xlink:href="#__RefHeading___Toc5034_2466362359" text:style-name="Index_20_Link" text:visited-style-name="Index_20_Link">Auto<text:tab/>40</text:a></text:p>
          <text:p text:style-name="P146"><text:a xlink:type="simple" xlink:href="#__RefHeading___Toc5036_2466362359" text:style-name="Index_20_Link" text:visited-style-name="Index_20_Link">Screenshot<text:tab/>40</text:a></text:p>
          <text:p text:style-name="P146"><text:a xlink:type="simple" xlink:href="#__RefHeading___Toc5038_2466362359" text:style-name="Index_20_Link" text:visited-style-name="Index_20_Link">Camera Preview<text:tab/>40</text:a></text:p>
          <text:p text:style-name="P145"><text:a xlink:type="simple" xlink:href="#__RefHeading___Toc4655_3954242542" text:style-name="Index_20_Link" text:visited-style-name="Index_20_Link">Tabs as Spaces<text:tab/>40</text:a></text:p>
          <text:p text:style-name="P145"><text:a xlink:type="simple" xlink:href="#__RefHeading___Toc4657_3954242542" text:style-name="Index_20_Link" text:visited-style-name="Index_20_Link">Save Prompt<text:tab/>40</text:a></text:p>
          <text:p text:style-name="P145"><text:a xlink:type="simple" xlink:href="#__RefHeading___Toc4659_3954242542" text:style-name="Index_20_Link" text:visited-style-name="Index_20_Link">Save Versions<text:tab/>40</text:a></text:p>
          <text:p text:style-name="P145"><text:a xlink:type="simple" xlink:href="#__RefHeading___Toc3881_10875922041" text:style-name="Index_20_Link" text:visited-style-name="Index_20_Link">Recent Files<text:tab/>40</text:a></text:p>
          <text:p text:style-name="P146"><text:a xlink:type="simple" xlink:href="#__RefHeading___Toc4661_3954242542" text:style-name="Index_20_Link" text:visited-style-name="Index_20_Link">Auto Save<text:tab/>40</text:a></text:p>
          <text:p text:style-name="P149"><text:a xlink:type="simple" xlink:href="#__RefHeading___Toc4663_3954242542" text:style-name="Index_20_Link" text:visited-style-name="Index_20_Link">Auto Save Temporary File<text:tab/>40</text:a></text:p>
          <text:p text:style-name="P149"><text:a xlink:type="simple" xlink:href="#__RefHeading___Toc3889_10875922041" text:style-name="Index_20_Link" text:visited-style-name="Index_20_Link">Timer<text:tab/>40</text:a></text:p>
          <text:p text:style-name="P146"><text:a xlink:type="simple" xlink:href="#__RefHeading___Toc4665_3954242542" text:style-name="Index_20_Link" text:visited-style-name="Index_20_Link">Auto Run Python Scripts<text:tab/>41</text:a></text:p>
          <text:p text:style-name="P149"><text:a xlink:type="simple" xlink:href="#__RefHeading___Toc4667_3954242542" text:style-name="Index_20_Link" text:visited-style-name="Index_20_Link">Excluded paths<text:tab/>41</text:a></text:p>
          <text:p text:style-name="P147"><text:a xlink:type="simple" xlink:href="#__RefHeading___Toc6869_159003938" text:style-name="Index_20_Link" text:visited-style-name="Index_20_Link">File Browser<text:tab/>41</text:a></text:p>
          <text:p text:style-name="P145"><text:a xlink:type="simple" xlink:href="#__RefHeading___Toc4669_3954242542" text:style-name="Index_20_Link" text:visited-style-name="Index_20_Link">Filter Files<text:tab/>41</text:a></text:p>
          <text:p text:style-name="P145"><text:a xlink:type="simple" xlink:href="#__RefHeading___Toc3871_10875922041" text:style-name="Index_20_Link" text:visited-style-name="Index_20_Link">Show Hidden File/Data<text:tab/>41</text:a></text:p>
          <text:p text:style-name="P145"><text:a xlink:type="simple" xlink:href="#__RefHeading___Toc3873_10875922041" text:style-name="Index_20_Link" text:visited-style-name="Index_20_Link">Show Recent Locations<text:tab/>41</text:a></text:p>
          <text:p text:style-name="P145"><text:a xlink:type="simple" xlink:href="#__RefHeading___Toc3875_10875922041" text:style-name="Index_20_Link" text:visited-style-name="Index_20_Link">Show System Bookmarks<text:tab/>41</text:a></text:p>
          <text:p text:style-name="P148"><text:a xlink:type="simple" xlink:href="#__RefHeading___Toc4671_3954242542" text:style-name="Index_20_Link" text:visited-style-name="Index_20_Link">File Paths<text:tab/>42</text:a></text:p>
          <text:p text:style-name="P147"><text:a xlink:type="simple" xlink:href="#__RefHeading___Toc4673_3954242542" text:style-name="Index_20_Link" text:visited-style-name="Index_20_Link">Data<text:tab/>42</text:a></text:p>
          <text:p text:style-name="P145"><text:a xlink:type="simple" xlink:href="#__RefHeading___Toc4675_3954242542" text:style-name="Index_20_Link" text:visited-style-name="Index_20_Link">Fonts<text:tab/>42</text:a></text:p>
          <text:p text:style-name="P145"><text:a xlink:type="simple" xlink:href="#__RefHeading___Toc3845_1087592204" text:style-name="Index_20_Link" text:visited-style-name="Index_20_Link">Textures<text:tab/>42</text:a></text:p>
          <text:p text:style-name="P145"><text:a xlink:type="simple" xlink:href="#__RefHeading___Toc4677_3954242542" text:style-name="Index_20_Link" text:visited-style-name="Index_20_Link">Scripts<text:tab/>42</text:a></text:p>
          <text:p text:style-name="P145"><text:a xlink:type="simple" xlink:href="#__RefHeading___Toc4679_3954242542" text:style-name="Index_20_Link" text:visited-style-name="Index_20_Link">Sounds<text:tab/>42</text:a></text:p>
          <text:p text:style-name="P145"><text:a xlink:type="simple" xlink:href="#__RefHeading___Toc3853_1087592204" text:style-name="Index_20_Link" text:visited-style-name="Index_20_Link">Temporary Files<text:tab/>42</text:a></text:p>
          <text:p text:style-name="P147"><text:a xlink:type="simple" xlink:href="#__RefHeading___Toc4681_3954242542" text:style-name="Index_20_Link" text:visited-style-name="Index_20_Link">Render<text:tab/>43</text:a></text:p>
          <text:p text:style-name="P145"><text:a xlink:type="simple" xlink:href="#__RefHeading___Toc4683_3954242542" text:style-name="Index_20_Link" text:visited-style-name="Index_20_Link">Render Output<text:tab/>43</text:a></text:p>
          <text:p text:style-name="P145"><text:a xlink:type="simple" xlink:href="#__RefHeading___Toc4685_3954242542" text:style-name="Index_20_Link" text:visited-style-name="Index_20_Link">Render Cache<text:tab/>43</text:a></text:p>
          <text:p text:style-name="P147"><text:a xlink:type="simple" xlink:href="#__RefHeading___Toc4687_3954242542" text:style-name="Index_20_Link" text:visited-style-name="Index_20_Link">Applications<text:tab/>43</text:a></text:p>
          <text:p text:style-name="P145"><text:a xlink:type="simple" xlink:href="#__RefHeading___Toc4689_3954242542" text:style-name="Index_20_Link" text:visited-style-name="Index_20_Link">Image Editor<text:tab/>43</text:a></text:p>
          <text:p text:style-name="P145"><text:a xlink:type="simple" xlink:href="#__RefHeading___Toc3861_1087592204" text:style-name="Index_20_Link" text:visited-style-name="Index_20_Link">Animation Player<text:tab/>43</text:a></text:p>
          <text:p text:style-name="P147"><text:a xlink:type="simple" xlink:href="#__RefHeading___Toc4691_3954242542" text:style-name="Index_20_Link" text:visited-style-name="Index_20_Link">Development<text:tab/>43</text:a></text:p>
          <text:p text:style-name="P145"><text:a xlink:type="simple" xlink:href="#__RefHeading___Toc4693_3954242542" text:style-name="Index_20_Link" text:visited-style-name="Index_20_Link">I18n Branches<text:tab/>43</text:a></text:p>
          <text:p text:style-name="P147"><text:a xlink:type="simple" xlink:href="#__RefHeading___Toc4838_2204379237" text:style-name="Index_20_Link" text:visited-style-name="Index_20_Link">Asset Libraries<text:tab/>43</text:a></text:p>
          <text:p text:style-name="P148"><text:a xlink:type="simple" xlink:href="#__RefHeading___Toc4645_1296128914" text:style-name="Index_20_Link" text:visited-style-name="Index_20_Link">Experimental<text:tab/>44</text:a></text:p>
        </text:index-body>
      </text:table-of-content>
      <text:p text:style-name="P3"/>
      <text:p text:style-name="P4"/>
      <table:table table:name="Tabelle14" table:style-name="Tabelle14">
        <table:table-column table:style-name="Tabelle14.A"/>
        <table:table-row table:style-name="TableLine2154879214768">
          <table:table-cell table:style-name="Tabelle14.A1" office:value-type="string">
            <text:h text:style-name="P155" text:outline-level="1"><text:bookmark-start text:name="__RefHeading___Toc2082_2906453973"/>Preferences<text:bookmark-end text:name="__RefHeading___Toc2082_2906453973"/></text:h>
          </table:table-cell>
        </table:table-row>
      </table:table>
      <text:p text:style-name="P3"><draw:frame draw:style-name="fr1" draw:name="Bild17" text:anchor-type="paragraph" svg:y="0.33cm" svg:width="4.21cm" svg:height="7.28cm"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23"><draw:frame draw:style-name="fr13" draw:name="Bild29" text:anchor-type="paragraph" svg:y="0.504cm" svg:width="8.43cm" svg:height="7.031cm" draw:z-index="2"><draw:image xlink:href="Pictures/10000001000002980000022AE37A7DE192E687E4.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76"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23">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24">Manually saves the current state.</text:p>
      <text:h text:style-name="Heading_20_4" text:outline-level="4"><text:bookmark-start text:name="__RefHeading___Toc4417_3954242542"/>Revert to Saved<text:bookmark-end text:name="__RefHeading___Toc4417_3954242542"/></text:h>
      <text:p text:style-name="P124">This option is just available when Auto Save preferences is off. It reverts the settings to the last saved state.</text:p>
      <text:h text:style-name="P191" text:outline-level="4"><text:bookmark-start text:name="__RefHeading___Toc4419_3954242542"/>Load Factory Settings<text:bookmark-end text:name="__RefHeading___Toc4419_3954242542"/></text:h>
      <text:p text:style-name="P124">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style-name="TableLine2154879218032">
          <table:table-cell table:style-name="Tabelle18.A2" office:value-type="string">
            <text:p text:style-name="Text_20_body"><draw:frame draw:style-name="fr2" draw:name="Bild136" text:anchor-type="paragraph" svg:x="14.721cm" svg:y="0.123cm" svg:width="3.401cm" svg:height="2.23cm" draw:z-index="4"><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style-name="TableLine2154879218304">
          <table:table-cell table:style-name="Tabelle15.A1" office:value-type="string">
            <text:h text:style-name="P156" text:outline-level="1"><text:bookmark-start text:name="__RefHeading___Toc2084_2906453973"/>Interface Tab<text:bookmark-end text:name="__RefHeading___Toc2084_2906453973"/></text:h>
          </table:table-cell>
        </table:table-row>
      </table:table>
      <text:p text:style-name="P6"><draw:frame draw:style-name="fr13" draw:name="Bild18" text:anchor-type="paragraph" svg:y="0.377cm" svg:width="8.4cm" svg:height="7.001cm" draw:z-index="1"><draw:image xlink:href="Pictures/10000001000002960000022739D8C1AF869E5325.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Horizontal_20_Line"/>
      <text:h text:style-name="Heading_20_2" text:outline-level="2"><draw:frame draw:style-name="fr1" draw:name="Bild137" text:anchor-type="paragraph" svg:y="-0.206cm" svg:width="8.8cm" svg:height="2.431cm" draw:z-index="5"><draw:image xlink:href="Pictures/10000001000001F30000008A99651BD8685798DA.png" xlink:type="simple" xlink:show="embed" xlink:actuate="onLoad" draw:mime-type="image/png"/></draw:frame><text:bookmark-start text:name="__RefHeading___Toc9887_304919506"/>Display<text:span text:style-name="T28">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83"><draw:frame draw:style-name="fr1" draw:name="Bild142" text:anchor-type="paragraph" svg:y="-0.206cm" svg:width="2.889cm" svg:height="2.15cm" draw:z-index="10"><draw:image xlink:href="Pictures/10000001000000AB0000007F1AF62BF0CCCBF87F.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83">Display <text:span text:style-name="T52">the </text:span>Splash Screen <text:span text:style-name="T52">when</text:span> start<text:span text:style-name="T52">ing Bforartists</text:span>.</text:p>
      <text:h text:style-name="Heading_20_3" text:outline-level="3"><text:bookmark-start text:name="__RefHeading___Toc4427_3954242542"/>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1" draw:name="Bild143" text:anchor-type="paragraph" svg:y="0.609cm" svg:width="5.519cm" svg:height="2.57cm" draw:z-index="11"><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4">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83"><draw:frame draw:style-name="fr1" draw:name="Bild144" text:anchor-type="paragraph" svg:y="-0.201cm" svg:width="2.17cm" svg:height="1.191cm" draw:z-index="12"><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oft-page-break/><text:span text:style-name="T28">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001000000BA000000491277CE2E525D1C1F.png" xlink:type="simple" xlink:show="embed" xlink:actuate="onLoad" draw:mime-type="image/png"/></draw:frame><draw:frame draw:style-name="fr1" draw:name="Bild146" text:anchor-type="paragraph" svg:y="0.483cm" svg:width="3.23cm" svg:height="2.29cm" draw:z-index="14"><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83">This tick box turns on or off the developer entries in the right click menus.</text:p>
      <text:p text:style-name="P83"/>
      <text:p text:style-name="Horizontal_20_Line"/>
      <text:h text:style-name="Heading_20_2" text:outline-level="2"><draw:frame draw:style-name="fr1" draw:name="Bild138" text:anchor-type="paragraph" svg:y="-0.206cm" svg:width="8.5cm" svg:height="2.91cm" draw:z-index="6"><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77" text:outline-level="3"><text:bookmark-start text:name="__RefHeading___Toc4435_3954242542"/>Region Overlap <text:bookmark-end text:name="__RefHeading___Toc4435_3954242542"/></text:h>
      <text:p text:style-name="P86"><draw:frame draw:style-name="fr1" draw:name="Bild1" text:anchor-type="paragraph" svg:y="-0.206cm" svg:width="4.69cm" svg:height="3.62cm" draw:z-index="15"><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6">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2" draw:name="Bild20" text:anchor-type="paragraph" svg:x="11.76cm" svg:y="0.683cm" svg:width="2.06cm" svg:height="2.889cm" draw:z-index="17"><draw:image xlink:href="Pictures/10000001000000C30000011178455EE9852FA34F.png" xlink:type="simple" xlink:show="embed" xlink:actuate="onLoad" draw:mime-type="image/png"/></draw:frame><draw:frame draw:style-name="fr2" draw:name="Bild21" text:anchor-type="paragraph" svg:x="9.319cm" svg:y="0.57cm" svg:width="2cm" svg:height="3.099cm" draw:z-index="18"><draw:image xlink:href="Pictures/10000001000000BD00000125FE62E2DF8C6B8AD1.png" xlink:type="simple" xlink:show="embed" xlink:actuate="onLoad" draw:mime-type="image/png"/></draw:frame><draw:frame draw:style-name="fr1" draw:name="Bild19" text:anchor-type="paragraph" svg:y="0.614cm" svg:width="4.3cm" svg:height="2.589cm" draw:z-index="16"><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5">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001000000A90000006814A6AE7AE0719F21.png" xlink:type="simple" xlink:show="embed" xlink:actuate="onLoad" draw:mime-type="image/png"/></draw:frame><text:bookmark-start text:name="__RefHeading___Toc4441_3954242542"/>Header Position<text:bookmark-end text:name="__RefHeading___Toc4441_3954242542"/></text:h>
      <text:p text:style-name="P88">Define at which default position the headers of the editors should reside.</text:p>
      <text:p text:style-name="P88"/>
      <text:h text:style-name="Heading_20_3" text:outline-level="3"><text:bookmark-start text:name="__RefHeading___Toc4443_3954242542"/>Factor Display Type<text:bookmark-end text:name="__RefHeading___Toc4443_3954242542"/></text:h>
      <text:p text:style-name="P88">Display factor values either as percentage or as factor.</text:p>
      <text:h text:style-name="Heading_20_3" text:outline-level="3"><draw:frame draw:style-name="fr1" draw:name="Bild13" text:anchor-type="paragraph" svg:y="0.614cm" svg:width="8.5cm" svg:height="1.461cm" draw:z-index="140"><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42">How the temporary editors behave.</text:p>
      <text:p text:style-name="P142"/>
      <text:h text:style-name="Heading_20_4" text:outline-level="4"><draw:frame draw:style-name="fr1" draw:name="Bild54" text:anchor-type="paragraph" svg:y="0.106cm" svg:width="3.35cm" svg:height="2.08cm" draw:z-index="141"><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42">Where to display the rendered image.</text:p>
      <text:p text:style-name="P142"><text:soft-page-break/></text:p>
      <text:h text:style-name="Heading_20_4" text:outline-level="4"><draw:frame draw:style-name="fr1" draw:name="Bild55" text:anchor-type="paragraph" svg:y="0.189cm" svg:width="3.32cm" svg:height="1.39cm" draw:z-index="142"><draw:image xlink:href="Pictures/10000001000000C4000000528B1A1B2F1D963C08.png" xlink:type="simple" xlink:show="embed" xlink:actuate="onLoad" draw:mime-type="image/png"/></draw:frame><text:bookmark-start text:name="__RefHeading___Toc4962_2509128217"/>File browser<text:bookmark-end text:name="__RefHeading___Toc4962_2509128217"/></text:h>
      <text:p text:style-name="P142">Where to open the file browser.</text:p>
      <text:p text:style-name="P142"/>
      <text:h text:style-name="Heading_20_3" text:outline-level="3"><draw:frame draw:style-name="fr1" draw:name="Bild56" text:anchor-type="paragraph" svg:y="0.189cm" svg:width="8.92cm" svg:height="1.739cm" draw:z-index="143"><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42">What content to display in the status bar at the bottom. </text:p>
      <text:p text:style-name="P142"/>
      <text:p text:style-name="Horizontal_20_Line"/>
      <text:h text:style-name="Heading_20_2" text:outline-level="2"><draw:frame draw:style-name="fr3" draw:name="Bild139" text:anchor-type="paragraph" svg:width="8.47cm" svg:height="1.799cm" draw:z-index="7"><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8">Choose another default language for Bforartists.</text:p>
      <text:p text:style-name="P88"/>
      <text:h text:style-name="Heading_20_3" text:outline-level="3"><draw:frame draw:style-name="fr1" draw:name="Bild22" text:anchor-type="paragraph" svg:y="0.337cm" svg:width="7.241cm" svg:height="3.979cm" draw:z-index="20"><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8">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80">Tool tips translates the tool tips too.</text:p>
      <text:h text:style-name="Heading_20_3" text:outline-level="3"><text:bookmark-start text:name="__RefHeading___Toc4449_3954242542"/>Interface<text:bookmark-end text:name="__RefHeading___Toc4449_3954242542"/></text:h>
      <text:p text:style-name="P80">Interface translates all the interface texts</text:p>
      <text:h text:style-name="Heading_20_3" text:outline-level="3"><text:bookmark-start text:name="__RefHeading___Toc4451_3954242542"/>New Data<text:bookmark-end text:name="__RefHeading___Toc4451_3954242542"/></text:h>
      <text:p text:style-name="P80"><draw:frame draw:style-name="fr3" draw:name="Bild23" text:anchor-type="paragraph" svg:width="7.511cm" svg:height="3.769cm" draw:z-index="21"><draw:image xlink:href="Pictures/10000001000001AA000000D6365DEF2214A51F47.png" xlink:type="simple" xlink:show="embed" xlink:actuate="onLoad" draw:mime-type="image/png"/></draw:frame>New data is meant to edit the localization texts. </text:p>
      <text:p text:style-name="P80">This can be done in the right click menus of the tools when everything is set up in the correct way.</text:p>
      <text:p text:style-name="P89">This is a development feature. You need a repository of Bforartists!</text:p>
      <text:p text:style-name="P80"/>
      <table:table table:name="Tabelle16" table:style-name="Tabelle16">
        <table:table-column table:style-name="Tabelle16.A"/>
        <table:table-row table:style-name="Tabelle16.1">
          <table:table-cell table:style-name="Tabelle16.A1" office:value-type="string">
            <text:p text:style-name="P11">Note</text:p>
          </table:table-cell>
        </table:table-row>
        <table:table-row table:style-name="TableLine2154879233808">
          <table:table-cell table:style-name="Tabelle16.A2" office:value-type="string">
            <text:p text:style-name="P9">This feature is currently not functional in Bforartists. It ends in a<text:span text:style-name="T25">n</text:span> error message.</text:p>
          </table:table-cell>
        </table:table-row>
      </table:table>
      <text:p text:style-name="P80"/>
      <text:p text:style-name="P80">Let's nevertheless document the way how it should work. Note that you need a Bforartists repository for that. The binary version does not come with the editable *.po files, but with already compiled *.mo files for the <text:soft-page-break/>translation.</text:p>
      <text:p text:style-name="P80"><draw:frame draw:style-name="fr3" draw:name="Bild24" text:anchor-type="paragraph" svg:width="8.819cm" svg:height="1.041cm" draw:z-index="22"><draw:image xlink:href="Pictures/10000001000001F40000003B769603062212BDE3.png" xlink:type="simple" xlink:show="embed" xlink:actuate="onLoad" draw:mime-type="image/png"/></draw:frame>Note that you first need to set the path to the translation files for that. Or you will get an error. This is done in the File tab. The |18n string.</text:p>
      <text:p text:style-name="P80"><draw:frame draw:style-name="fr1" draw:name="Bild26" text:anchor-type="paragraph" svg:y="0.173cm" svg:width="9.28cm" svg:height="1.199cm" draw:z-index="24"><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80">And you need to enable the Manage UI translations add-on. And to fix the paths in this add-on. The default paths are currently set for Blender.</text:p>
      <text:p text:style-name="P80"/>
      <text:p text:style-name="P80"><draw:frame draw:style-name="fr1" draw:name="Bild25" text:anchor-type="paragraph" svg:y="-0.252cm" svg:width="13.76cm" svg:height="4.41cm" draw:z-index="23"><draw:image xlink:href="Pictures/100000010000030C000000FA6B12CE55B081B987.png" xlink:type="simple" xlink:show="embed" xlink:actuate="onLoad" draw:mime-type="image/png"/></draw:frame></text:p>
      <text:p text:style-name="P80"/>
      <text:p text:style-name="P80"/>
      <text:p text:style-name="P80"/>
      <text:p text:style-name="P80"/>
      <text:p text:style-name="P80"/>
      <text:p text:style-name="P80">And then you might end in this error here ...</text:p>
      <text:p text:style-name="P80"><draw:frame draw:style-name="fr1" draw:name="Bild27" text:anchor-type="paragraph" svg:y="0.238cm" svg:width="9.931cm" svg:height="1.39cm" draw:z-index="25"><draw:image xlink:href="Pictures/10000001000002330000004FA07444DA386F5EFF.png" xlink:type="simple" xlink:show="embed" xlink:actuate="onLoad" draw:mime-type="image/png"/></draw:frame></text:p>
      <text:p text:style-name="P80"/>
      <text:p text:style-name="P80"/>
      <text:p text:style-name="P82">In case somebody has an idea what's going on here, every hint is welcome ...</text:p>
      <text:p text:style-name="Horizontal_20_Line"/>
      <text:h text:style-name="P170" text:outline-level="2"><draw:frame draw:style-name="fr1" draw:name="Bild140" text:anchor-type="paragraph" svg:y="-0.206cm" svg:width="8.481cm" svg:height="2.12cm" draw:z-index="8"><draw:image xlink:href="Pictures/10000001000001F600000080AF2BD43396AE44F8.png" xlink:type="simple" xlink:show="embed" xlink:actuate="onLoad" draw:mime-type="image/png"/></draw:frame><text:bookmark-start text:name="__RefHeading___Toc9893_304919506"/>Text Rendering<text:span text:style-name="T28"> Panel</text:span><text:bookmark-end text:name="__RefHeading___Toc9893_304919506"/></text:h>
      <text:p text:style-name="P90">Text related settings for the font of the interface.</text:p>
      <text:h text:style-name="Heading_20_3" text:outline-level="3"><text:bookmark-start text:name="__RefHeading___Toc4453_3954242542"/>Anti Aliasing<text:bookmark-end text:name="__RefHeading___Toc4453_3954242542"/></text:h>
      <text:p text:style-name="P90">Use Anti Alias at the UI elements to prevent pixelated look of the font. </text:p>
      <text:h text:style-name="Heading_20_3" text:outline-level="3"><draw:frame draw:style-name="fr1" draw:name="Bild28" text:anchor-type="paragraph" svg:y="-0.206cm" svg:width="2.859cm" svg:height="2.131cm" draw:z-index="26"><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90">What sharpening method to use to make the text render sharp.</text:p>
      <text:h text:style-name="P171" text:outline-level="2"><text:bookmark-start text:name="__RefHeading___Toc9646_4219285801"/>Interface Font<text:bookmark-end text:name="__RefHeading___Toc9646_4219285801"/></text:h>
      <text:p text:style-name="P76">Define a custom interface font. The font in the whole UI.</text:p>
      <text:h text:style-name="P171" text:outline-level="2"><text:bookmark-start text:name="__RefHeading___Toc36592_9687543391"/><text:soft-page-break/>Monospace Font<text:bookmark-end text:name="__RefHeading___Toc36592_9687543391"/></text:h>
      <text:p text:style-name="P76">Define a custom Monospace font. That's the one used in the python console for example.</text:p>
      <text:p text:style-name="P144"/>
      <text:h text:style-name="P170" text:outline-level="2"><draw:frame draw:style-name="fr1" draw:name="Bild141" text:anchor-type="paragraph" svg:y="-0.206cm" svg:width="8.5cm" svg:height="4.671cm" draw:z-index="9"><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90">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90">Adjust the time delay before the top level menu opens on mouse over.</text:p>
      <text:h text:style-name="Heading_20_4" text:outline-level="4"><text:bookmark-start text:name="__RefHeading___Toc4461_3954242542"/>Sub Level<text:bookmark-end text:name="__RefHeading___Toc4461_3954242542"/></text:h>
      <text:p text:style-name="P90">Adjust the time delay before a sub level menu opens on mouse over.</text:p>
      <text:h text:style-name="Heading_20_2" text:outline-level="2"><text:bookmark-start text:name="__RefHeading___Toc4463_3954242542"/>Pie Menus<text:bookmark-end text:name="__RefHeading___Toc4463_3954242542"/></text:h>
      <text:p text:style-name="P90">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8">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8">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8">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48">The pie menu size in pixels.</text:p>
      <text:h text:style-name="Heading_20_4" text:outline-level="4"><text:bookmark-start text:name="__RefHeading___Toc4473_3954242542"/>Threshold<text:bookmark-end text:name="__RefHeading___Toc4473_3954242542"/></text:h>
      <text:p text:style-name="P48">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8">Distance threshold after which selection is made. A value of zero disables this feature.</text:p>
      <text:p text:style-name="P59"/>
      <text:p text:style-name="P91"/>
      <text:p text:style-name="P91"/>
      <table:table table:name="Tabelle19" table:style-name="Tabelle19">
        <table:table-column table:style-name="Tabelle19.A"/>
        <text:soft-page-break/>
        <table:table-row table:style-name="TableLine2154879114672">
          <table:table-cell table:style-name="Tabelle19.A1" office:value-type="string">
            <text:h text:style-name="P157" text:outline-level="1"><text:bookmark-start text:name="__RefHeading___Toc9648_4219285801"/>Themes<text:bookmark-end text:name="__RefHeading___Toc9648_4219285801"/></text:h>
          </table:table-cell>
        </table:table-row>
      </table:table>
      <text:p text:style-name="P17"/>
      <text:p text:style-name="P91"><draw:frame draw:style-name="fr12" draw:name="Bild30" text:anchor-type="paragraph" svg:width="8.571cm" svg:height="7.07cm" draw:z-index="27"><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91"><text:span text:style-name="T29">Any change here will</text:span> appear in real-time on your screen<text:span text:style-name="T29"> in the corresponding editor</text:span>. </text:p>
      <text:p text:style-name="P48">To change a color for a UI element, simply click at one of the color fields. A color dialog will open up to choose a new color<text:span text:style-name="T30">.</text:span></text:p>
      <text:p text:style-name="P87"><draw:frame draw:style-name="fr11" draw:name="Bild34" text:anchor-type="paragraph" svg:x="0.06cm" svg:y="0.125cm" svg:width="4.182cm" svg:height="3.351cm" draw:z-index="31"><draw:image xlink:href="Pictures/10000001000001EE0000018C4BC576EE88746AB6.png" xlink:type="simple" xlink:show="embed" xlink:actuate="onLoad" draw:mime-type="image/png"/></draw:frame></text:p>
      <text:p text:style-name="P87"/>
      <text:p text:style-name="P87"/>
      <text:p text:style-name="P87"/>
      <text:p text:style-name="P87"/>
      <text:h text:style-name="Heading_20_2" text:outline-level="2"><draw:frame draw:style-name="fr1" draw:name="Bild31" text:anchor-type="paragraph" svg:y="0.15cm" svg:width="4.881cm" svg:height="2.251cm" draw:z-index="28"><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8">Bforartists comes with several theme presets. You can choose between them in the drop down box. Don't forget to save the user settings to make the change<text:span text:style-name="T29"> to the new preset</text:span> permanent.</text:p>
      <text:h text:style-name="Heading_20_3" text:outline-level="3"><text:bookmark-start text:name="__RefHeading___Toc4477_3954242542"/>Create new Theme<text:bookmark-end text:name="__RefHeading___Toc4477_3954242542"/></text:h>
      <text:p text:style-name="P91">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92"><draw:frame draw:style-name="fr2" draw:name="Bild32" text:anchor-type="paragraph" svg:x="13.319cm" svg:y="-0.332cm" svg:width="5.399cm" svg:height="1.379cm" draw:z-index="29"><draw:image xlink:href="Pictures/10000001000001320000004EAEBBEA25F5466600.png" xlink:type="simple" xlink:show="embed" xlink:actuate="onLoad" draw:mime-type="image/png"/></draw:frame><draw:frame draw:style-name="fr2" draw:name="Bild33" text:anchor-type="paragraph" svg:x="9.791cm" svg:y="1.404cm" svg:width="9.029cm" svg:height="2.29cm" draw:z-index="30"><draw:image xlink:href="Pictures/100000010000020000000082A77E86F62F7FD385.png" xlink:type="simple" xlink:show="embed" xlink:actuate="onLoad" draw:mime-type="image/png"/></draw:frame>To share the new created theme you have to copy it from that folder.<text:span text:style-name="T13"> This XML file can then be loaded as a theme at another computer with Bforartists installed.</text:span></text:p>
      <text:h text:style-name="P172" text:outline-level="2"><text:bookmark-start text:name="__RefHeading___Toc3554_23313270891"/><text:bookmark-end text:name="__RefHeading___Toc3554_23313270891"/></text:h>
      <text:p text:style-name="P91"><text:s/></text:p>
      <text:h text:style-name="Heading_20_2" text:outline-level="2"><text:bookmark-start text:name="__RefHeading___Toc9652_4219285801"/>Install<text:bookmark-end text:name="__RefHeading___Toc9652_4219285801"/></text:h>
      <text:p text:style-name="P48">Install an external theme. This button will open a file browser.</text:p>
      <text:h text:style-name="Heading_20_2" text:outline-level="2"><text:bookmark-start text:name="__RefHeading___Toc9654_4219285801"/>Reset<text:bookmark-end text:name="__RefHeading___Toc9654_4219285801"/></text:h>
      <text:p text:style-name="P47">Resets all made changes, and resets the current theme to its initial state.</text:p>
      <text:p text:style-name="P47"><text:soft-page-break/></text:p>
      <text:h text:style-name="Heading_20_2" text:outline-level="2"><text:bookmark-start text:name="__RefHeading___Toc9656_4219285801"/><text:span text:style-name="T53">List of </text:span>Editors<text:bookmark-end text:name="__RefHeading___Toc9656_4219285801"/></text:h>
      <text:p text:style-name="P57">The list of the editors that you can theme. Every editor can have its own theming.</text:p>
      <text:p text:style-name="P47"/>
      <table:table table:name="Tabelle8" table:style-name="Tabelle8">
        <table:table-column table:style-name="Tabelle8.A"/>
        <table:table-row table:style-name="TableLine2154879198176">
          <table:table-cell table:style-name="Tabelle8.A1" office:value-type="string">
            <text:h text:style-name="P158" text:outline-level="1"><text:bookmark-start text:name="__RefHeading___Toc9735_3562564537"/>Viewport<text:bookmark-end text:name="__RefHeading___Toc9735_3562564537"/></text:h>
          </table:table-cell>
        </table:table-row>
      </table:table>
      <text:p text:style-name="P51"/>
      <text:p text:style-name="P52"><draw:frame draw:style-name="fr1" draw:name="Bild11" text:anchor-type="paragraph" svg:y="0cm" svg:width="8.391cm" svg:height="6.939cm" draw:z-index="32"><draw:image xlink:href="Pictures/10000001000002950000022300742F5974E73FF4.png" xlink:type="simple" xlink:show="embed" xlink:actuate="onLoad" draw:mime-type="image/png"/></draw:frame>Contains the settings for the 3D Viewport. </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Heading_20_2" text:outline-level="2"><draw:frame draw:style-name="fr1" draw:name="Bild87" text:anchor-type="paragraph" svg:y="0.034cm" svg:width="8.481cm" svg:height="2.91cm" draw:z-index="40"><draw:image xlink:href="Pictures/10000001000001F5000000AC1A944C055C15FC11.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3" draw:name="Bild12" text:anchor-type="paragraph" svg:width="3.32cm" svg:height="1.45cm" draw:z-index="33"><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5">Display <text:span text:style-name="T30">current frame, collection name</text:span> <text:span text:style-name="T30">and </text:span>Object name in the <text:span text:style-name="T30">upper</text:span> left edge of the 3D view<text:span text:style-name="T30">.</text:span></text:p>
      <text:p text:style-name="Text_20_body"><draw:frame draw:style-name="fr1" draw:name="Bild37" text:anchor-type="paragraph" svg:y="-0.277cm" svg:width="2.02cm" svg:height="0.81cm" draw:z-index="36"><draw:image xlink:href="Pictures/100000010000009F0000004023774123BCB90391.png" xlink:type="simple" xlink:show="embed" xlink:actuate="onLoad" draw:mime-type="image/png"/></draw:frame><text:span text:style-name="T30">The letters</text:span> appears in yellow when the current frame <text:span text:style-name="T30">of the selected object </text:span>has a keyframe.</text:p>
      <text:h text:style-name="Heading_20_4" text:outline-level="4"><draw:frame draw:style-name="fr1" draw:name="Bild35" text:anchor-type="paragraph" svg:y="0.545cm" svg:width="3.32cm" svg:height="1.45cm" draw:z-index="34"><draw:image xlink:href="Pictures/100000010000010600000072E360A3323F0DD477.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0010000012E00000102482FAEFC6C7B1816.png" xlink:type="simple" xlink:show="embed" xlink:actuate="onLoad" draw:mime-type="image/png"/></draw:frame><text:bookmark-start text:name="__RefHeading___Toc4485_3954242542"/><text:soft-page-break/>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00100000102000000F0B3ABF34A633C2E91.png" xlink:type="simple" xlink:show="embed" xlink:actuate="onLoad" draw:mime-type="image/png"/></draw:frame><text:bookmark-start text:name="__RefHeading___Toc4487_3954242542"/><text:span text:style-name="T59">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0" draw:name="Bild9" text:anchor-type="paragraph" svg:y="0.568cm" svg:width="3.671cm" svg:height="2cm" draw:z-index="127"><draw:image xlink:href="Pictures/10000001000000D9000000766677A2960BCC417B.png" xlink:type="simple" xlink:show="embed" xlink:actuate="onLoad" draw:mime-type="image/png"/></draw:frame><draw:frame draw:style-name="fr2" draw:name="Bild15" text:anchor-type="paragraph" svg:x="10.996cm" svg:y="0.605cm" svg:width="3.32cm" svg:height="1.739cm" draw:z-index="128"><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5">Adjust the apperance of the 3D Viewport mini axis widget.</text:p>
      <text:p text:style-name="P135"/>
      <text:h text:style-name="Heading_20_5" text:outline-level="5"><text:bookmark-start text:name="__RefHeading___Toc11520_260093420"/>Off<text:bookmark-end text:name="__RefHeading___Toc11520_260093420"/></text:h>
      <text:p text:style-name="P135">Hides the Mini axis widget</text:p>
      <text:h text:style-name="Heading_20_5" text:outline-level="5"><draw:frame draw:style-name="fr10" draw:name="Bild16" text:anchor-type="paragraph" svg:y="0.568cm" svg:width="1.15cm" svg:height="1.101cm" draw:z-index="129"><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5">Shows simple axis. This widget type is not interactive. It just shows the state of the viewport rotation.</text:p>
      <text:h text:style-name="Heading_20_6" text:outline-level="6"><draw:frame draw:style-name="fr10" draw:name="Bild44" text:anchor-type="paragraph" svg:y="0.568cm" svg:width="5.86cm" svg:height="1.199cm" draw:z-index="130"><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5">The size of the simple mini axis widget<text:span text:style-name="T61">.</text:span></text:p>
      <text:h text:style-name="Heading_20_6" text:outline-level="6"><text:bookmark-start text:name="__RefHeading___Toc11526_260093420"/>Brightness<text:bookmark-end text:name="__RefHeading___Toc11526_260093420"/></text:h>
      <text:p text:style-name="P135">The brighness of th simple mini axis widget.</text:p>
      <text:h text:style-name="Heading_20_5" text:outline-level="5"><draw:frame draw:style-name="fr10" draw:name="Bild46" text:anchor-type="paragraph" svg:y="0.568cm" svg:width="6.04cm" svg:height="0.96cm" draw:z-index="132"><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5">The default mini axis widget. This widget is interactive. Clicking and dragging will rotate the viewport. Clicking at one of the colored spots at the end of the axis will snap to the neares orthographic view.</text:p>
      <text:h text:style-name="P206" text:outline-level="6"><text:bookmark-start text:name="__RefHeading___Toc4841_922134893"/>Size<text:bookmark-end text:name="__RefHeading___Toc4841_922134893"/></text:h>
      <text:p text:style-name="P136">The size of the <text:span text:style-name="T61">interactive navigation </text:span>widget<text:span text:style-name="T61">.</text:span></text:p>
      <text:p text:style-name="Horizontal_20_Line"/>
      <text:h text:style-name="Heading_20_2" text:outline-level="2"><draw:frame draw:style-name="fr1" draw:name="Bild41" text:anchor-type="paragraph" svg:y="0.633cm" svg:width="8.481cm" svg:height="2.18cm" draw:z-index="39"><draw:image xlink:href="Pictures/10000001000001F50000008160A4CFD450352258.png" xlink:type="simple" xlink:show="embed" xlink:actuate="onLoad" draw:mime-type="image/png"/></draw:frame><text:bookmark-start text:name="__RefHeading___Toc9739_3562564537"/>Quality<text:bookmark-end text:name="__RefHeading___Toc9739_3562564537"/></text:h>
      <text:p text:style-name="P93">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93">The <text:span text:style-name="T53">anti alias </text:span>quality settings for the solid mode rendering in the 3d viewport.</text:p>
      <text:p text:style-name="P93"/>
      <text:p text:style-name="P93"/>
      <text:h text:style-name="Heading_20_3" text:outline-level="3"><draw:frame draw:style-name="fr1" draw:name="Bild90" text:anchor-type="paragraph" svg:y="0.639cm" svg:width="2.889cm" svg:height="2.859cm" draw:z-index="43"><draw:image xlink:href="Pictures/10000001000000AB000000A9941E570BE227F6E3.png" xlink:type="simple" xlink:show="embed" xlink:actuate="onLoad" draw:mime-type="image/png"/></draw:frame><text:bookmark-start text:name="__RefHeading___Toc4491_3954242542"/><text:soft-page-break/>Multi sampling<text:bookmark-end text:name="__RefHeading___Toc4491_3954242542"/></text:h>
      <text:p text:style-name="P93">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4">The grease pencil drawing has its own OpenGL Multi sampling. <text:span text:style-name="T31">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94">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78" text:outline-level="3"><text:bookmark-start text:name="__RefHeading___Toc4497_3954242542"/>Limit Size <text:bookmark-end text:name="__RefHeading___Toc4497_3954242542"/></text:h>
      <text:p text:style-name="P95"><draw:frame draw:style-name="fr1" draw:name="Bild91" text:anchor-type="paragraph" svg:y="0.176cm" svg:width="2.45cm" svg:height="3.769cm" draw:z-index="44"><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8" text:outline-level="3"><text:bookmark-start text:name="__RefHeading___Toc4499_3954242542"/>Anisotropic Filtering <text:bookmark-end text:name="__RefHeading___Toc4499_3954242542"/></text:h>
      <text:p text:style-name="P95">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94">Clip alpha when the value is below the here defined value.</text:p>
      <text:h text:style-name="Heading_20_3" text:outline-level="3"><draw:frame draw:style-name="fr3" draw:name="Bild147" text:anchor-type="paragraph" svg:width="2.88cm" svg:height="1.76cm" draw:z-index="45"><draw:image xlink:href="Pictures/10000001000000AA0000006882A01B60082ED497.png" xlink:type="simple" xlink:show="embed" xlink:actuate="onLoad" draw:mime-type="image/png"/></draw:frame><text:bookmark-start text:name="__RefHeading___Toc4503_3954242542"/>Image Display Method<text:bookmark-end text:name="__RefHeading___Toc4503_3954242542"/></text:h>
      <text:p text:style-name="P94">The method that is used to draw textures in the viewport.</text:p>
      <text:p text:style-name="P94"/>
      <text:p text:style-name="Horizontal_20_Line"/>
      <text:h text:style-name="Heading_20_2" text:outline-level="2"><draw:frame draw:style-name="fr2" draw:name="Bild89" text:anchor-type="paragraph" svg:x="10.044cm" svg:y="0.827cm" svg:width="8.481cm" svg:height="1.02cm" draw:z-index="42"><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94">OpenGL Depth picking tries to pick the object in front. Without this method you may pick an object underneath.</text:p>
      <text:p text:style-name="P49"/>
      <table:table table:name="Tabelle20" table:style-name="Tabelle20">
        <table:table-column table:style-name="Tabelle20.A"/>
        <text:soft-page-break/>
        <table:table-row table:style-name="TableLine2154879118480">
          <table:table-cell table:style-name="Tabelle20.A1" office:value-type="string">
            <text:h text:style-name="P159" text:outline-level="1"><text:bookmark-start text:name="__RefHeading___Toc9943_531186970"/>Lights<text:bookmark-end text:name="__RefHeading___Toc9943_531186970"/></text:h>
          </table:table-cell>
        </table:table-row>
      </table:table>
      <text:p text:style-name="P50"><draw:frame draw:style-name="fr1" draw:name="Bild148" text:anchor-type="paragraph" svg:y="0.374cm" svg:width="8.571cm" svg:height="7.07cm" draw:z-index="46"><draw:image xlink:href="Pictures/10000001000002A30000022DBBDD4BB2D8F42609.png" xlink:type="simple" xlink:show="embed" xlink:actuate="onLoad" draw:mime-type="image/png"/></draw:frame></text:p>
      <text:p text:style-name="P53">The viewport uses different light setups in different situations. You can switch between them in the shading drop down in the 3d view up right.</text:p>
      <text:p text:style-name="P53"/>
      <text:p text:style-name="P53">This tab allows you to customize these light setups. And install custom light setups.</text:p>
      <text:p text:style-name="P53"/>
      <text:p text:style-name="P53"/>
      <text:p text:style-name="P53"/>
      <text:p text:style-name="P53"/>
      <text:p text:style-name="P53"/>
      <text:p text:style-name="P47"/>
      <text:h text:style-name="Heading_20_2" text:outline-level="2"><draw:frame draw:style-name="fr1" draw:name="Bild150" text:anchor-type="paragraph" svg:y="0.381cm" svg:width="5.65cm" svg:height="4.671cm" draw:z-index="48"><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7">The 3D view uses Solid OpenGL lamps to light the 3D view. You can enable <text:span text:style-name="T32">four</text:span> different light sources here. <text:s/>These lamps does not affect the rendering. Their only purpose is to light the 3D view.</text:p>
      <text:p text:style-name="P77">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54">Install an external studio light.</text:p>
      <text:h text:style-name="Heading_20_3" text:outline-level="3"><draw:frame draw:style-name="fr3" draw:name="Bild149" text:anchor-type="paragraph" svg:width="9.081cm" svg:height="3.521cm" draw:z-index="47"><draw:image xlink:href="Pictures/1000000100000218000000D0985FC5A2D6ABAEC0.png" xlink:type="simple" xlink:show="embed" xlink:actuate="onLoad" draw:mime-type="image/png"/></draw:frame><text:bookmark-start text:name="__RefHeading___Toc4507_3954242542"/>Preview Window<text:bookmark-end text:name="__RefHeading___Toc4507_3954242542"/></text:h>
      <text:p text:style-name="P97">This window appears when you have a studio light saved, or a new studio light installed.</text:p>
      <text:p text:style-name="P97">Down left you can see the name of the saved library. <text:s/>mystudio.sl .</text:p>
      <text:p text:style-name="P97">This window gives you a preview of how this studio light looks like in the 3D view then.</text:p>
      <text:p text:style-name="P97">Up right you can find two buttons. </text:p>
      <text:h text:style-name="Heading_20_4" text:outline-level="4"><text:bookmark-start text:name="__RefHeading___Toc4509_3954242542"/>Delete Studio Light<text:bookmark-end text:name="__RefHeading___Toc4509_3954242542"/></text:h>
      <text:p text:style-name="P97">Deletes the studio light.</text:p>
      <text:h text:style-name="Heading_20_4" text:outline-level="4"><text:bookmark-start text:name="__RefHeading___Toc4511_3954242542"/>Copy Studio Light settings to the Studio Light Editor<text:bookmark-end text:name="__RefHeading___Toc4511_3954242542"/></text:h>
      <text:p text:style-name="P97">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text:soft-page-break/>Edit Studio Light<text:bookmark-end text:name="__RefHeading___Toc4513_3954242542"/></text:h>
      <text:p text:style-name="P54">Enable the editing of the studio light setup.</text:p>
      <text:h text:style-name="Heading_20_3" text:outline-level="3"><text:bookmark-start text:name="__RefHeading___Toc4515_3954242542"/>Save as Studio Light<text:bookmark-end text:name="__RefHeading___Toc4515_3954242542"/></text:h>
      <text:p text:style-name="P54">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4">Turn on or off this specific light.</text:p>
      <text:h text:style-name="Heading_20_3" text:outline-level="3"><text:bookmark-start text:name="__RefHeading___Toc4519_3954242542"/>Diffuse<text:bookmark-end text:name="__RefHeading___Toc4519_3954242542"/></text:h>
      <text:p text:style-name="P77"><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6"><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4">Smooth the lighting from this specific light.</text:p>
      <text:h text:style-name="Heading_20_3" text:outline-level="3"><text:bookmark-start text:name="__RefHeading___Toc4525_3954242542"/>Direction<text:bookmark-end text:name="__RefHeading___Toc4525_3954242542"/></text:h>
      <text:p text:style-name="P54">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00100000228000001AE3211A6DF2435C04A.png" xlink:type="simple" xlink:show="embed" xlink:actuate="onLoad" draw:mime-type="image/png"/></draw:frame><text:bookmark-start text:name="__RefHeading___Toc9947_531186970"/>MatCaps<text:bookmark-end text:name="__RefHeading___Toc9947_531186970"/></text:h>
      <text:p text:style-name="P97">Matcaps is a special material that can be assigned quickly to preview geometry. Usually matcaps are used while sculpting. <text:span text:style-name="T32">You can switch between them in the shading drop down in the 3d view up right.</text:span></text:p>
      <text:p text:style-name="P97">Install and manage custom matcaps.</text:p>
      <text:p text:style-name="P98"/>
      <text:p text:style-name="P97"/>
      <text:h text:style-name="Heading_20_2" text:outline-level="2"><draw:frame draw:style-name="fr1" draw:name="Bild152" text:anchor-type="paragraph" svg:y="0.711cm" svg:width="6.511cm" svg:height="4.33cm" draw:z-index="50"><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98">You can light the scene with an environment image instead of lights. This is done with hdri images.</text:p>
      <text:p text:style-name="P98">The viewport can do this in realtime when the shading is set to Viewport Shading.</text:p>
      <text:p text:style-name="P98">Install and manage custom LookDev HDRI's. Basically every image could do the trick here. But the hdri's uses a special spherical <text:soft-page-break/>mapping. So you better use hdri images for this purpose.</text:p>
      <text:h text:style-name="Heading_20_2" text:outline-level="2"><draw:frame draw:style-name="fr2" draw:name="Bild153" text:anchor-type="paragraph" svg:x="10.245cm" svg:y="0.051cm" svg:width="8.47cm" svg:height="2.32cm" draw:z-index="51"><draw:image xlink:href="Pictures/10000001000001F400000089AB59666A9F8C29F3.png" xlink:type="simple" xlink:show="embed" xlink:actuate="onLoad" draw:mime-type="image/png"/></draw:frame></text:h>
      <text:p text:style-name="P47"/>
      <text:p text:style-name="P47"/>
      <text:p text:style-name="P47"/>
      <text:p text:style-name="P47"/>
      <table:table table:name="Tabelle1" table:style-name="Tabelle1">
        <table:table-column table:style-name="Tabelle1.A"/>
        <table:table-row table:style-name="TableLine2154879165808">
          <table:table-cell table:style-name="Tabelle1.A1" office:value-type="string">
            <text:h text:style-name="P160" text:outline-level="1"><text:bookmark-start text:name="__RefHeading___Toc413_1378830291"/>Editing<text:bookmark-end text:name="__RefHeading___Toc413_1378830291"/></text:h>
          </table:table-cell>
        </table:table-row>
      </table:table>
      <text:p text:style-name="Text_20_body"/>
      <text:p text:style-name="P99"><draw:frame draw:style-name="fr1" draw:name="Bild3" text:anchor-type="paragraph" svg:y="-0.106cm" svg:width="8.451cm" svg:height="7.02cm" draw:z-index="3"><draw:image xlink:href="Pictures/100000010000029A0000022B5A84247CD0444B6D.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h text:style-name="P173" text:outline-level="2"><draw:frame draw:style-name="fr3" draw:name="Bild43" text:anchor-type="paragraph" svg:width="8.5cm" svg:height="2.131cm" draw:z-index="55"><draw:image xlink:href="Pictures/10000001000001F60000007EA63A00A799F880D9.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101"><draw:frame draw:style-name="fr2" draw:name="Bild40" text:anchor-type="paragraph" svg:x="15.76cm" svg:y="-0.035cm" svg:width="2.94cm" svg:height="1.799cm" draw:z-index="52"><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101">Any created material will be created as part of the ObData data-block.</text:p>
      <text:h text:style-name="Heading_20_5" text:outline-level="5"><text:bookmark-start text:name="__RefHeading___Toc2441_586671276"/>Object <text:bookmark-end text:name="__RefHeading___Toc2441_586671276"/></text:h>
      <text:p text:style-name="P101">Any created material will be created as part of the Object data-block. </text:p>
      <text:h text:style-name="Heading_20_4" text:outline-level="4"><draw:frame draw:style-name="fr3" draw:name="Bild4" text:anchor-type="paragraph" svg:width="2.93cm" svg:height="1.799cm" draw:z-index="53"><draw:image xlink:href="Pictures/10000001000000A6000000663D1AFC8566779BB2.png" xlink:type="simple" xlink:show="embed" xlink:actuate="onLoad" draw:mime-type="image/png"/></draw:frame><text:bookmark-start text:name="__RefHeading___Toc10079_3071204033"/><text:soft-page-break/>Align To <text:bookmark-end text:name="__RefHeading___Toc10079_3071204033"/></text:h>
      <text:h text:style-name="Heading_20_5" text:outline-level="5"><text:bookmark-start text:name="__RefHeading___Toc2447_586671276"/>World <text:bookmark-end text:name="__RefHeading___Toc2447_586671276"/></text:h>
      <text:p text:style-name="P101">New objects align with world coordinates. </text:p>
      <text:h text:style-name="Heading_20_5" text:outline-level="5"><text:bookmark-start text:name="__RefHeading___Toc2449_586671276"/>View <text:bookmark-end text:name="__RefHeading___Toc2449_586671276"/></text:h>
      <text:p text:style-name="P101">New object align with view coordinates. </text:p>
      <text:h text:style-name="Heading_20_4" text:outline-level="4"><text:bookmark-start text:name="__RefHeading___Toc10081_3071204033"/>Enter Edit Mode<text:bookmark-end text:name="__RefHeading___Toc10081_3071204033"/></text:h>
      <text:p text:style-name="P101">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33">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001000001F40000009661A199BE1962BC3D.png" xlink:type="simple" xlink:show="embed" xlink:actuate="onLoad" draw:mime-type="image/png"/></draw:frame><text:bookmark-start text:name="__RefHeading___Toc10083_3071204033"/>Duplicate Data<text:bookmark-end text:name="__RefHeading___Toc10083_3071204033"/></text:h>
      <text:p text:style-name="P100">When you duplicate data, then <text:span text:style-name="T37">most or</text:span> all its subpart gets duplicated too. Define which supports should be duplicated when you duplicate an object.</text:p>
      <text:p text:style-name="P100"/>
      <text:p text:style-name="Horizontal_20_Line"/>
      <text:h text:style-name="Heading_20_2" text:outline-level="2"><draw:frame draw:style-name="fr3" draw:name="Bild154" text:anchor-type="paragraph" svg:width="8.47cm" svg:height="1cm" draw:z-index="56"><draw:image xlink:href="Pictures/10000001000001F40000003B623A569C572DA254.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100">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100">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001000001F500000069E31BFC31F0D7B8C2.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100">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h text:style-name="Heading_20_3" text:outline-level="3"><text:bookmark-start text:name="__RefHeading___Toc4535_3954242542"/>Simplify Stroke<text:bookmark-end text:name="__RefHeading___Toc4535_3954242542"/></text:h>
      <text:p text:style-name="P100">Simplify the final stroke.</text:p>
      <text:p text:style-name="Horizontal_20_Line"><text:soft-page-break/></text:p>
      <text:h text:style-name="Heading_20_2" text:outline-level="2"><draw:frame draw:style-name="fr1" draw:name="Bild156" text:anchor-type="paragraph" svg:y="-0.252cm" svg:width="8.47cm" svg:height="2.18cm" draw:z-index="58"><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102"><draw:frame draw:style-name="fr2" draw:name="Bild159" text:anchor-type="paragraph" svg:x="11.979cm" svg:y="0.217cm" svg:width="6.662cm" svg:height="5.207cm" draw:z-index="61"><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102">Setup a custom gradient for the colors of a weight paint.</text:p>
      <text:p text:style-name="Text_20_body"/>
      <text:p text:style-name="Text_20_body"/>
      <text:p text:style-name="Text_20_body"/>
      <text:p text:style-name="P104"/>
      <text:p text:style-name="P78"><text:span text:style-name="T18">The + Button </text:span>adds a color <text:span text:style-name="T36">stop</text:span> point<text:span text:style-name="T35">, which can be moved around. </text:span>That way you can have more than one color in the gradient.</text:p>
      <text:p text:style-name="P78"><draw:frame draw:style-name="fr2" draw:name="Bild160" text:anchor-type="paragraph" svg:x="0.004cm" svg:y="0.004cm" svg:width="6.44cm" svg:height="0.559cm" draw:z-index="62"><draw:image xlink:href="Pictures/100000010000016D00000020F5568E9172E94DBA.png" xlink:type="simple" xlink:show="embed" xlink:actuate="onLoad" draw:mime-type="image/png"/></draw:frame></text:p>
      <text:p text:style-name="P78"/>
      <text:p text:style-name="P78"><text:span text:style-name="T18">The - Button</text:span> removes the currently selected color <text:span text:style-name="T36">stop</text:span> point.</text:p>
      <text:p text:style-name="Horizontal_20_Line"/>
      <text:h text:style-name="Heading_20_4" text:outline-level="4"><draw:frame draw:style-name="fr1" draw:name="Bild167" text:anchor-type="paragraph" svg:y="-0.065cm" svg:width="3.12cm" svg:height="2.2cm" draw:z-index="69"><draw:image xlink:href="Pictures/10000001000000B800000082BE2CFD87A19781C1.png" xlink:type="simple" xlink:show="embed" xlink:actuate="onLoad" draw:mime-type="image/png"/></draw:frame><text:bookmark-start text:name="__RefHeading___Toc4539_3954242542"/>Tools Menu <text:bookmark-end text:name="__RefHeading___Toc4539_3954242542"/></text:h>
      <text:p text:style-name="P107"><text:span text:style-name="T18">Flip Color ramp</text:span> flips the color ramp.</text:p>
      <text:p text:style-name="P107"><text:span text:style-name="T18">Distribute Stops from Left</text:span> distributes the color stops from the left. The position at the right will remain empty.</text:p>
      <text:p text:style-name="P107"><text:span text:style-name="T18">Distribute Stops evenly</text:span> distributes the color stops evenly across the gradient.</text:p>
      <text:p text:style-name="P79">Eyedropper <text:span text:style-name="T23">allows you to pick a color from the gradient.</text:span></text:p>
      <text:p text:style-name="P81"><text:span text:style-name="T18">Reset color ramp</text:span> resets the color ramp to the default state.</text:p>
      <text:p text:style-name="Horizontal_20_Line"/>
      <text:p text:style-name="P78"><draw:frame draw:style-name="fr1" draw:name="Bild161" text:anchor-type="paragraph" svg:y="-0.185cm" svg:width="2.041cm" svg:height="2.2cm" draw:z-index="63"><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78"/>
      <text:p text:style-name="P78"/>
      <text:p text:style-name="P78"><draw:frame draw:style-name="fr1" draw:name="Bild162" text:anchor-type="paragraph" svg:y="0.019cm" svg:width="2.17cm" svg:height="2.96cm" draw:z-index="64"><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8"/>
      <text:p text:style-name="P78"/>
      <text:p text:style-name="P78"/>
      <text:p text:style-name="P78"><draw:frame draw:style-name="fr1" draw:name="Bild163" text:anchor-type="paragraph" svg:y="0.136cm" svg:width="6.47cm" svg:height="0.48cm" draw:z-index="65"><draw:image xlink:href="Pictures/100000010000016F0000001B6E1F671F06E3FD79.png" xlink:type="simple" xlink:show="embed" xlink:actuate="onLoad" draw:mime-type="image/png"/></draw:frame><text:soft-page-break/>In the <text:span text:style-name="T18">Color Ramp element </text:span>you will see the color ramp with the single color <text:span text:style-name="T36">stops</text:span>.</text:p>
      <text:p text:style-name="P78"><draw:frame draw:style-name="fr2" draw:name="Bild164" text:anchor-type="paragraph" svg:x="17.288cm" svg:y="-0.289cm" svg:width="1.221cm" svg:height="0.49cm" draw:z-index="66"><draw:image xlink:href="Pictures/10000001000000450000001C79C5F22CFBA2A103.png" xlink:type="simple" xlink:show="embed" xlink:actuate="onLoad" draw:mime-type="image/png"/></draw:frame><text:span text:style-name="T18">Choose Active Color Stop</text:span> is the stop point of the gradient.</text:p>
      <text:p text:style-name="P103"><draw:frame draw:style-name="fr2" draw:name="Bild165" text:anchor-type="paragraph" svg:x="16.506cm" svg:y="-0.069cm" svg:width="2.041cm" svg:height="0.439cm" draw:z-index="67"><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5"><text:span text:style-name="T21">Color Ramp Element </text:span><text:span text:style-name="T24">displays the color of the current selected color stop. When you click at it then you can open a color picker to change the color of the current color stop.</text:span></text:p>
      <text:h text:style-name="P192" text:outline-level="4"><text:bookmark-start text:name="__RefHeading___Toc4541_3954242542"/>Background Color<text:bookmark-end text:name="__RefHeading___Toc4541_3954242542"/></text:h>
      <text:p text:style-name="P106">Background color is the same color than the secondary color from the color picker. <text:span text:style-name="T23">When you click at it then you can open a color picker to change the secondary color.</text:span></text:p>
      <text:h text:style-name="P193" text:outline-level="4"><draw:frame draw:style-name="fr1" draw:name="Bild166" text:anchor-type="paragraph" svg:y="0.443cm" svg:width="2.84cm" svg:height="1.78cm" draw:z-index="68"><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6">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001000001F400000052BD6D4883FA2E8DC9.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8">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8">The minimum distance that mouse has to travel before movement is recorded. </text:p>
      <text:p text:style-name="Text_20_body"/>
      <text:p text:style-name="Text_20_body"/>
      <text:p text:style-name="Text_20_body"/>
      <text:p text:style-name="Horizontal_20_Line"/>
      <text:h text:style-name="Heading_20_2" text:outline-level="2"><draw:frame draw:style-name="fr3" draw:name="Bild158" text:anchor-type="paragraph" svg:width="8.47cm" svg:height="1.371cm" draw:z-index="60"><draw:image xlink:href="Pictures/10000001000001F400000051F5522244898461B8.png" xlink:type="simple" xlink:show="embed" xlink:actuate="onLoad" draw:mime-type="image/png"/></draw:frame><text:bookmark-start text:name="__RefHeading___Toc10093_3071204033"/>Miscellaneous<text:bookmark-end text:name="__RefHeading___Toc10093_3071204033"/></text:h>
      <text:p text:style-name="P110"/>
      <text:p text:style-name="P110"/>
      <text:p text:style-name="P110"/>
      <text:p text:style-name="P110"/>
      <text:p text:style-name="P110"/>
      <text:h text:style-name="P179" text:outline-level="3"><text:bookmark-start text:name="__RefHeading___Toc2709_36165146711"/><text:soft-page-break/>Sculpt Overlay Color<text:bookmark-end text:name="__RefHeading___Toc2709_36165146711"/></text:h>
      <text:p text:style-name="P109"><draw:frame draw:style-name="fr1" draw:name="Bild168" text:anchor-type="paragraph" svg:y="-0.058cm" svg:width="9.8cm" svg:height="5.99cm" draw:z-index="70"><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9">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00100000183000001579A718614804A59B3.png" xlink:type="simple" xlink:show="embed" xlink:actuate="onLoad" draw:mime-type="image/png"/></draw:frame><text:bookmark-start text:name="__RefHeading___Toc4547_3954242542"/>Node Auto Offset Margin<text:bookmark-end text:name="__RefHeading___Toc4547_3954242542"/></text:h>
      <text:p text:style-name="P111">Minimum distance in the node editor between nodes for auto offsetting.</text:p>
      <text:p text:style-name="P60">When you insert a new node between two existing connected nodes, then the two nodes gets pushed to left and right, with an offset. Adjust this offset.</text:p>
      <text:p text:style-name="P60"/>
      <text:p text:style-name="P60"/>
      <text:p text:style-name="P60"/>
      <table:table table:name="Tabelle21" table:style-name="Tabelle21">
        <table:table-column table:style-name="Tabelle21.A"/>
        <table:table-row table:style-name="TableLine2155200588304">
          <table:table-cell table:style-name="Tabelle21.A1" office:value-type="string">
            <text:h text:style-name="P161" text:outline-level="1"><text:bookmark-start text:name="__RefHeading___Toc5407_2794962620"/>Animation<text:bookmark-end text:name="__RefHeading___Toc5407_2794962620"/></text:h>
          </table:table-cell>
        </table:table-row>
      </table:table>
      <text:p text:style-name="P20"/>
      <text:p text:style-name="P22"><draw:frame draw:style-name="fr2" draw:name="Bild169" text:anchor-type="paragraph" svg:x="7.618cm" svg:y="0.053cm" svg:width="11.231cm" svg:height="9.31cm" draw:z-index="72"><draw:image xlink:href="Pictures/1000000100000297000002260D9D836A5E49FD13.png" xlink:type="simple" xlink:show="embed" xlink:actuate="onLoad" draw:mime-type="image/png"/></draw:frame>Contains the settings for the animation editors<text:span text:style-name="T53">.</text:span></text:p>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1" draw:name="Bild170" text:anchor-type="paragraph" svg:y="0.321cm" svg:width="3.461cm" svg:height="2.979cm" draw:z-index="73"><draw:image xlink:href="Pictures/10000001000000C4000000A93CAFBBEDA2D9CD04.png" xlink:type="simple" xlink:show="embed" xlink:actuate="onLoad" draw:mime-type="image/png"/></draw:frame><draw:frame draw:style-name="fr2" draw:name="Bild173" text:anchor-type="paragraph" svg:x="5.666cm" svg:y="0.407cm" svg:width="9.01cm" svg:height="4.6cm" draw:z-index="76"><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12">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1"><draw:frame draw:style-name="fr1" draw:name="Bild171" text:anchor-type="paragraph" svg:y="-0.125cm" svg:width="2.87cm" svg:height="2.281cm" draw:z-index="74"><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1" draw:name="Bild174" text:anchor-type="paragraph" svg:y="0.351cm" svg:width="8.47cm" svg:height="2.439cm" draw:z-index="77"><draw:image xlink:href="Pictures/10000001000001F400000090866B422D04860520.png" xlink:type="simple" xlink:show="embed" xlink:actuate="onLoad" draw:mime-type="image/png"/></draw:frame><text:bookmark-start text:name="__RefHeading___Toc4553_3954242542"/>Keyframes<text:bookmark-end text:name="__RefHeading___Toc4553_3954242542"/></text:h>
      <text:h text:style-name="P194" text:outline-level="4"><text:bookmark-start text:name="__RefHeading___Toc4555_3954242542"/>Visual Keying <text:bookmark-end text:name="__RefHeading___Toc4555_3954242542"/></text:h>
      <text:p text:style-name="P114">When an object is using constraints, the objects property value doesn't actually change. <text:span text:style-name="Emphasis">Visual Keying</text:span> will add keyframes to the object property, with a value based on the visual transformation from the constraint. </text:p>
      <text:h text:style-name="P194" text:outline-level="4"><text:bookmark-start text:name="__RefHeading___Toc2693_36165146711"/>Only Insert Needed <text:bookmark-end text:name="__RefHeading___Toc2693_36165146711"/></text:h>
      <text:p text:style-name="P114">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14">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text:soft-page-break/>Only Insert Available <text:bookmark-end text:name="__RefHeading___Toc2699_36165146711"/></text:h>
      <text:p text:style-name="P114">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13">Automatic keyframe insertion for objects and bones as Default setting for new scenes.</text:p>
      <text:h text:style-name="P180" text:outline-level="3"><draw:frame draw:style-name="fr9" draw:name="Bild175" text:anchor-type="paragraph" svg:width="8.481cm" svg:height="2.84cm" draw:z-index="78"><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195" text:outline-level="4"><text:bookmark-start text:name="__RefHeading___Toc4565_3954242542"/>Unselected Opacity<text:bookmark-end text:name="__RefHeading___Toc4565_3954242542"/></text:h>
      <text:p text:style-name="P113">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34"><draw:frame draw:style-name="fr1" draw:name="Bild14" text:anchor-type="paragraph" svg:y="0.27cm" svg:width="3.39cm" svg:height="1.371cm" draw:z-index="126"><draw:image xlink:href="Pictures/10000001000000C8000000514F75C3177CB1A039.png" xlink:type="simple" xlink:show="embed" xlink:actuate="onLoad" draw:mime-type="image/png"/></draw:frame>Auto handle smoothing mode for new added curves. None or Continuous accelleration.</text:p>
      <text:p text:style-name="P134"/>
      <text:p text:style-name="P134"/>
      <text:h text:style-name="P194" text:outline-level="4"><draw:frame draw:style-name="fr1" draw:name="Bild177" text:anchor-type="paragraph" svg:y="0.27cm" svg:width="8.391cm" svg:height="3.769cm" draw:z-index="79"><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acceleration whereas Linear or Constant is more abrupt. </text:p>
      <text:p text:style-name="P24"/>
      <text:h text:style-name="P194" text:outline-level="4"><draw:frame draw:style-name="fr1" draw:name="Bild178" text:anchor-type="paragraph" svg:y="0.332cm" svg:width="2.66cm" svg:height="2.979cm" draw:z-index="80"><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61">The default handle types for F-Curves.</text:p>
      <text:p text:style-name="P61"/>
      <text:p text:style-name="P61"/>
      <text:h text:style-name="P194" text:outline-level="4"><text:bookmark-start text:name="__RefHeading___Toc2705_36165146711"/>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34">Use animation channel group colors. Uses the bone group colors.</text:p>
      <text:p text:style-name="P24"/>
      <text:p text:style-name="P24"/>
      <text:p text:style-name="P24"/>
      <table:table table:name="Tabelle23" table:style-name="Tabelle23">
        <table:table-column table:style-name="Tabelle23.A"/>
        <text:soft-page-break/>
        <table:table-row table:style-name="TableLine2155200579872">
          <table:table-cell table:style-name="Tabelle23.A1" office:value-type="string">
            <text:h text:style-name="P162" text:outline-level="1"><text:bookmark-start text:name="__RefHeading___Toc10752_2400921360"/>Addons<text:bookmark-end text:name="__RefHeading___Toc10752_2400921360"/></text:h>
          </table:table-cell>
        </table:table-row>
      </table:table>
      <text:p text:style-name="P23"/>
      <text:p text:style-name="P23"><draw:frame draw:style-name="fr1" draw:name="Bild176" text:anchor-type="paragraph" svg:y="0.053cm" svg:width="8.58cm" svg:height="7.091cm" draw:z-index="81"><draw:image xlink:href="Pictures/10000001000002A40000022ED3B5260409A750D1.png" xlink:type="simple" xlink:show="embed" xlink:actuate="onLoad" draw:mime-type="image/png"/></draw:frame></text:p>
      <text:p text:style-name="P69">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9">Note that Bforartists works with Blender addons. </text:p>
      <text:p text:style-name="P69"/>
      <text:p text:style-name="P69"/>
      <text:p text:style-name="P69"/>
      <text:p text:style-name="P69"/>
      <text:p text:style-name="P38"><draw:frame draw:style-name="fr1" draw:name="Bild179" text:anchor-type="paragraph" svg:y="-0.288cm" svg:width="8.23cm" svg:height="2.401cm" draw:z-index="82"><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3"/>
      <text:h text:style-name="P174" text:outline-level="2"><draw:frame draw:style-name="fr1" draw:name="Bild181" text:anchor-type="paragraph" svg:y="0.3cm" svg:width="8.481cm" svg:height="0.96cm" draw:z-index="83"><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71">Filter the addons by supported level.</text:p>
      <text:p text:style-name="P71">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71">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9">Scan the add-on directories for new modules. This is useful when you decide to install an add-on manually.</text:p>
      <text:p text:style-name="P23"/>
      <text:h text:style-name="Heading_20_4" text:outline-level="4"><text:bookmark-start text:name="__RefHeading___Toc4571_3954242542"/>Category<text:bookmark-end text:name="__RefHeading___Toc4571_3954242542"/></text:h>
      <text:p text:style-name="P115">Refine the search down to single categories.</text:p>
      <text:h text:style-name="Heading_20_3" text:outline-level="3"><text:bookmark-start text:name="__RefHeading___Toc4573_3954242542"/>Search<text:bookmark-end text:name="__RefHeading___Toc4573_3954242542"/></text:h>
      <text:p text:style-name="P115">Search for keywords.</text:p>
      <text:p text:style-name="P115"/>
      <text:h text:style-name="Heading_20_4" text:outline-level="4"><text:bookmark-start text:name="__RefHeading___Toc4575_3954242542"/><text:soft-page-break/>List of Addons<text:bookmark-end text:name="__RefHeading___Toc4575_3954242542"/></text:h>
      <text:p text:style-name="P72"><draw:frame draw:style-name="fr1" draw:name="Bild180" text:anchor-type="paragraph" svg:y="0.092cm" svg:width="8.361cm" svg:height="2.461cm" draw:z-index="84"><draw:image xlink:href="Pictures/10000001000001EE0000009127CFCD47BD146022.png" xlink:type="simple" xlink:show="embed" xlink:actuate="onLoad" draw:mime-type="image/png"/></draw:frame>This is the list of <text:span text:style-name="T42">installed </text:span>add-ons. <text:span text:style-name="T42">Installed does not necessarily mean that they are enabled. </text:span>To enable an add-on, tick the checkbox at the left. When you expand an add-on then you will find some further informations. Sometimes you will also find some more settings.</text:p>
      <text:p text:style-name="P23"/>
      <text:p text:style-name="P25"/>
      <table:table table:name="Tabelle24" table:style-name="Tabelle24">
        <table:table-column table:style-name="Tabelle24.A"/>
        <table:table-row table:style-name="TableLine2155200580416">
          <table:table-cell table:style-name="Tabelle24.A1" office:value-type="string">
            <text:h text:style-name="P163" text:outline-level="1"><text:bookmark-start text:name="__RefHeading___Toc10756_2400921360"/>Input<text:bookmark-end text:name="__RefHeading___Toc10756_2400921360"/></text:h>
          </table:table-cell>
        </table:table-row>
      </table:table>
      <text:p text:style-name="P25"/>
      <text:p text:style-name="P23"><draw:frame draw:style-name="fr1" draw:name="Bild182" text:anchor-type="paragraph" svg:y="0.238cm" svg:width="8.55cm" svg:height="7.091cm" draw:z-index="85"><draw:image xlink:href="Pictures/10000001000002A10000022E5633E1E7E9EE78D1.png" xlink:type="simple" xlink:show="embed" xlink:actuate="onLoad" draw:mime-type="image/png"/></draw:frame></text:p>
      <text:p text:style-name="P41"><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181" text:outline-level="3"><text:bookmark-start text:name="__RefHeading___Toc4577_3954242542"/><text:span text:style-name="T8">E</text:span>mulat<text:span text:style-name="T8">e Numpad</text:span><text:bookmark-end text:name="__RefHeading___Toc4577_3954242542"/></text:h>
      <text:p text:style-name="P63">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6">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196" text:outline-level="4"><text:bookmark-start text:name="__RefHeading___Toc4581_3954242542"/>Emulate 3 Button Mouse <text:bookmark-end text:name="__RefHeading___Toc4581_3954242542"/></text:h>
      <text:p text:style-name="P42">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155200589936">
            <table:table-cell table:style-name="Tabelle25.A1" office:value-type="string">
              <text:p text:style-name="P42">3-button Mouse</text:p>
            </table:table-cell>
            <table:table-cell table:style-name="Tabelle25.B1" office:value-type="string">
              <text:p text:style-name="P42">2-button Mouse</text:p>
            </table:table-cell>
            <table:table-cell table:style-name="Tabelle25.C1" office:value-type="string">
              <text:p text:style-name="P42">Apple Mouse</text:p>
            </table:table-cell>
          </table:table-row>
        </table:table-header-rows>
        <table:table-row table:style-name="TableLine2155200592928">
          <table:table-cell table:style-name="Tabelle25.A3" office:value-type="string">
            <text:p text:style-name="P42"><text:span text:style-name="Source_20_Text">LMB</text:span></text:p>
          </table:table-cell>
          <table:table-cell table:style-name="Tabelle25.B3" office:value-type="string">
            <text:p text:style-name="P42"><text:span text:style-name="Source_20_Text">LMB</text:span></text:p>
          </table:table-cell>
          <table:table-cell table:style-name="Tabelle25.C2" office:value-type="string">
            <text:p text:style-name="P42"><text:span text:style-name="Source_20_Text">LMB</text:span> (mouse button)</text:p>
          </table:table-cell>
        </table:table-row>
        <table:table-row table:style-name="TableLine2155200591568">
          <table:table-cell table:style-name="Tabelle25.A3" office:value-type="string">
            <text:p text:style-name="P42"><text:span text:style-name="Source_20_Text">MMB</text:span></text:p>
          </table:table-cell>
          <table:table-cell table:style-name="Tabelle25.B3" office:value-type="string">
            <text:p text:style-name="P42"><text:span text:style-name="Source_20_Text">Alt-LMB</text:span></text:p>
          </table:table-cell>
          <table:table-cell table:style-name="Tabelle25.C3" office:value-type="string">
            <text:p text:style-name="P42"><text:span text:style-name="Source_20_Text">Alt-LMB</text:span> (Option/Alt key + mouse button)</text:p>
          </table:table-cell>
        </table:table-row>
        <table:table-row table:style-name="TableLine2155200591840">
          <table:table-cell table:style-name="Tabelle25.A4" office:value-type="string">
            <text:p text:style-name="P42"><text:span text:style-name="Source_20_Text">RMB</text:span></text:p>
          </table:table-cell>
          <table:table-cell table:style-name="Tabelle25.B4" office:value-type="string">
            <text:p text:style-name="P42"><text:span text:style-name="Source_20_Text">RMB</text:span></text:p>
          </table:table-cell>
          <table:table-cell table:style-name="Tabelle25.C4" office:value-type="string">
            <text:p text:style-name="P42"><text:span text:style-name="Source_20_Text">Cmd-LMB</text:span> (Command/Apple key <text:soft-page-break/>+ mouse button)</text:p>
          </table:table-cell>
        </table:table-row>
      </table:table>
      <text:p text:style-name="P42"/>
      <text:p text:style-name="P42">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9" draw:name="Bild184" text:anchor-type="paragraph" svg:width="8.47cm" svg:height="1.859cm" draw:z-index="87"><draw:image xlink:href="Pictures/10000001000001F40000006EC0E985DE73C6208D.png" xlink:type="simple" xlink:show="embed" xlink:actuate="onLoad" draw:mime-type="image/png"/></draw:frame><text:bookmark-start text:name="__RefHeading___Toc10762_2400921360"/>Tablet<text:bookmark-end text:name="__RefHeading___Toc10762_2400921360"/></text:h>
      <text:p text:style-name="P117">This panel contains some tablet related settings.</text:p>
      <text:h text:style-name="Heading_20_3" text:outline-level="3"><draw:frame draw:style-name="fr1" draw:name="Bild186" text:anchor-type="paragraph" svg:y="0.503cm" svg:width="2.949cm" svg:height="2.131cm" draw:z-index="89"><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7">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7">The raw input pressure value which is interpreted as 100 % by Bforartists.</text:p>
      <text:h text:style-name="Heading_20_3" text:outline-level="3"><text:bookmark-start text:name="__RefHeading___Toc4587_3954242542"/>Softness<text:bookmark-end text:name="__RefHeading___Toc4587_3954242542"/></text:h>
      <text:p text:style-name="P117">Adjust the pressure softness of the low pressure response onset using a gamma curve.</text:p>
      <text:h text:style-name="Heading_20_2" text:outline-level="2"><draw:frame draw:style-name="fr3" draw:name="Bild185" text:anchor-type="paragraph" svg:width="8.47cm" svg:height="2.641cm" draw:z-index="88"><draw:image xlink:href="Pictures/10000001000001F40000009CC1A139D1CC8F380B.png" xlink:type="simple" xlink:show="embed" xlink:actuate="onLoad" draw:mime-type="image/png"/></draw:frame><text:bookmark-start text:name="__RefHeading___Toc10764_2400921360"/>NDOF<text:bookmark-end text:name="__RefHeading___Toc10764_2400921360"/></text:h>
      <text:p text:style-name="P26">You can use a 3D mouse in Bforartists. Here you find some 3D mouse related settings.</text:p>
      <text:p text:style-name="P23"/>
      <text:h text:style-name="P197" text:outline-level="4"><text:bookmark-start text:name="__RefHeading___Toc4589_3954242542"/>Pan Sensitivity<text:bookmark-end text:name="__RefHeading___Toc4589_3954242542"/></text:h>
      <text:p text:style-name="P65">Adjust the pan sensitivity.</text:p>
      <text:h text:style-name="P197" text:outline-level="4"><text:bookmark-start text:name="__RefHeading___Toc2601_39510115311"/>Orbit Sensitivity<text:bookmark-end text:name="__RefHeading___Toc2601_39510115311"/></text:h>
      <text:p text:style-name="P65">Adjust the orbit sensitivity</text:p>
      <text:h text:style-name="P197" text:outline-level="4"><text:bookmark-start text:name="__RefHeading___Toc2603_39510115311"/>Deadzone<text:bookmark-end text:name="__RefHeading___Toc2603_39510115311"/></text:h>
      <text:p text:style-name="P65">The initial movement that is needed before the movement gets recognized.</text:p>
      <text:h text:style-name="P198" text:outline-level="4"><text:bookmark-start text:name="__RefHeading___Toc2605_39510115311"/>Ndof View Navigate<text:bookmark-end text:name="__RefHeading___Toc2605_39510115311"/></text:h>
      <text:p text:style-name="P65">Choose the navigation style between Free and Orbit<text:span text:style-name="T43">.</text:span></text:p>
      <text:h text:style-name="P197" text:outline-level="4"><text:bookmark-start text:name="__RefHeading___Toc2607_39510115311"/><text:span text:style-name="T43">Ndof View </text:span>Rotation<text:bookmark-end text:name="__RefHeading___Toc2607_39510115311"/></text:h>
      <text:p text:style-name="P28"><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p text:style-name="P27"/>
      <table:table table:name="Tabelle26" table:style-name="Tabelle26">
        <table:table-column table:style-name="Tabelle26.A"/>
        <text:soft-page-break/>
        <table:table-row table:style-name="TableLine2155200606528">
          <table:table-cell table:style-name="Tabelle26.A1" office:value-type="string">
            <text:h text:style-name="P164" text:outline-level="1"><text:bookmark-start text:name="__RefHeading___Toc6123_316654319"/>Navigation<text:bookmark-end text:name="__RefHeading___Toc6123_316654319"/></text:h>
          </table:table-cell>
        </table:table-row>
      </table:table>
      <text:p text:style-name="P27"><draw:frame draw:style-name="fr1" draw:name="Bild187" text:anchor-type="paragraph" svg:y="0.429cm" svg:width="8.391cm" svg:height="7.001cm" draw:z-index="90"><draw:image xlink:href="Pictures/100000010000029500000227E04040F0B9F11B0B.png" xlink:type="simple" xlink:show="embed" xlink:actuate="onLoad" draw:mime-type="image/png"/></draw:frame></text:p>
      <text:p text:style-name="P29">The navigation section contains the settings for navigating in the 3D view.</text:p>
      <text:p text:style-name="P29"/>
      <text:h text:style-name="Heading_20_2" text:outline-level="2"><text:bookmark-start text:name="__RefHeading___Toc6125_316654319"/>Orbit &amp; Pan<text:bookmark-end text:name="__RefHeading___Toc6125_316654319"/></text:h>
      <text:h text:style-name="P182" text:outline-level="3"><text:bookmark-start text:name="__RefHeading___Toc4591_3954242542"/>Orbit <text:span text:style-name="T44">Method</text:span><text:bookmark-end text:name="__RefHeading___Toc4591_3954242542"/></text:h>
      <text:p text:style-name="P118"><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8">The selected object becomes the rotation center of the viewport. When there is no selection the<text:span text:style-name="T34"> point of the</text:span> last selection will be used.</text:p>
      <text:h text:style-name="P199" text:outline-level="4"><text:bookmark-start text:name="__RefHeading___Toc4595_3954242542"/>Auto Perspective <text:bookmark-end text:name="__RefHeading___Toc4595_3954242542"/></text:h>
      <text:p text:style-name="P120">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20">With Auto Perspective the view in the side views will be orthographic, and not perspectivic, no matter what View Persp/Ortho is chosen.</text:p>
      <text:h text:style-name="P199" text:outline-level="4"><text:bookmark-start text:name="__RefHeading___Toc4597_3954242542"/>Auto Depth <text:bookmark-end text:name="__RefHeading___Toc4597_3954242542"/></text:h>
      <text:p text:style-name="P120">Use the depth under the mouse to improve view pan, rotate, zoom functionality. </text:p>
      <text:h text:style-name="P199" text:outline-level="4"><text:bookmark-start text:name="__RefHeading___Toc4599_3954242542"/>Smooth View <text:bookmark-end text:name="__RefHeading___Toc4599_3954242542"/></text:h>
      <text:p text:style-name="P121"><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199" text:outline-level="4"><text:bookmark-start text:name="__RefHeading___Toc2420_2252937503"/>Rotation Angle <text:bookmark-end text:name="__RefHeading___Toc2420_2252937503"/></text:h>
      <text:p text:style-name="P120">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91"><draw:image xlink:href="Pictures/10000001000001F400000069918AB4D2C10A2BAE.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3" draw:name="Bild47" text:anchor-type="paragraph" svg:width="1.981cm" svg:height="1.739cm" draw:z-index="133"><draw:image xlink:href="Pictures/100000010000007500000067C0F61EAAD5E84F68.png" xlink:type="simple" xlink:show="embed" xlink:actuate="onLoad" draw:mime-type="image/png"/></draw:frame><text:bookmark-start text:name="__RefHeading___Toc4601_3954242542"/>Zoom Method<text:bookmark-end text:name="__RefHeading___Toc4601_3954242542"/></text:h>
      <text:p text:style-name="P64"><text:span text:style-name="T44">Adjust</text:span> the zoom style.</text:p>
      <text:h text:style-name="P200" text:outline-level="4"><text:bookmark-start text:name="__RefHeading___Toc4859_3380975463"/><text:soft-page-break/>Continue <text:bookmark-end text:name="__RefHeading___Toc4859_3380975463"/></text:h>
      <text:p text:style-name="P119">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00" text:outline-level="4"><text:bookmark-start text:name="__RefHeading___Toc4861_3380975463"/>Dolly <text:bookmark-end text:name="__RefHeading___Toc4861_3380975463"/></text:h>
      <text:p text:style-name="P119"><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21"><text:span text:style-name="Emphasis">Scale</text:span> zooming depends on where you first click in the view. </text:p>
      <text:h text:style-name="Heading_20_3" text:outline-level="3"><draw:frame draw:style-name="fr3" draw:name="Bild48" text:anchor-type="paragraph" svg:width="1.891cm" svg:height="1.39cm" draw:z-index="134"><draw:image xlink:href="Pictures/10000001000000700000005214606F324E192202.png" xlink:type="simple" xlink:show="embed" xlink:actuate="onLoad" draw:mime-type="image/png"/></draw:frame><text:bookmark-start text:name="__RefHeading___Toc4603_3954242542"/>Zoom Axis<text:bookmark-end text:name="__RefHeading___Toc4603_3954242542"/></text:h>
      <text:p text:style-name="P121"><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21"><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8">Inverts the direction of the mouse wheel zoom. </text:p>
      <text:h text:style-name="P199" text:outline-level="4"><text:bookmark-start text:name="__RefHeading___Toc4607_3954242542"/>Zoom to Mouse Position <text:bookmark-end text:name="__RefHeading___Toc4607_3954242542"/></text:h>
      <text:p text:style-name="P118">When enabled, the mouse pointer position becomes the focus point of zooming instead of the 2D window center.</text:p>
      <text:h text:style-name="Heading_20_2" text:outline-level="2"><draw:frame draw:style-name="fr1" draw:name="Bild49" text:anchor-type="paragraph" svg:y="0.051cm" svg:width="8.47cm" svg:height="1.88cm" draw:z-index="135"><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8"><draw:frame draw:style-name="fr1" draw:name="Bild189" text:anchor-type="paragraph" svg:y="1.161cm" svg:width="5.98cm" svg:height="6.68cm" draw:z-index="92"><draw:image xlink:href="Pictures/10000001000001D70000020E9033F665603D8488.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66">Adjust how the View navigation in the 3D view behaves. You can choose between walk and fly.</text:p>
      <text:p text:style-name="P66"/>
      <text:p text:style-name="P121"/>
      <text:p text:style-name="P121"/>
      <text:h text:style-name="Heading_20_3" text:outline-level="3"><draw:frame draw:style-name="fr1" draw:name="Bild190" text:anchor-type="paragraph" svg:y="0.051cm" svg:width="8.47cm" svg:height="3.889cm" draw:z-index="93"><draw:image xlink:href="Pictures/10000001000001F4000000E63676CD3B1B6F5DC1.png" xlink:type="simple" xlink:show="embed" xlink:actuate="onLoad" draw:mime-type="image/png"/></draw:frame><text:bookmark-start text:name="__RefHeading___Toc4613_3954242542"/><text:soft-page-break/>Walk<text:bookmark-end text:name="__RefHeading___Toc4613_3954242542"/></text:h>
      <text:h text:style-name="P199" text:outline-level="4"><text:bookmark-start text:name="__RefHeading___Toc4615_3954242542"/>Reverse Mouse<text:bookmark-end text:name="__RefHeading___Toc4615_3954242542"/></text:h>
      <text:p text:style-name="P66">Reverse the mouse movement when you move upwards or downwards</text:p>
      <text:h text:style-name="P199" text:outline-level="4"><text:bookmark-start text:name="__RefHeading___Toc2583_39510115311"/>Mouse Sensitivity<text:bookmark-end text:name="__RefHeading___Toc2583_39510115311"/></text:h>
      <text:p text:style-name="P66">Adjust how strong the viewport movement reacts to the mouse movement</text:p>
      <text:h text:style-name="P199" text:outline-level="4"><text:bookmark-start text:name="__RefHeading___Toc2585_39510115311"/>Teleport Duration<text:bookmark-end text:name="__RefHeading___Toc2585_39510115311"/></text:h>
      <text:p text:style-name="P66">Adjust the teleport duration when teleporting in navigation mode.</text:p>
      <text:h text:style-name="P199" text:outline-level="4"><text:bookmark-start text:name="__RefHeading___Toc2587_39510115311"/>Walk Speed<text:bookmark-end text:name="__RefHeading___Toc2587_39510115311"/></text:h>
      <text:p text:style-name="P66">Adjust the walk speed</text:p>
      <text:h text:style-name="P199" text:outline-level="4"><text:bookmark-start text:name="__RefHeading___Toc2589_39510115311"/>Speed Factor<text:bookmark-end text:name="__RefHeading___Toc2589_39510115311"/></text:h>
      <text:p text:style-name="P66">Adjust the run speed.</text:p>
      <text:h text:style-name="Heading_20_3" text:outline-level="3"><text:bookmark-start text:name="__RefHeading___Toc4617_3954242542"/>Gravity<text:bookmark-end text:name="__RefHeading___Toc4617_3954242542"/></text:h>
      <text:p text:style-name="P66">Choose if the virtual character, your point of view, uses gravity.</text:p>
      <text:h text:style-name="P199" text:outline-level="4"><text:bookmark-start text:name="__RefHeading___Toc2593_39510115311"/>View Height<text:bookmark-end text:name="__RefHeading___Toc2593_39510115311"/></text:h>
      <text:p text:style-name="P66">Adjust the height of the point of view for your virtual character. This setting requires to have Gravity on.</text:p>
      <text:h text:style-name="P199" text:outline-level="4"><text:bookmark-start text:name="__RefHeading___Toc2595_39510115311"/>Jump Height<text:bookmark-end text:name="__RefHeading___Toc2595_39510115311"/></text:h>
      <text:p text:style-name="P66">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6"><draw:image xlink:href="Pictures/10000001000001F60000006300FBECA3C3E64E02.png" xlink:type="simple" xlink:show="embed" xlink:actuate="onLoad" draw:mime-type="image/png"/></draw:frame><text:bookmark-end text:name="__RefHeading___Toc4863_3380975463"/></text:h>
      <text:p text:style-name="P139">Fly has no further settings.</text:p>
      <text:p text:style-name="P66"/>
      <text:p text:style-name="P66"/>
      <text:p text:style-name="P66"/>
      <text:p text:style-name="P66"/>
      <text:p text:style-name="P66"/>
      <text:p text:style-name="P66"/>
      <text:p text:style-name="P66"/>
      <text:p text:style-name="P66"/>
      <table:table table:name="Tabelle27" table:style-name="Tabelle27">
        <table:table-column table:style-name="Tabelle27.A"/>
        <text:soft-page-break/>
        <table:table-row table:style-name="TableLine2155200596464">
          <table:table-cell table:style-name="Tabelle27.A1" office:value-type="string">
            <text:h text:style-name="P165" text:outline-level="1"><text:bookmark-start text:name="__RefHeading___Toc6131_316654319"/>Keymap<text:bookmark-end text:name="__RefHeading___Toc6131_316654319"/></text:h>
          </table:table-cell>
        </table:table-row>
      </table:table>
      <text:p text:style-name="P30"><draw:frame draw:style-name="fr1" draw:name="Bild191" text:anchor-type="paragraph" svg:y="0.392cm" svg:width="8.52cm" svg:height="7.05cm" draw:z-index="94"><draw:image xlink:href="Pictures/10000001000002A40000022E94869830B985CD4A.png" xlink:type="simple" xlink:show="embed" xlink:actuate="onLoad" draw:mime-type="image/png"/></draw:frame></text:p>
      <text:p text:style-name="P56"><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6"/>
      <text:p text:style-name="P56"/>
      <text:p text:style-name="P56"/>
      <text:p text:style-name="P56"/>
      <text:p text:style-name="P56"/>
      <text:p text:style-name="P56"/>
      <text:p text:style-name="P55"/>
      <text:h text:style-name="P175" text:outline-level="2"><draw:frame draw:style-name="fr1" draw:name="Bild192" text:anchor-type="paragraph" svg:y="0.019cm" svg:width="8.5cm" svg:height="1.27cm" draw:z-index="95"><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6"/>
      <text:h text:style-name="P183" text:outline-level="3"><draw:frame draw:style-name="fr1" draw:name="Bild193" text:anchor-type="paragraph" svg:y="0.328cm" svg:width="4.18cm" svg:height="1.88cm" draw:z-index="96"><draw:image xlink:href="Pictures/10000001000000F70000006F5B8AE4779AC1C2B5.png" xlink:type="simple" xlink:show="embed" xlink:actuate="onLoad" draw:mime-type="image/png"/></draw:frame><text:bookmark-start text:name="__RefHeading___Toc2269_330777333811"/>Key<text:span text:style-name="T47"> Configs</text:span><text:bookmark-end text:name="__RefHeading___Toc2269_330777333811"/></text:h>
      <text:p text:style-name="P122"><draw:frame draw:style-name="fr2" draw:name="Bild194" text:anchor-type="paragraph" svg:x="13.48cm" svg:y="1.452cm" svg:width="5.211cm" svg:height="1.349cm" draw:z-index="97"><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184" text:outline-level="3"><text:bookmark-start text:name="__RefHeading___Toc2271_330777333811"/>Import<text:bookmark-end text:name="__RefHeading___Toc2271_330777333811"/></text:h>
      <text:p text:style-name="P125">Import an external key map. This opens up a file selector to choose the python file.</text:p>
      <text:h text:style-name="P185" text:outline-level="3"><text:bookmark-start text:name="__RefHeading___Toc2729_36165146711"/>Export<text:bookmark-end text:name="__RefHeading___Toc2729_36165146711"/></text:h>
      <text:p text:style-name="P62">Export a key configuration python file from Bforartists.</text:p>
      <text:h text:style-name="Heading_20_3" text:outline-level="3"><text:bookmark-start text:name="__RefHeading___Toc4619_3954242542"/>Filter Type<text:bookmark-end text:name="__RefHeading___Toc4619_3954242542"/></text:h>
      <text:p text:style-name="P125">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5">Enter a search string.</text:p>
      <text:h text:style-name="Heading_20_2" text:outline-level="2"><text:bookmark-start text:name="__RefHeading___Toc6475_3219697335"/>Key map Editor<text:bookmark-end text:name="__RefHeading___Toc6475_3219697335"/></text:h>
      <text:p text:style-name="P67"><draw:a xlink:type="simple" xlink:href="https://www.blender.org/manual/de/_images/interface-configuration-input-keymapeditor.jpg"><draw:frame draw:style-name="fr7" draw:name="Bild196" text:anchor-type="paragraph" svg:y="-0.152cm" svg:width="7.819cm" svg:height="2.27cm" draw:z-index="98"><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67"><text:soft-page-break/></text:p>
      <text:p text:style-name="P67"><draw:frame draw:style-name="fr1" draw:name="Bild197" text:anchor-type="paragraph" svg:y="0.125cm" svg:width="3.47cm" svg:height="2.84cm" draw:z-index="99"><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7"/>
      <text:p text:style-name="P67"/>
      <text:p text:style-name="Horizontal_20_Line"/>
      <text:h text:style-name="P201" text:outline-level="4"><draw:frame draw:style-name="fr1" draw:name="Bild198" text:anchor-type="paragraph" svg:y="0.476cm" svg:width="2.08cm" svg:height="3.33cm" draw:z-index="100"><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7">Here you define what input will control the function.</text:p>
      <text:p text:style-name="P126"/>
      <text:p text:style-name="P68"/>
      <text:p text:style-name="P68"/>
      <text:h text:style-name="P201" text:outline-level="4"><draw:frame draw:style-name="fr1" draw:name="Bild199" text:anchor-type="paragraph" svg:y="0.69cm" svg:width="4.41cm" svg:height="0.99cm" draw:z-index="101"><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7">Here you define your main hotkey. In our case the right mouse.</text:p>
      <text:h text:style-name="P201" text:outline-level="4"><text:bookmark-start text:name="__RefHeading___Toc2617_39510115311"/>Operator<text:bookmark-end text:name="__RefHeading___Toc2617_39510115311"/></text:h>
      <text:p text:style-name="P67"><draw:frame draw:style-name="fr6" draw:name="Bild200" text:anchor-type="paragraph" svg:x="10.8cm" svg:y="-0.12cm" svg:width="7.9cm" svg:height="1.164cm" draw:z-index="102"><draw:image xlink:href="Pictures/10000001000000E0000000217074AAE0E2EBB0CD.png" xlink:type="simple" xlink:show="embed" xlink:actuate="onLoad" draw:mime-type="image/png"/></draw:frame>The Python operator name for the tool. </text:p>
      <text:h text:style-name="P201" text:outline-level="4"><text:bookmark-start text:name="__RefHeading___Toc2619_39510115311"/>Type of Event<text:bookmark-end text:name="__RefHeading___Toc2619_39510115311"/></text:h>
      <text:p text:style-name="P67"><draw:frame draw:style-name="fr2" draw:name="Bild201" text:anchor-type="paragraph" svg:x="12.811cm" svg:y="-0.168cm" svg:width="5.89cm" svg:height="0.917cm" draw:z-index="103"><draw:image xlink:href="Pictures/10000001000000A70000001A504C3765C6C7DF12.png" xlink:type="simple" xlink:show="embed" xlink:actuate="onLoad" draw:mime-type="image/png"/></draw:frame>The main hotkey again. For special events like mouse events you have a drop down box here.</text:p>
      <text:h text:style-name="P201" text:outline-level="4"><draw:frame draw:style-name="fr1" draw:name="Bild202" text:anchor-type="paragraph" svg:y="-0.166cm" svg:width="2.94cm" svg:height="3.03cm" draw:z-index="104"><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7">What key action is required. On click, on double click, etc. ...</text:p>
      <text:p text:style-name="P126"/>
      <text:p text:style-name="P126"/>
      <text:h text:style-name="P201" text:outline-level="4"><draw:frame draw:style-name="fr5" draw:name="Bild203" text:anchor-type="paragraph" svg:x="12.818cm" svg:y="0.637cm" svg:width="5.89cm" svg:height="0.439cm" draw:z-index="105"><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7">Many hotkeys uses a key combination, for example Shift D for select. Define those secondary hotkeys.</text:p>
      <text:p text:style-name="P67"/>
      <text:p text:style-name="P67"/>
      <text:p text:style-name="P67"/>
      <text:p text:style-name="P67"/>
      <text:h text:style-name="P201" text:outline-level="4"><draw:frame draw:style-name="fr1" draw:name="Bild204" text:anchor-type="paragraph" svg:y="0.245cm" svg:width="9.449cm" svg:height="5.519cm" draw:z-index="106"><draw:image xlink:href="Pictures/10000001000002E8000001B39DC20F60EC86869C.png" xlink:type="simple" xlink:show="embed" xlink:actuate="onLoad" draw:mime-type="image/png"/></draw:frame><text:bookmark-start text:name="__RefHeading___Toc2625_39510115311"/><text:soft-page-break/>Specific settings<text:bookmark-end text:name="__RefHeading___Toc2625_39510115311"/></text:h>
      <text:p text:style-name="P67">Every operator can have several settings. And some tools even just defines itself by those different settings. <text:span text:style-name="T47">Here you can see two different zoom view operators. They just differ in the Delta value.</text:span></text:p>
      <text:p text:style-name="P67">What is equal in the key map in all cases is the RNA entry. That's the name of the operator again. But this time not the Python<text:span text:style-name="T47"> code</text:span> operator name. But the C <text:span text:style-name="T47">code </text:span>operator name.</text:p>
      <text:p text:style-name="P127"/>
      <text:h text:style-name="P186" text:outline-level="3"><draw:frame draw:style-name="fr2" draw:name="Bild205" text:anchor-type="paragraph" svg:x="13.446cm" svg:y="0.351cm" svg:width="5.255cm" svg:height="2.15cm" draw:z-index="107"><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70">When you modify a key map item, then you will see a Restore button appear at the right side. This indicates that this key map item got modified. A click at the Restore button will restore the original hotkey</text:p>
      <text:p text:style-name="P40"/>
      <table:table table:name="Tabelle28" table:style-name="Tabelle28">
        <table:table-column table:style-name="Tabelle28.A"/>
        <table:table-row table:style-name="TableLine2155200598640">
          <table:table-cell table:style-name="Tabelle28.A1" office:value-type="string">
            <text:h text:style-name="P166" text:outline-level="1"><text:bookmark-start text:name="__RefHeading___Toc6477_3219697335"/>System<text:bookmark-end text:name="__RefHeading___Toc6477_3219697335"/></text:h>
          </table:table-cell>
        </table:table-row>
      </table:table>
      <text:p text:style-name="P31"/>
      <text:p text:style-name="Text_20_body"><draw:frame draw:style-name="fr1" draw:name="Bild206" text:anchor-type="paragraph" svg:y="0.162cm" svg:width="11.21cm" svg:height="9.47cm" draw:z-index="108"><draw:image xlink:href="Pictures/10000001000002960000022F91EBC2A140AFF293.png" xlink:type="simple" xlink:show="embed" xlink:actuate="onLoad" draw:mime-type="image/png"/></draw:frame>The system tab contains system relevant settings. Such as Cuda for Cycles renderer or OpenCL or Memory related setting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text:bookmark-start text:name="__RefHeading___Toc6479_3219697335"/>Cycles Render Devices<text:bookmark-end text:name="__RefHeading___Toc6479_3219697335"/></text:h>
      <text:p text:style-name="P128">The Options here will set the compute device used by the Cycles render engine.</text:p>
      <text:h text:style-name="P202" text:outline-level="4"><text:bookmark-start text:name="__RefHeading___Toc3917_10875922041"/>None <text:bookmark-end text:name="__RefHeading___Toc3917_10875922041"/></text:h>
      <text:p text:style-name="P128">When set to <text:span text:style-name="Emphasis">None</text:span> or the only option is <text:span text:style-name="Emphasis">None</text:span>: your CPU will be used as a computing device for Cycles Render <text:soft-page-break/>Engine<text:span text:style-name="T16">.</text:span></text:p>
      <text:h text:style-name="Heading_20_4" text:outline-level="4"><text:bookmark-start text:name="__RefHeading___Toc3919_10875922041"/>CUDA <text:bookmark-end text:name="__RefHeading___Toc3919_10875922041"/></text:h>
      <text:p text:style-name="P128">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7">Optix is a raytracing framework from Nvidia that runs on the GPU. </text:p>
      <text:h text:style-name="P205" text:outline-level="4"><text:bookmark-start text:name="__RefHeading___Toc3921_10875922041"/>HIP<text:bookmark-end text:name="__RefHeading___Toc3921_10875922041"/></text:h>
      <text:p text:style-name="P128">If the system has a compatible <text:span text:style-name="T66">HIP</text:span> device, it will show up has an option for rendering cycles.<text:span text:style-name="T16"> </text:span></text:p>
      <text:h text:style-name="P205" text:outline-level="4"><text:bookmark-start text:name="__RefHeading___Toc3921_108759220411"/>oneAPI<text:bookmark-end text:name="__RefHeading___Toc3921_108759220411"/></text:h>
      <text:p text:style-name="P212">If the system has a compatible <text:span text:style-name="T66">oneAPI</text:span> device, it will show up has an option for rendering cycles.<text:span text:style-name="T16"> </text:span></text:p>
      <text:h text:style-name="Heading_20_2" text:outline-level="2"><draw:frame draw:style-name="fr1" draw:name="Bild57" text:anchor-type="paragraph" svg:y="0.651cm" svg:width="8.41cm" svg:height="1.51cm" draw:z-index="144"><draw:image xlink:href="Pictures/10000001000001F1000000598B4E921E3169A7C6.png" xlink:type="simple" xlink:show="embed" xlink:actuate="onLoad" draw:mime-type="image/png"/></draw:frame><text:bookmark-start text:name="__RefHeading___Toc5847_2279138431"/>Operating System Settings<text:bookmark-end text:name="__RefHeading___Toc5847_2279138431"/></text:h>
      <text:p text:style-name="P143">Windows only.</text:p>
      <text:h text:style-name="Heading_20_3" text:outline-level="3"><text:bookmark-start text:name="__RefHeading___Toc5849_2279138431"/>Make default<text:bookmark-end text:name="__RefHeading___Toc5849_2279138431"/></text:h>
      <text:p text:style-name="P143">Associates the .blend file with this installation of Bforartists. This means that double clicking at a .blend file will now open this file with th<text:span text:style-name="T63">e currently open</text:span> Bforartists installation.<text:span text:style-name="T63"> This is useful when you work with different versions of Bforartists, and want to open the files with an older or newer version.</text:span></text:p>
      <text:h text:style-name="Heading_20_2" text:outline-level="2"><draw:frame draw:style-name="fr1" draw:name="Bild207" text:anchor-type="paragraph" svg:y="0.162cm" svg:width="8.53cm" svg:height="3.941cm" draw:z-index="109"><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8">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8">Maximum memory usage in Mb (0 is unlimited).</text:p>
      <text:h text:style-name="Heading_20_3" text:outline-level="3"><text:bookmark-start text:name="__RefHeading___Toc4629_3954242542"/>Global Undo <text:bookmark-end text:name="__RefHeading___Toc4629_3954242542"/></text:h>
      <text:p text:style-name="P128"><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9">Maximum number of lines to store for the console buffer.</text:p>
      <text:h text:style-name="P187" text:outline-level="3"><text:bookmark-start text:name="__RefHeading___Toc4635_3954242542"/>T<text:span text:style-name="T48">exture T</text:span>ime Out <text:bookmark-end text:name="__RefHeading___Toc4635_3954242542"/></text:h>
      <text:p text:style-name="P129">Time since last access of a GL texture in seconds, after which it is freed. Set to 0 to keep textures allocated. Minimum: <text:span text:style-name="Emphasis">0</text:span>, Maximum: <text:span text:style-name="Emphasis">3600</text:span>. </text:p>
      <text:h text:style-name="P187" text:outline-level="3"><text:bookmark-start text:name="__RefHeading___Toc4637_3954242542"/><text:soft-page-break/><text:span text:style-name="T48">Garbage </text:span>Collection Rate <text:bookmark-end text:name="__RefHeading___Toc4637_3954242542"/></text:h>
      <text:p text:style-name="P129">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9">Time since last access of a GL Vertex buffer object, in short VBO, in seconds after which it is freed. Set to 0 to keep VBO allocated.</text:p>
      <text:h text:style-name="P187" text:outline-level="3"><text:bookmark-start text:name="__RefHeading___Toc4641_3954242542"/><text:span text:style-name="T48">Garbage </text:span>Collection Rate <text:bookmark-end text:name="__RefHeading___Toc4641_3954242542"/></text:h>
      <text:p text:style-name="P129">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361cm" svg:height="3.08cm" draw:z-index="138"><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41">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40">Store cached images to disk.</text:p>
      <text:h text:style-name="Heading_20_4" text:outline-level="4"><text:bookmark-start text:name="__RefHeading___Toc4889_3559627330"/>Directory<text:bookmark-end text:name="__RefHeading___Toc4889_3559627330"/></text:h>
      <text:p text:style-name="P140">The disk cache directory.</text:p>
      <text:h text:style-name="Heading_20_4" text:outline-level="4"><text:bookmark-start text:name="__RefHeading___Toc4891_3559627330"/>Cache Limit<text:bookmark-end text:name="__RefHeading___Toc4891_3559627330"/></text:h>
      <text:p text:style-name="P140">The disk cache limit in gigabytes.</text:p>
      <text:h text:style-name="Heading_20_4" text:outline-level="4"><draw:frame draw:style-name="fr1" draw:name="Bild53" text:anchor-type="paragraph" svg:y="0.367cm" svg:width="3.59cm" svg:height="1.76cm" draw:z-index="139"><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40">What compression method to use.<text:span text:style-name="T62"> Note that compression saves space, but costs performance.</text:span></text:p>
      <text:h text:style-name="Heading_20_3" text:outline-level="3"><draw:frame draw:style-name="fr1" draw:name="Bild58" text:anchor-type="paragraph" svg:y="0.367cm" svg:width="3.27cm" svg:height="1.3cm" draw:z-index="145"><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52">Proxies are preview objects, reduced in size to make a smooth working possible. Images for example.</text:p>
      <text:h text:style-name="Heading_20_3" text:outline-level="3"><text:bookmark-start text:name="__RefHeading___Toc5028_2466362359"/>Automatic <text:bookmark-end text:name="__RefHeading___Toc5028_2466362359"/></text:h>
      <text:p text:style-name="P152">Automatically create proxies for each image material. </text:p>
      <text:h text:style-name="Heading_20_3" text:outline-level="3"><text:bookmark-start text:name="__RefHeading___Toc5030_2466362359"/>Manual<text:bookmark-end text:name="__RefHeading___Toc5030_2466362359"/></text:h>
      <text:p text:style-name="P152">You have to create the proxies by hand.</text:p>
      <text:p text:style-name="P152"/>
      <text:p text:style-name="Horizontal_20_Line"><text:soft-page-break/></text:p>
      <text:h text:style-name="Heading_20_2" text:outline-level="2"><draw:frame draw:style-name="fr1" draw:name="Bild208" text:anchor-type="paragraph" svg:y="0.367cm" svg:width="8.47cm" svg:height="2.35cm" draw:z-index="110"><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188" text:outline-level="3"><text:bookmark-start text:name="__RefHeading___Toc4643_3954242542"/>Audio Device <text:bookmark-end text:name="__RefHeading___Toc4643_3954242542"/></text:h>
      <text:p text:style-name="P74"><draw:frame draw:style-name="fr3" draw:name="Bild209" text:anchor-type="paragraph" svg:width="2.81cm" svg:height="2.439cm" draw:z-index="111"><draw:image xlink:href="Pictures/10000001000000A600000090EDCED4D491A484C7.png" xlink:type="simple" xlink:show="embed" xlink:actuate="onLoad" draw:mime-type="image/png"/></draw:frame>Set the audio device.</text:p>
      <text:h text:style-name="P203" text:outline-level="4"><text:bookmark-start text:name="__RefHeading___Toc4645_3954242542"/>OpenAL <text:bookmark-end text:name="__RefHeading___Toc4645_3954242542"/></text:h>
      <text:p text:style-name="P74">Provides buffered sound rendering with 3D/spatial support. </text:p>
      <text:h text:style-name="P203" text:outline-level="4"><text:bookmark-start text:name="__RefHeading___Toc4647_3954242542"/>OpenAL <text:span text:style-name="T49">- OpenAL Soft</text:span><text:bookmark-end text:name="__RefHeading___Toc4647_3954242542"/></text:h>
      <text:p text:style-name="P74">Provides buffered sound rendering with 3D/spatial support. </text:p>
      <text:h text:style-name="P203" text:outline-level="4"><text:bookmark-start text:name="__RefHeading___Toc3899_10875922041"/>SDL <text:bookmark-end text:name="__RefHeading___Toc3899_10875922041"/></text:h>
      <text:p text:style-name="P130">Uses Simple Direct Media Layer API from libsdl.org to render sounds directly to the sound device output.</text:p>
      <text:h text:style-name="P204" text:outline-level="4"><text:bookmark-start text:name="__RefHeading___Toc4649_3954242542"/>Null<text:bookmark-end text:name="__RefHeading___Toc4649_3954242542"/></text:h>
      <text:p text:style-name="P130">No Audio support<text:span text:style-name="T15">. N</text:span>o audio output, <text:span text:style-name="T15">but </text:span>audio strips can be loaded normally<text:span text:style-name="T15">.</text:span></text:p>
      <text:p text:style-name="P131"/>
      <text:h text:style-name="P188" text:outline-level="3"><draw:frame draw:style-name="fr4" draw:name="Bild210" text:anchor-type="paragraph" svg:y="0.57cm" svg:width="2.54cm" svg:height="2.63cm" draw:z-index="112"><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30"><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30"><text:span text:style-name="Emphasis"><text:span text:style-name="T10"/></text:span></text:p>
      <text:p text:style-name="P130"><text:span text:style-name="Emphasis"><text:span text:style-name="T10"/></text:span></text:p>
      <text:p text:style-name="P131"><text:span text:style-name="Emphasis"/></text:p>
      <text:h text:style-name="P188" text:outline-level="3"><draw:frame draw:style-name="fr1" draw:name="Bild211" text:anchor-type="paragraph" svg:y="-0.208cm" svg:width="2.79cm" svg:height="3.769cm" draw:z-index="113"><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30">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30"/>
      <text:p text:style-name="P130"/>
      <text:p text:style-name="P131"/>
      <text:h text:style-name="P188" text:outline-level="3"><draw:frame draw:style-name="fr3" draw:name="Bild212" text:anchor-type="paragraph" svg:width="2.701cm" svg:height="2.221cm" draw:z-index="114"><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30">Set the audio sample rate. Available options are: <text:span text:style-name="Emphasis">44.1 Khz</text:span>, <text:span text:style-name="Emphasis">48 Khs</text:span>, <text:span text:style-name="Emphasis">96 Khz</text:span> and <text:span text:style-name="Emphasis">192Khz</text:span> </text:p>
      <text:p text:style-name="P130"/>
      <text:p text:style-name="P131"/>
      <text:h text:style-name="P188" text:outline-level="3"><draw:frame draw:style-name="fr1" draw:name="Bild213" text:anchor-type="paragraph" svg:y="-0.044cm" svg:width="2.91cm" svg:height="2.979cm" draw:z-index="115"><draw:image xlink:href="Pictures/10000001000000A5000000A965A2DFA8E9278980.png" xlink:type="simple" xlink:show="embed" xlink:actuate="onLoad" draw:mime-type="image/png"/></draw:frame><text:bookmark-start text:name="__RefHeading___Toc3911_10875922041"/><text:soft-page-break/>Sample Format <text:bookmark-end text:name="__RefHeading___Toc3911_10875922041"/></text:h>
      <text:p text:style-name="P130">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3"/>
      <text:p text:style-name="P33"/>
      <table:table table:name="Tabelle29" table:style-name="Tabelle29">
        <table:table-column table:style-name="Tabelle29.A"/>
        <table:table-row table:style-name="TableLine2155200615776">
          <table:table-cell table:style-name="Tabelle29.A1" office:value-type="string">
            <text:h text:style-name="P167" text:outline-level="1"><text:bookmark-start text:name="__RefHeading___Toc6865_159003938"/>Save &amp; Load<text:bookmark-end text:name="__RefHeading___Toc6865_159003938"/></text:h>
          </table:table-cell>
        </table:table-row>
      </table:table>
      <text:p text:style-name="P32"/>
      <text:p text:style-name="P31"/>
      <text:h text:style-name="Heading_20_2" text:outline-level="2"><draw:frame draw:style-name="fr1" draw:name="Bild214" text:anchor-type="paragraph" svg:y="0.12cm" svg:width="8.391cm" svg:height="7.091cm" draw:z-index="116"><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32">Blend file related settings. What happens at load, what happens at save ...</text:p>
      <text:h text:style-name="P188" text:outline-level="3"><text:bookmark-start text:name="__RefHeading___Toc4651_3954242542"/>Relative Paths <text:bookmark-end text:name="__RefHeading___Toc4651_3954242542"/></text:h>
      <text:p text:style-name="P130">By default, external files use a relative path.</text:p>
      <text:h text:style-name="Heading_20_3" text:outline-level="3"><text:bookmark-start text:name="__RefHeading___Toc3837_10875922041"/>Compress File <text:bookmark-end text:name="__RefHeading___Toc3837_10875922041"/></text:h>
      <text:p text:style-name="P130">Compress blend-file when saving.</text:p>
      <text:p text:style-name="P130">The option to Compress files will compact your files whenever Blender is saving them. Dense meshes, large packed textures or lots of elements in your scene will result in a large blend being created.</text:p>
      <text:p text:style-name="P130"><draw:frame draw:style-name="fr1" draw:name="Bild59" text:anchor-type="paragraph" svg:y="0.12cm" svg:width="8.571cm" svg:height="7.091cm" draw:z-index="146"><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188" text:outline-level="3"><text:bookmark-start text:name="__RefHeading___Toc3867_10875922041"/>Load UI <text:bookmark-end text:name="__RefHeading___Toc3867_10875922041"/></text:h>
      <text:p text:style-name="P73">In Bforartists you can load the scene in the screen layout in which you have saved it. Default is off.</text:p>
      <text:p text:style-name="P130"><draw:frame draw:style-name="fr1" draw:name="Bild216" text:anchor-type="paragraph" svg:y="0.222cm" svg:width="4.2cm" svg:height="1.529cm" draw:z-index="117"><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189" text:outline-level="3"><draw:frame draw:style-name="fr2" draw:name="Bild60" text:anchor-type="paragraph" svg:x="15.949cm" svg:y="1.191cm" svg:width="2.469cm" svg:height="2.15cm" draw:z-index="147"><draw:image xlink:href="Pictures/10000001000000920000007F115A6D4D8C9F050C.png" xlink:type="simple" xlink:show="embed" xlink:actuate="onLoad" draw:mime-type="image/png"/></draw:frame><text:bookmark-start text:name="__RefHeading___Toc4653_3954242542"/>File Preview<text:bookmark-end text:name="__RefHeading___Toc4653_3954242542"/></text:h>
      <text:p text:style-name="P153"/>
      <text:h text:style-name="Heading_20_4" text:outline-level="4"><text:bookmark-start text:name="__RefHeading___Toc5032_2466362359"/>None<text:bookmark-end text:name="__RefHeading___Toc5032_2466362359"/></text:h>
      <text:p text:style-name="P153"><text:span text:style-name="T14">When this option is off, p</text:span>reviews of images and materials in the File Browser are created on demand. </text:p>
      <text:h text:style-name="Heading_20_4" text:outline-level="4"><text:bookmark-start text:name="__RefHeading___Toc5034_2466362359"/><text:soft-page-break/>Auto<text:bookmark-end text:name="__RefHeading___Toc5034_2466362359"/></text:h>
      <text:p text:style-name="P151">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51">Capture the entire window to create <text:span text:style-name="T14">p</text:span>reviews of images and materials in the File Browser.</text:p>
      <text:h text:style-name="Heading_20_4" text:outline-level="4"><text:bookmark-start text:name="__RefHeading___Toc5038_2466362359"/>Camera Preview<text:bookmark-end text:name="__RefHeading___Toc5038_2466362359"/></text:h>
      <text:p text:style-name="P151">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32">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32">Ask for confirmation when quitting with unsaved changes.</text:p>
      <text:h text:style-name="P188" text:outline-level="3"><text:bookmark-start text:name="__RefHeading___Toc4659_3954242542"/>Save Versions<text:bookmark-end text:name="__RefHeading___Toc4659_3954242542"/></text:h>
      <text:p text:style-name="P130">Number of versions created for the same file (for backup).</text:p>
      <text:p text:style-name="P130">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8" text:outline-level="3"><text:bookmark-start text:name="__RefHeading___Toc3881_10875922041"/>Recent Files<text:bookmark-end text:name="__RefHeading___Toc3881_10875922041"/></text:h>
      <text:p text:style-name="P73">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30">Enable Auto Save<text:span text:style-name="T14">. Auto save </text:span>create<text:span text:style-name="T14">s</text:span> a temporary file<text:span text:style-name="T14">.</text:span></text:p>
      <text:p text:style-name="P130"><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30">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30"><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text:soft-page-break/>Auto Run Python Scripts<text:bookmark-end text:name="__RefHeading___Toc4665_3954242542"/></text:h>
      <text:p text:style-name="P132">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32">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9.089cm" svg:height="1.49cm" draw:z-index="118"><draw:image xlink:href="Pictures/1000000100000219000000587D242F5F7665A7B6.png" xlink:type="simple" xlink:show="embed" xlink:actuate="onLoad" draw:mime-type="image/png"/></draw:frame><text:bookmark-start text:name="__RefHeading___Toc6869_159003938"/>File Browser<text:bookmark-end text:name="__RefHeading___Toc6869_159003938"/></text:h>
      <text:p text:style-name="P132">File browser related settings.</text:p>
      <text:p text:style-name="P31"/>
      <text:h text:style-name="P188" text:outline-level="3"><text:bookmark-start text:name="__RefHeading___Toc4669_3954242542"/>Filter File<text:span text:style-name="T64">s</text:span> <text:bookmark-end text:name="__RefHeading___Toc4669_3954242542"/></text:h>
      <text:p text:style-name="P130">By activating this, the file dialog in the File Browser will only show appropriate files <text:span text:style-name="T14">in the Load dialog. Blend files for example.</text:span></text:p>
      <text:p text:style-name="P130"><draw:frame draw:style-name="fr1" draw:name="Bild217" text:anchor-type="paragraph" svg:y="0.083cm" svg:width="3.671cm" svg:height="0.48cm" draw:z-index="119"><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188" text:outline-level="3"><text:bookmark-start text:name="__RefHeading___Toc3871_10875922041"/><text:span text:style-name="T64">Show Hidden </text:span>File/Data<text:bookmark-end text:name="__RefHeading___Toc3871_10875922041"/></text:h>
      <text:p text:style-name="P73">On non Windows systems like Linux and Mac OS X files are hidden by a dot in front of the file name. Here you can make them visible in the file browser if you want. Note that this feature does not work with Windows<text:span text:style-name="T53">.</text:span></text:p>
      <text:p text:style-name="P73"/>
      <text:h text:style-name="P188" text:outline-level="3"><draw:frame draw:style-name="fr1" draw:name="Bild218" text:anchor-type="paragraph" svg:y="0.286cm" svg:width="4.05cm" svg:height="4.72cm" draw:z-index="120"><draw:image xlink:href="Pictures/10000001000000EF000001170BC148B06C1E5585.png" xlink:type="simple" xlink:show="embed" xlink:actuate="onLoad" draw:mime-type="image/png"/></draw:frame><text:bookmark-start text:name="__RefHeading___Toc3873_10875922041"/><text:span text:style-name="T64">Show</text:span> Recent Locations <text:bookmark-end text:name="__RefHeading___Toc3873_10875922041"/></text:h>
      <text:p text:style-name="P130">Hides the <text:span text:style-name="Emphasis">Recent</text:span> panel of the File Browser which displays recently accessed folders. </text:p>
      <text:h text:style-name="P188" text:outline-level="3"><text:bookmark-start text:name="__RefHeading___Toc3875_10875922041"/><text:span text:style-name="T65">Show</text:span> System Bookmarks<text:bookmark-end text:name="__RefHeading___Toc3875_10875922041"/></text:h>
      <text:p text:style-name="P73">Hides the System Bookmarks panel of the File Browser which displays the system bookmarks.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able:table table:name="Tabelle30" table:style-name="Tabelle30">
        <table:table-column table:style-name="Tabelle30.A"/>
        <text:soft-page-break/>
        <table:table-row table:style-name="TableLine2155200627744">
          <table:table-cell table:style-name="Tabelle30.A1" office:value-type="string">
            <text:h text:style-name="P168" text:outline-level="1"><text:bookmark-start text:name="__RefHeading___Toc4671_3954242542"/>File Paths<text:bookmark-end text:name="__RefHeading___Toc4671_3954242542"/></text:h>
          </table:table-cell>
        </table:table-row>
      </table:table>
      <text:p text:style-name="P34"><draw:frame draw:style-name="fr1" draw:name="Bild219" text:anchor-type="paragraph" svg:y="0.42cm" svg:width="8.421cm" svg:height="7.01cm" draw:z-index="121"><draw:image xlink:href="Pictures/10000001000002970000022837091514A3CE1B18.png" xlink:type="simple" xlink:show="embed" xlink:actuate="onLoad" draw:mime-type="image/png"/></draw:frame></text:p>
      <text:p text:style-name="P43"><text:span text:style-name="T54">Contains </text:span><text:span text:style-name="T56">everything file path related. </text:span></text:p>
      <text:p text:style-name="P35"/>
      <text:h text:style-name="Heading_20_2" text:outline-level="2"><text:bookmark-start text:name="__RefHeading___Toc4673_3954242542"/>Data<text:bookmark-end text:name="__RefHeading___Toc4673_3954242542"/></text:h>
      <text:h text:style-name="P190" text:outline-level="3"><text:bookmark-start text:name="__RefHeading___Toc4675_3954242542"/>Fonts <text:bookmark-end text:name="__RefHeading___Toc4675_3954242542"/></text:h>
      <text:p text:style-name="P44">Default location when searching for font files. </text:p>
      <text:h text:style-name="P190" text:outline-level="3"><text:bookmark-start text:name="__RefHeading___Toc3845_1087592204"/>Textures <text:bookmark-end text:name="__RefHeading___Toc3845_1087592204"/></text:h>
      <text:p text:style-name="P44">Default location when searching for image textures. </text:p>
      <text:h text:style-name="P190" text:outline-level="3"><text:bookmark-start text:name="__RefHeading___Toc4677_3954242542"/>Scripts <text:bookmark-end text:name="__RefHeading___Toc4677_3954242542"/></text:h>
      <text:p text:style-name="P44">An additional location to search for Python scripts.</text:p>
      <text:p text:style-name="P44">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4">Inside the specified folder specific folders have to be created to tell <text:span text:style-name="T14">Bforartists</text:span> what to look for where. This folder structure has to mirror the structure of the scripts folder found in the installation directory of :</text:p>
      <text:list xml:id="list4282578994" text:style-name="L1">
        <text:list-item>
          <text:p text:style-name="P209">scripts </text:p>
        </text:list-item>
        <text:list-item>
          <text:p text:style-name="P209">add-ons </text:p>
        </text:list-item>
        <text:list-item>
          <text:p text:style-name="P209">modules </text:p>
        </text:list-item>
        <text:list-item>
          <text:p text:style-name="P209">presets </text:p>
        </text:list-item>
        <text:list-item>
          <text:p text:style-name="P209">camera </text:p>
        </text:list-item>
        <text:list-item>
          <text:p text:style-name="P209">cloth </text:p>
        </text:list-item>
        <text:list-item>
          <text:p text:style-name="P209">interface_theme </text:p>
        </text:list-item>
        <text:list-item>
          <text:p text:style-name="P209">operator </text:p>
        </text:list-item>
        <text:list-item>
          <text:p text:style-name="P209">render </text:p>
        </text:list-item>
        <text:list-item>
          <text:p text:style-name="P209">... </text:p>
        </text:list-item>
        <text:list-item>
          <text:p text:style-name="P209">startup </text:p>
        </text:list-item>
        <text:list-item>
          <text:p text:style-name="P210">templates</text:p>
        </text:list-item>
      </text:list>
      <text:p text:style-name="P44">Not all of the folders have to be present. </text:p>
      <text:p text:style-name="P44">Python scripts (including driver expressions) are not executed by default for security reasons.</text:p>
      <text:h text:style-name="P190" text:outline-level="3"><text:bookmark-start text:name="__RefHeading___Toc4679_3954242542"/>Sounds <text:bookmark-end text:name="__RefHeading___Toc4679_3954242542"/></text:h>
      <text:p text:style-name="P44">Default location when searching for sound files.</text:p>
      <text:h text:style-name="P190" text:outline-level="3"><text:bookmark-start text:name="__RefHeading___Toc3853_1087592204"/>Temp<text:span text:style-name="T50">orary Files</text:span><text:bookmark-end text:name="__RefHeading___Toc3853_1087592204"/></text:h>
      <text:p text:style-name="P44">The location where temporary files are stored. </text:p>
      <text:h text:style-name="Heading_20_2" text:outline-level="2"><draw:frame draw:style-name="fr1" draw:name="Bild8" text:anchor-type="paragraph" svg:y="0.556cm" svg:width="8.47cm" svg:height="1.371cm" draw:z-index="124"><draw:image xlink:href="Pictures/10000001000001F400000051CCF565F406636E69.png" xlink:type="simple" xlink:show="embed" xlink:actuate="onLoad" draw:mime-type="image/png"/></draw:frame><text:bookmark-start text:name="__RefHeading___Toc4681_3954242542"/><text:soft-page-break/>Render<text:bookmark-end text:name="__RefHeading___Toc4681_3954242542"/></text:h>
      <text:h text:style-name="P190" text:outline-level="3"><text:bookmark-start text:name="__RefHeading___Toc4683_3954242542"/>Render Output <text:bookmark-end text:name="__RefHeading___Toc4683_3954242542"/></text:h>
      <text:p text:style-name="P44">Where rendered images/videos are saved. </text:p>
      <text:h text:style-name="P190" text:outline-level="3"><text:bookmark-start text:name="__RefHeading___Toc4685_3954242542"/>Render Cache <text:bookmark-end text:name="__RefHeading___Toc4685_3954242542"/></text:h>
      <text:p text:style-name="P44">The location where cached render images are stored. </text:p>
      <text:h text:style-name="Heading_20_2" text:outline-level="2"><draw:frame draw:style-name="fr1" draw:name="Bild6" text:anchor-type="paragraph" svg:y="0.3cm" svg:width="8.47cm" svg:height="1.371cm" draw:z-index="122"><draw:image xlink:href="Pictures/10000001000001F4000000518FE44DBA32520153.png" xlink:type="simple" xlink:show="embed" xlink:actuate="onLoad" draw:mime-type="image/png"/></draw:frame><text:bookmark-start text:name="__RefHeading___Toc4687_3954242542"/>Applications<text:bookmark-end text:name="__RefHeading___Toc4687_3954242542"/></text:h>
      <text:h text:style-name="P190" text:outline-level="3"><text:bookmark-start text:name="__RefHeading___Toc4689_3954242542"/>Image Editor <text:bookmark-end text:name="__RefHeading___Toc4689_3954242542"/></text:h>
      <text:p text:style-name="P44">The path to an external <text:span text:style-name="T51">image editing software</text:span> to use for image editing. <text:span text:style-name="T51">Photoshop, Gimp, etc.</text:span></text:p>
      <text:h text:style-name="P190" text:outline-level="3"><text:bookmark-start text:name="__RefHeading___Toc3861_1087592204"/>Animation Player <text:bookmark-end text:name="__RefHeading___Toc3861_1087592204"/></text:h>
      <text:p text:style-name="P44"><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2" text:outline-level="2"><draw:frame draw:style-name="fr1" draw:name="Bild7" text:anchor-type="paragraph" svg:y="0.594cm" svg:width="8.47cm" svg:height="1cm" draw:z-index="123"><draw:image xlink:href="Pictures/10000001000001F40000003EFD265A433BC3E65A.png" xlink:type="simple" xlink:show="embed" xlink:actuate="onLoad" draw:mime-type="image/png"/></draw:frame><text:bookmark-start text:name="__RefHeading___Toc4691_3954242542"/>Development<text:bookmark-end text:name="__RefHeading___Toc4691_3954242542"/></text:h>
      <text:p text:style-name="P35"/>
      <text:h text:style-name="P190" text:outline-level="3"><text:bookmark-start text:name="__RefHeading___Toc4693_3954242542"/>I18n Branches <text:bookmark-end text:name="__RefHeading___Toc4693_3954242542"/></text:h>
      <text:p text:style-name="P36">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60"> Libraries</text:span><text:bookmark-end text:name="__RefHeading___Toc4838_2204379237"/></text:h>
      <text:p text:style-name="P138"><draw:frame draw:style-name="fr1" draw:name="Bild45" text:anchor-type="paragraph" svg:y="-0.178cm" svg:width="8.47cm" svg:height="2.06cm" draw:z-index="131"><draw:image xlink:href="Pictures/10000001000001F50000007AFD81ED7A339296F3.png" xlink:type="simple" xlink:show="embed" xlink:actuate="onLoad" draw:mime-type="image/png"/></draw:frame>The default paths for custom asset libraries. The functionality should be self explaining. </text:p>
      <text:p text:style-name="P138"/>
      <text:p text:style-name="P138">To change the path simply type in a path, or use the path picker at the end.</text:p>
      <text:p text:style-name="P138">To add a new path to an asset library click at the + button below the list. </text:p>
      <text:p text:style-name="P138">To remove a path click at the X button at the end.</text:p>
      <text:p text:style-name="P35"/>
      <text:p text:style-name="P35"/>
      <text:p text:style-name="P35"/>
      <text:p text:style-name="P35"/>
      <text:p text:style-name="P35"/>
      <text:p text:style-name="P35"/>
      <text:p text:style-name="P35"/>
      <text:p text:style-name="P35"/>
      <text:p text:style-name="P35"/>
      <text:p text:style-name="P37"/>
      <table:table table:name="Tabelle2" table:style-name="Tabelle2">
        <table:table-column table:style-name="Tabelle2.A"/>
        <text:soft-page-break/>
        <table:table-row table:style-name="TableLine2155200622304">
          <table:table-cell table:style-name="Tabelle2.A1" office:value-type="string">
            <text:h text:style-name="P169" text:outline-level="1"><text:bookmark-start text:name="__RefHeading___Toc4645_1296128914"/>E<text:span text:style-name="T57">xperimental</text:span><text:bookmark-end text:name="__RefHeading___Toc4645_1296128914"/></text:h>
          </table:table-cell>
        </table:table-row>
      </table:table>
      <text:p text:style-name="P37"/>
      <text:p text:style-name="P35"><draw:frame draw:style-name="fr1" draw:name="Bild10" text:anchor-type="paragraph" svg:y="0.36cm" svg:width="8.38cm" svg:height="7.001cm" draw:z-index="125"><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91e2"/>
    </style:style>
    <style:style style:name="MT2"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30</text:span> Editors - Preferences</text:p>
      </style:header>
      <style:footer>
        <text:p text:style-name="MP2"><text:page-number text:select-page="current">4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3H57M41S</meta:editing-duration>
    <meta:editing-cycles>126</meta:editing-cycles>
    <meta:generator>LibreOffice/7.2.7.2$Windows_X86_64 LibreOffice_project/8d71d29d553c0f7dcbfa38fbfda25ee34cce99a2</meta:generator>
    <dc:date>2022-08-04T09:32:44.189000000</dc:date>
    <meta:document-statistic meta:table-count="20" meta:image-count="148" meta:object-count="0" meta:page-count="44" meta:paragraph-count="991" meta:word-count="7433" meta:character-count="42651" meta:non-whitespace-character-count="36071"/>
    <meta:template xlink:type="simple" xlink:actuate="onRequest" xlink:title="standard1cm" xlink:href="../../../../AppData/Roaming/LibreOffice/4/user/template/standard1cm.ott" meta:date="2016-03-29T10:01:38.967000000"/>
  </office:meta>
</office:document-meta>
</file>